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4.56pt"/>
    </style:style>
    <style:style style:name="co2" style:family="table-column">
      <style:table-column-properties fo:break-before="auto" style:column-width="168.86pt"/>
    </style:style>
    <style:style style:name="co3" style:family="table-column">
      <style:table-column-properties fo:break-before="auto" style:column-width="77.16pt"/>
    </style:style>
    <style:style style:name="co4" style:family="table-column">
      <style:table-column-properties fo:break-before="auto" style:column-width="275.9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53.4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wrap-option="wrap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CBTO_Testing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ce5"/>
        <table:table-column table:style-name="co3" table:number-columns-repeated="7" table:default-cell-style-name="Default"/>
        <table:table-column table:style-name="co4" table:default-cell-style-name="Default"/>
        <table:table-column table:style-name="co5" table:number-columns-repeated="1012" table:default-cell-style-name="Default"/>
        <table:table-row table:style-name="ro1">
          <table:table-cell table:style-name="ce1" office:value-type="string" calcext:value-type="string">
            <text:p>Protocol ID</text:p>
          </table:table-cell>
          <table:table-cell table:style-name="ce3" office:value-type="string" calcext:value-type="string">
            <text:p>Protocol Name</text:p>
          </table:table-cell>
          <table:table-cell table:style-name="ce4" office:value-type="string" calcext:value-type="string">
            <text:p>Cells Blood Tissues Organs Ind</text:p>
          </table:table-cell>
          <table:table-cell table:style-name="ce4" office:value-type="string" calcext:value-type="string">
            <text:p>CBTO Harvested Human Ind</text:p>
          </table:table-cell>
          <table:table-cell table:style-name="ce3" office:value-type="string" calcext:value-type="string">
            <text:p>CBTO No Irb Desc</text:p>
          </table:table-cell>
          <table:table-cell table:style-name="ce3" office:value-type="string" calcext:value-type="string">
            <text:p>CBTO Harvested materials List</text:p>
          </table:table-cell>
          <table:table-cell table:style-name="ce3" office:value-type="string" calcext:value-type="string">
            <text:p>CBTO NHP Harvested Ind</text:p>
          </table:table-cell>
          <table:table-cell table:style-name="ce3" office:value-type="string" calcext:value-type="string">
            <text:p>CBTO Harvested Nhum Mat List</text:p>
          </table:table-cell>
          <table:table-cell table:style-name="ce3" office:value-type="string" calcext:value-type="string">
            <text:p>CBTO Biohazard Material from Others Ind</text:p>
          </table:table-cell>
          <table:table-cell table:style-name="ce3" office:value-type="string" calcext:value-type="string">
            <text:p>CBTO Biohazard Material from Others Desc</text:p>
          </table:table-cell>
          <table:table-cell table:style-name="ce3" office:value-type="string" calcext:value-type="string">
            <text:p>CBTO Established Cell Lines Ind</text:p>
          </table:table-cell>
          <table:table-cell table:style-name="ce3" office:value-type="string" calcext:value-type="string">
            <text:p>CBTO Established Cell Lines Desc</text:p>
          </table:table-cell>
          <table:table-cell table:style-name="ce3" table:number-columns-repeated="1012"/>
        </table:table-row>
        <table:table-row table:style-name="ro2" table:visibility="filter">
          <table:table-cell office:value-type="string" calcext:value-type="string">
            <text:p>IBC1019(0)</text:p>
          </table:table-cell>
          <table:table-cell office:value-type="string" calcext:value-type="string">
            <text:p>Mechanisms in Skin Carcinogenesis, Chemoprevention and Treat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35(0)</text:p>
          </table:table-cell>
          <table:table-cell office:value-type="string" calcext:value-type="string">
            <text:p>Molecular Manipulation for Lung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35(0)</text:p>
          </table:table-cell>
          <table:table-cell office:value-type="string" calcext:value-type="string">
            <text:p>Molecular Manipulation for Lung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53(0)</text:p>
          </table:table-cell>
          <table:table-cell office:value-type="string" calcext:value-type="string">
            <text:p>Theiler's Virus Stud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9(0)</text:p>
          </table:table-cell>
          <table:table-cell office:value-type="string" calcext:value-type="string">
            <text:p>Microbial pathogens mediate anastomotic leak following radiation exposur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74(0)</text:p>
          </table:table-cell>
          <table:table-cell office:value-type="string" calcext:value-type="string">
            <text:p>Biological and Electrophysiological Stimulation for Bone Healing in Murine Craniofacial Defec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4(0)</text:p>
          </table:table-cell>
          <table:table-cell office:value-type="string" calcext:value-type="string">
            <text:p>A Phase 1/2 Multi-Center Study Evaluating the Safety and Efficacy of KTE-C19 in Adult Subjects with Relapsed/Refractory B-precursor Acute Lymphoblastic Leukemia (r/r ALL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IRB15-1147 (in presubmission)</text:p>
          </table:table-cell>
          <table:table-cell office:value-type="string" calcext:value-type="string">
            <text:p>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0)</text:p>
          </table:table-cell>
          <table:table-cell office:value-type="string" calcext:value-type="string">
            <text:p>Plasmids for injection into zebrafish embryo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154(0)</text:p>
          </table:table-cell>
          <table:table-cell office:value-type="string" calcext:value-type="string">
            <text:p>Bacterial infection of Macrophages and Protist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T, THP-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Bacterial infection of Macrophages and Protis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0)</text:p>
          </table:table-cell>
          <table:table-cell office:value-type="string" calcext:value-type="string">
            <text:p>Molecular Mechanisms of Cytoki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0(0)</text:p>
          </table:table-cell>
          <table:table-cell office:value-type="string" calcext:value-type="string">
            <text:p>Cytoskeletal Proteins: Plasmid Amplification in E. coli and Expression in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78(1)</text:p>
          </table:table-cell>
          <table:table-cell office:value-type="string" calcext:value-type="string">
            <text:p>Molecular Mechanisms of Neuronal Development and Fun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Screening of Host Pathway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1(0)</text:p>
          </table:table-cell>
          <table:table-cell office:value-type="string" calcext:value-type="string">
            <text:p>Recombinant DNA Techniques Used in Studies of Nicotinic Acetylcholine, NMDA, Glutamate and AMPA Recep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9(0)</text:p>
          </table:table-cell>
          <table:table-cell office:value-type="string" calcext:value-type="string">
            <text:p>Lentivirus vector for gene knockdown in Human primary cells and cell lines by endoding shRN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119(0)</text:p>
          </table:table-cell>
          <table:table-cell office:value-type="string" calcext:value-type="string">
            <text:p>Microbial pathogens mediate anastomotic leak following radiation exposu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EC-18, CACO2 and MDCK cells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871(0)</text:p>
          </table:table-cell>
          <table:table-cell office:value-type="string" calcext:value-type="string">
            <text:p>Regulation of Lymphocyte Development by Helix-Loop-Helix Protein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hoenix, PlatE and HEK293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0(0)</text:p>
          </table:table-cell>
          <table:table-cell office:value-type="string" calcext:value-type="string">
            <text:p>Molecular Mechanisms of Cell Tropism and Pathogenesis of H5N1 Viru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0)</text:p>
          </table:table-cell>
          <table:table-cell office:value-type="string" calcext:value-type="string">
            <text:p>Targeting of Apoptotic Mechanism and Immunomodulation i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CRISPR/Cas9 screening of host factor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0)</text:p>
          </table:table-cell>
          <table:table-cell office:value-type="string" calcext:value-type="string">
            <text:p>Biological Basis of Mental Retard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97(1)</text:p>
          </table:table-cell>
          <table:table-cell office:value-type="string" calcext:value-type="string">
            <text:p>Direct application of Matrix-Assisted Laser Desorption/Ionization-Time of Flight Mass Spectrometry (MALDI-TOF MS) on aqueous and vitreous samples for rapid diagnosis of MRSA endophthalmitis in rabbit model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 are submitting the corresponding IACUC protocol with this IBC submission for the same project. <text:s text:c="2"/>Investigators involved: Dimitra Skondra, Dominique Missiakas, Olaf Schneewind, Lindsay Chun Source animal 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8(0)</text:p>
          </table:table-cell>
          <table:table-cell office:value-type="string" calcext:value-type="string">
            <text:p>Expression of Parkinson's Disease Associated Genes in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7(1)</text:p>
          </table:table-cell>
          <table:table-cell office:value-type="string" calcext:value-type="string">
            <text:p>Characterization and therapeutic exploitation of the T-cell inflamed immune microenvironment in malignant mesotheliom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7(1)</text:p>
          </table:table-cell>
          <table:table-cell office:value-type="string" calcext:value-type="string">
            <text:p>Characterization and therapeutic exploitation of the T-cell inflamed immune microenvironment in malignant mesotheliom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4(1)</text:p>
          </table:table-cell>
          <table:table-cell office:value-type="string" calcext:value-type="string">
            <text:p>Generation of Dendritic Cells from Human Induced Pluripotent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5(1)</text:p>
          </table:table-cell>
          <table:table-cell office:value-type="string" calcext:value-type="string">
            <text:p>Functional Analysis of the Vitamin D Receptor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9(1)</text:p>
          </table:table-cell>
          <table:table-cell office:value-type="string" calcext:value-type="string">
            <text:p>Expression of Recombinant Proteins that Mediates SERM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0)</text:p>
          </table:table-cell>
          <table:table-cell office:value-type="string" calcext:value-type="string">
            <text:p>Mechanisms in Skin Carcinogenesis, Chemoprevention and Treat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CRISPR/Cas9 screening of host factor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0)</text:p>
          </table:table-cell>
          <table:table-cell office:value-type="string" calcext:value-type="string">
            <text:p>Plasmids for injection into zebrafish embryo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278(0)</text:p>
          </table:table-cell>
          <table:table-cell office:value-type="string" calcext:value-type="string">
            <text:p>A Phase 1/2 Placebo-Conrolled, Randomized Study to Evaluate the Safety, Immune Response and Clinical Activity of HS-410 in Patients with High-Risk Muscle Invasive Bladder Cancer Who have Undergne Transurethral Resection of Bladder Tumor ( URBT) and 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rothelial cancer cell expressing recombinant DN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0)</text:p>
          </table:table-cell>
          <table:table-cell office:value-type="string" calcext:value-type="string">
            <text:p>Use of Recombinant DNA, RNA and Viral Vectors to Study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9(0)</text:p>
          </table:table-cell>
          <table:table-cell office:value-type="string" calcext:value-type="string">
            <text:p>Lentivirus vector for gene knockdown in Human primary cells and cell lines by endoding shRN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9(0)</text:p>
          </table:table-cell>
          <table:table-cell office:value-type="string" calcext:value-type="string">
            <text:p>Lentivirus vector for gene knockdown in Human primary cells and cell lines by endoding shRN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0(0)</text:p>
          </table:table-cell>
          <table:table-cell office:value-type="string" calcext:value-type="string">
            <text:p>Molecular Mechanisms of Cell Tropism and Pathogenesis of H5N1 Viru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6(0)</text:p>
          </table:table-cell>
          <table:table-cell office:value-type="string" calcext:value-type="string">
            <text:p>Structural Characterization of Gamma Delta T Cell Recep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0)</text:p>
          </table:table-cell>
          <table:table-cell office:value-type="string" calcext:value-type="string">
            <text:p>Use of Recombinant DNA, RNA and Viral Vectors to Study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4(0)</text:p>
          </table:table-cell>
          <table:table-cell office:value-type="string" calcext:value-type="string">
            <text:p>A phase II, single arm, multicenter trial to determine the efficacy and safety of CTL019 in adult patients with relapsed or refractory diffuse large B-cell lymphoma (DLBCL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0)</text:p>
          </table:table-cell>
          <table:table-cell office:value-type="string" calcext:value-type="string">
            <text:p>Rock and obes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0)</text:p>
          </table:table-cell>
          <table:table-cell office:value-type="string" calcext:value-type="string">
            <text:p>Biological Basis of Mental Retard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0)</text:p>
          </table:table-cell>
          <table:table-cell office:value-type="string" calcext:value-type="string">
            <text:p>Biological Basis of Mental Retard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integrative immun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CRISPR/Cas9 screening of host factor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096(0)</text:p>
          </table:table-cell>
          <table:table-cell office:value-type="string" calcext:value-type="string">
            <text:p>TCR gene therap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uman Embroynic Kidney cell line, human peripheral blood cells transformed with EBV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0)</text:p>
          </table:table-cell>
          <table:table-cell office:value-type="string" calcext:value-type="string">
            <text:p>Use of Recombinant DNA, RNA and Viral Vectors to Study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951(0)</text:p>
          </table:table-cell>
          <table:table-cell office:value-type="string" calcext:value-type="string">
            <text:p>Study of Transcriptional Regulation and Nucleic Acid Modification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latinum-E Retroviral Packaging Cell Line, 293T, HeLa, HepG2, HEK293, mESC, 3T3, C2C12, MCF7, SH-SY5Y, N2a, HEC-1-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0)</text:p>
          </table:table-cell>
          <table:table-cell office:value-type="string" calcext:value-type="string">
            <text:p>Study of Transcriptional Regulation and Nucleic Acid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0)</text:p>
          </table:table-cell>
          <table:table-cell office:value-type="string" calcext:value-type="string">
            <text:p>Study of Transcriptional Regulation and Nucleic Acid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0)</text:p>
          </table:table-cell>
          <table:table-cell office:value-type="string" calcext:value-type="string">
            <text:p>Targeting of Apoptotic Mechanism and Immunomodulation i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0(1)</text:p>
          </table:table-cell>
          <table:table-cell office:value-type="string" calcext:value-type="string">
            <text:p>Genomic Approaches in Metazoan Genom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79(0)</text:p>
          </table:table-cell>
          <table:table-cell office:value-type="string" calcext:value-type="string">
            <text:p>Modulation of gene expression using lentiviral vec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763(0)</text:p>
          </table:table-cell>
          <table:table-cell office:value-type="string" calcext:value-type="string">
            <text:p>Expression and purification of mammalian gen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-293, microglial BV-2, mouse adrenocortical Y1, macrophage J774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5(0)</text:p>
          </table:table-cell>
          <table:table-cell office:value-type="string" calcext:value-type="string">
            <text:p>Studies of the Function and Regulation of the Retinoblastoma Family of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0)</text:p>
          </table:table-cell>
          <table:table-cell office:value-type="string" calcext:value-type="string">
            <text:p>Targeting of Apoptotic Mechanism and Immunomodulation i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35(0)</text:p>
          </table:table-cell>
          <table:table-cell office:value-type="string" calcext:value-type="string">
            <text:p>Molecular Manipulation for Lung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5(1)</text:p>
          </table:table-cell>
          <table:table-cell office:value-type="string" calcext:value-type="string">
            <text:p>Developing expression vectors for stem cells in genomic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CRISPR/Cas9 screening of host factor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0(0)</text:p>
          </table:table-cell>
          <table:table-cell office:value-type="string" calcext:value-type="string">
            <text:p>Cytoskeletal Proteins: Plasmid Amplification in E. coli and Expression in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0)</text:p>
          </table:table-cell>
          <table:table-cell office:value-type="string" calcext:value-type="string">
            <text:p>Targeting of Apoptotic Mechanism and Immunomodulation i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7(1)</text:p>
          </table:table-cell>
          <table:table-cell office:value-type="string" calcext:value-type="string">
            <text:p>Expression of human cDNA plasmids in leukemia cell lin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15(0)</text:p>
          </table:table-cell>
          <table:table-cell office:value-type="string" calcext:value-type="string">
            <text:p>Structural Dynamics of Potassium Chann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040(0)</text:p>
          </table:table-cell>
          <table:table-cell office:value-type="string" calcext:value-type="string">
            <text:p>T-Cell Developm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lat E and HEK293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79(0)</text:p>
          </table:table-cell>
          <table:table-cell office:value-type="string" calcext:value-type="string">
            <text:p>Modulation of gene expression using lentiviral vec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8(0)</text:p>
          </table:table-cell>
          <table:table-cell office:value-type="string" calcext:value-type="string">
            <text:p>Mechanisms of Action of Nuclear Hormone Recep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Bacterial infection of Macrophages and Protis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CRISPR/Cas9 screening of host factor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0(0)</text:p>
          </table:table-cell>
          <table:table-cell office:value-type="string" calcext:value-type="string">
            <text:p>Molecular Mechanisms of Cell Tropism and Pathogenesis of H5N1 Viru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0)</text:p>
          </table:table-cell>
          <table:table-cell office:value-type="string" calcext:value-type="string">
            <text:p>Rock and obes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0(0)</text:p>
          </table:table-cell>
          <table:table-cell office:value-type="string" calcext:value-type="string">
            <text:p>Cytoskeletal Proteins: Plasmid Amplification in E. coli and Expression in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0)</text:p>
          </table:table-cell>
          <table:table-cell office:value-type="string" calcext:value-type="string">
            <text:p>Rock and obes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0)</text:p>
          </table:table-cell>
          <table:table-cell office:value-type="string" calcext:value-type="string">
            <text:p>Rock and obes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0)</text:p>
          </table:table-cell>
          <table:table-cell office:value-type="string" calcext:value-type="string">
            <text:p>Mechanisms in Skin Carcinogenesis, Chemoprevention and Treat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0)</text:p>
          </table:table-cell>
          <table:table-cell office:value-type="string" calcext:value-type="string">
            <text:p>Rock and obes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25(1)</text:p>
          </table:table-cell>
          <table:table-cell office:value-type="string" calcext:value-type="string">
            <text:p>Progesterone/Progesterone Receptor Axis in Lymphangioleiomyomatosi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, LAM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7(1)</text:p>
          </table:table-cell>
          <table:table-cell office:value-type="string" calcext:value-type="string">
            <text:p>A Phase 3 Randomized, Open-Label Study Comparing Pexa-Vec (Vaccinia GM-CSF / Thymidine Kinase-Deactivated Virus) Followed by Sorafenib Versus Sorafenib in Patients with Advanced Hepatocellular Carcinoma (HCC) Without Prior Systemic 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261(0)</text:p>
          </table:table-cell>
          <table:table-cell office:value-type="string" calcext:value-type="string">
            <text:p>Microenviroment studies in pediatric solid tumor models in mic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T, neuroblastoma cell line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Bacterial infection of Macrophages and Protis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82(1)</text:p>
          </table:table-cell>
          <table:table-cell office:value-type="string" calcext:value-type="string">
            <text:p>An Open-Label, Phase 1 Safety and Phase 2 Randomized Study of JCAR017 in Subjects with Relapsed or Refractory Chronic Lymphocytic Leukemia or Small Lymphocytic Lymphoma (017004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8(1)</text:p>
          </table:table-cell>
          <table:table-cell office:value-type="string" calcext:value-type="string">
            <text:p>A Phase 1/2 Multi-Center Study Evaluating the Safety and Efficacy of KTE-C19 in Pediatric and Adolescent Subjects with Relapsed/Refractory B-precursor Acute Lymphoblastic Leukemia (r/r ALL) (ZUMA-4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IRB16-1267 (in presubmission)</text:p>
          </table:table-cell>
          <table:table-cell office:value-type="string" calcext:value-type="string">
            <text:p>T-Ce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-Ce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0)</text:p>
          </table:table-cell>
          <table:table-cell office:value-type="string" calcext:value-type="string">
            <text:p>Biological Basis of Mental Retard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53(0)</text:p>
          </table:table-cell>
          <table:table-cell office:value-type="string" calcext:value-type="string">
            <text:p>Theiler's Virus Stud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Screening of Host Pathway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4(0)</text:p>
          </table:table-cell>
          <table:table-cell office:value-type="string" calcext:value-type="string">
            <text:p>A Phase 2 Multicenter Study Evaluating the Efficacy of KTE-C19 in Subjects with Relapsed/Refractory Mantle Cell Lymphoma (r/r MCL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0)</text:p>
          </table:table-cell>
          <table:table-cell office:value-type="string" calcext:value-type="string">
            <text:p>Biological Basis of Mental Retard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0)</text:p>
          </table:table-cell>
          <table:table-cell office:value-type="string" calcext:value-type="string">
            <text:p>Tumor Suppressor control of Cell Cycle, Differentiation, Metabolism &amp; Cell Death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0)</text:p>
          </table:table-cell>
          <table:table-cell office:value-type="string" calcext:value-type="string">
            <text:p>Biological Basis of Mental Retard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5(1)</text:p>
          </table:table-cell>
          <table:table-cell office:value-type="string" calcext:value-type="string">
            <text:p>Developing expression vectors for stem cells in genomic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CRISPR/Cas9 screening of host factor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5(1)</text:p>
          </table:table-cell>
          <table:table-cell office:value-type="string" calcext:value-type="string">
            <text:p>Developing expression vectors for stem cells in genomic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5(0)</text:p>
          </table:table-cell>
          <table:table-cell office:value-type="string" calcext:value-type="string">
            <text:p>Studies of the Function and Regulation of the Retinoblastoma Family of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0)</text:p>
          </table:table-cell>
          <table:table-cell office:value-type="string" calcext:value-type="string">
            <text:p>Biological Basis of Mental Retard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CRISPR/Cas9 screening of host factor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21(0)</text:p>
          </table:table-cell>
          <table:table-cell office:value-type="string" calcext:value-type="string">
            <text:p>Gene Therapy Delivered by Nanoparticl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15(0)</text:p>
          </table:table-cell>
          <table:table-cell office:value-type="string" calcext:value-type="string">
            <text:p>Structural Dynamics of Potassium Chann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0)</text:p>
          </table:table-cell>
          <table:table-cell office:value-type="string" calcext:value-type="string">
            <text:p>Molecular and Cellular Basis of Ata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8(0)</text:p>
          </table:table-cell>
          <table:table-cell office:value-type="string" calcext:value-type="string">
            <text:p>B Cell Antigen Receptor: Molecular Mechanisms of Signal Transdu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Screening of Host Pathway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3(0)</text:p>
          </table:table-cell>
          <table:table-cell office:value-type="string" calcext:value-type="string">
            <text:p>Cloning and Transfer of Genes Associated with Tumor Radioresistance Signatur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0(0)</text:p>
          </table:table-cell>
          <table:table-cell office:value-type="string" calcext:value-type="string">
            <text:p>Cytoskeletal Proteins: Plasmid Amplification in E. coli and Expression in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0(1)</text:p>
          </table:table-cell>
          <table:table-cell office:value-type="string" calcext:value-type="string">
            <text:p>Genomic Approaches in Metazoan Genom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This work is exempt as it involves the collection/study of existing pathological/diagnostic specimens which are de-identified.</text:p>
          </table:table-cell>
          <table:table-cell office:value-type="string" calcext:value-type="string">
            <text:p>This work will obtain skin, pancreas, colon, liver, bladder, adipose, lung, uterus, stomach, and skeletal muscle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his work will obtain skin, pancreas, colon, liver, bladder, adipose, lung, uterus, stomach, and skeletal muscle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74(0)</text:p>
          </table:table-cell>
          <table:table-cell office:value-type="string" calcext:value-type="string">
            <text:p>Biological and Electrophysiological Stimulation for Bone Healing in Murine Craniofacial Defec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8(0)</text:p>
          </table:table-cell>
          <table:table-cell office:value-type="string" calcext:value-type="string">
            <text:p>B Cell Antigen Receptor: Molecular Mechanisms of Signal Transdu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4(0)</text:p>
          </table:table-cell>
          <table:table-cell office:value-type="string" calcext:value-type="string">
            <text:p>A phase II, single arm, multicenter trial to determine the efficacy and safety of CTL019 in adult patients with relapsed or refractory diffuse large B-cell lymphoma (DLBCL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IRB15-0544 not available to select</text:p>
          </table:table-cell>
          <table:table-cell office:value-type="string" calcext:value-type="string">
            <text:p>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0)</text:p>
          </table:table-cell>
          <table:table-cell office:value-type="string" calcext:value-type="string">
            <text:p>Tumor Suppressor control of Cell Cycle, Differentiation, Metabolism &amp; Cell Death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Screening of Host Pathway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CRISPR/Cas9 screening of host factor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0)</text:p>
          </table:table-cell>
          <table:table-cell office:value-type="string" calcext:value-type="string">
            <text:p>Use of Recombinant DNA, RNA and Viral Vectors to Study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4(0)</text:p>
          </table:table-cell>
          <table:table-cell office:value-type="string" calcext:value-type="string">
            <text:p>A phase II, single arm, multicenter trial to determine the efficacy and safety of CTL019 in adult patients with relapsed or refractory diffuse large B-cell lymphoma (DLBCL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8(0)</text:p>
          </table:table-cell>
          <table:table-cell office:value-type="string" calcext:value-type="string">
            <text:p>Expression of Parkinson's Disease Associated Genes in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0)</text:p>
          </table:table-cell>
          <table:table-cell office:value-type="string" calcext:value-type="string">
            <text:p>TCR gene 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0)</text:p>
          </table:table-cell>
          <table:table-cell office:value-type="string" calcext:value-type="string">
            <text:p>Biological Basis of Mental Retard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Screening of Host Pathway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735(0)</text:p>
          </table:table-cell>
          <table:table-cell office:value-type="string" calcext:value-type="string">
            <text:p>Studies of the Function and Regulation of the Retinoblastoma Family of Protein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CT116, MDA-MD231, PC3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0)</text:p>
          </table:table-cell>
          <table:table-cell office:value-type="string" calcext:value-type="string">
            <text:p>Molecular and Cellular Basis of Ata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71(0)</text:p>
          </table:table-cell>
          <table:table-cell office:value-type="string" calcext:value-type="string">
            <text:p>Regulation of Lymphocyte Development by Helix-Loop-Helix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CRISPR/Cas9 screening of host factor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3(0)</text:p>
          </table:table-cell>
          <table:table-cell office:value-type="string" calcext:value-type="string">
            <text:p>Defining Secondary Events in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0(1)</text:p>
          </table:table-cell>
          <table:table-cell office:value-type="string" calcext:value-type="string">
            <text:p>Genomic Approaches in Metazoan Genom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0(0)</text:p>
          </table:table-cell>
          <table:table-cell office:value-type="string" calcext:value-type="string">
            <text:p>Cytoskeletal Proteins: Plasmid Amplification in E. coli and Expression in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0)</text:p>
          </table:table-cell>
          <table:table-cell office:value-type="string" calcext:value-type="string">
            <text:p>TCR gene 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5(0)</text:p>
          </table:table-cell>
          <table:table-cell office:value-type="string" calcext:value-type="string">
            <text:p>Inhibition of Solid Tumors by Novel Targeted 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4(1)</text:p>
          </table:table-cell>
          <table:table-cell office:value-type="string" calcext:value-type="string">
            <text:p>Generation of Dendritic Cells from Human Induced Pluripotent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0)</text:p>
          </table:table-cell>
          <table:table-cell office:value-type="string" calcext:value-type="string">
            <text:p>Tumor Suppressor control of Cell Cycle, Differentiation, Metabolism &amp; Cell Death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1(1)</text:p>
          </table:table-cell>
          <table:table-cell office:value-type="string" calcext:value-type="string">
            <text:p>in vitro and in vivo investigation of intestinal dise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71(0)</text:p>
          </table:table-cell>
          <table:table-cell office:value-type="string" calcext:value-type="string">
            <text:p>Regulation of Lymphocyte Development by Helix-Loop-Helix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0(0)</text:p>
          </table:table-cell>
          <table:table-cell office:value-type="string" calcext:value-type="string">
            <text:p>Cytoskeletal Proteins: Plasmid Amplification in E. coli and Expression in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1(1)</text:p>
          </table:table-cell>
          <table:table-cell office:value-type="string" calcext:value-type="string">
            <text:p>in vitro and in vivo investigation of intestinal dise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4(1)</text:p>
          </table:table-cell>
          <table:table-cell office:value-type="string" calcext:value-type="string">
            <text:p>Generation of Dendritic Cells from Human Induced Pluripotent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CRISPR/Cas9 screening of host factor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0(1)</text:p>
          </table:table-cell>
          <table:table-cell office:value-type="string" calcext:value-type="string">
            <text:p>Genomic Approaches in Metazoan Genom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5(0)</text:p>
          </table:table-cell>
          <table:table-cell office:value-type="string" calcext:value-type="string">
            <text:p>Studies of the Function and Regulation of the Retinoblastoma Family of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0)</text:p>
          </table:table-cell>
          <table:table-cell office:value-type="string" calcext:value-type="string">
            <text:p>Targeting of Apoptotic Mechanism and Immunomodulation i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8(0)</text:p>
          </table:table-cell>
          <table:table-cell office:value-type="string" calcext:value-type="string">
            <text:p>Central Interactions with Endocrine Pancrea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8(0)</text:p>
          </table:table-cell>
          <table:table-cell office:value-type="string" calcext:value-type="string">
            <text:p>Mechanisms of Action of Nuclear Hormone Recep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7(0)</text:p>
          </table:table-cell>
          <table:table-cell office:value-type="string" calcext:value-type="string">
            <text:p>Production of Human Recombinant Monoclonal Antibod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34(0)</text:p>
          </table:table-cell>
          <table:table-cell office:value-type="string" calcext:value-type="string">
            <text:p>Prion Protein Polymorphisms Determining Susceptibility and Phenotype of Brain Disease in Mice and Huma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5(0)</text:p>
          </table:table-cell>
          <table:table-cell office:value-type="string" calcext:value-type="string">
            <text:p>Inhibition of Solid Tumors by Novel Targeted 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7(1)</text:p>
          </table:table-cell>
          <table:table-cell office:value-type="string" calcext:value-type="string">
            <text:p>A Phase 3 Randomized, Open-Label Study Comparing Pexa-Vec (Vaccinia GM-CSF / Thymidine Kinase-Deactivated Virus) Followed by Sorafenib Versus Sorafenib in Patients with Advanced Hepatocellular Carcinoma (HCC) Without Prior Systemic 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188(0)</text:p>
          </table:table-cell>
          <table:table-cell office:value-type="string" calcext:value-type="string">
            <text:p>Central Interactions with Endocrine Pancrea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-293, PK-1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0)</text:p>
          </table:table-cell>
          <table:table-cell office:value-type="string" calcext:value-type="string">
            <text:p>Targeting of Apoptotic Mechanism and Immunomodulation i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067(0)</text:p>
          </table:table-cell>
          <table:table-cell office:value-type="string" calcext:value-type="string">
            <text:p>Production of Human Recombinant Monoclonal Antibodi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, Hep2 Epitheliom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7(0)</text:p>
          </table:table-cell>
          <table:table-cell office:value-type="string" calcext:value-type="string">
            <text:p>Production of Human Recombinant Monoclonal Antibod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7(0)</text:p>
          </table:table-cell>
          <table:table-cell office:value-type="string" calcext:value-type="string">
            <text:p>Production of Human Recombinant Monoclonal Antibod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0)</text:p>
          </table:table-cell>
          <table:table-cell office:value-type="string" calcext:value-type="string">
            <text:p>Plasmids for injection into zebrafish embryo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0)</text:p>
          </table:table-cell>
          <table:table-cell office:value-type="string" calcext:value-type="string">
            <text:p>Molecular Mechanisms of Cytoki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2(1)</text:p>
          </table:table-cell>
          <table:table-cell office:value-type="string" calcext:value-type="string">
            <text:p>Pathogen Mediated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6(1)</text:p>
          </table:table-cell>
          <table:table-cell office:value-type="string" calcext:value-type="string">
            <text:p>Generation of viruses for transduction of progenitor cells in the brai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77(0)</text:p>
          </table:table-cell>
          <table:table-cell office:value-type="string" calcext:value-type="string">
            <text:p>Complex Traits in Hutteri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whole blood(lymphocytes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hole blood(lymphocytes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2(1)</text:p>
          </table:table-cell>
          <table:table-cell office:value-type="string" calcext:value-type="string">
            <text:p>Pathogen Mediated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2(1)</text:p>
          </table:table-cell>
          <table:table-cell office:value-type="string" calcext:value-type="string">
            <text:p>Pathogen Mediated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35(0)</text:p>
          </table:table-cell>
          <table:table-cell office:value-type="string" calcext:value-type="string">
            <text:p>Molecular Manipulation for Lung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52(1)</text:p>
          </table:table-cell>
          <table:table-cell office:value-type="string" calcext:value-type="string">
            <text:p>Pathogen Mediated Cell Signali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K293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1(1)</text:p>
          </table:table-cell>
          <table:table-cell office:value-type="string" calcext:value-type="string">
            <text:p>in vitro and in vivo investigation of intestinal dise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0)</text:p>
          </table:table-cell>
          <table:table-cell office:value-type="string" calcext:value-type="string">
            <text:p>TCR gene 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0(0)</text:p>
          </table:table-cell>
          <table:table-cell office:value-type="string" calcext:value-type="string">
            <text:p>Virus Vectors in the Study of Neurodegenerative Disea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0)</text:p>
          </table:table-cell>
          <table:table-cell office:value-type="string" calcext:value-type="string">
            <text:p>Molecular and Cellular Basis of Ata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0)</text:p>
          </table:table-cell>
          <table:table-cell office:value-type="string" calcext:value-type="string">
            <text:p>Biological Basis of Mental Retard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9(0)</text:p>
          </table:table-cell>
          <table:table-cell office:value-type="string" calcext:value-type="string">
            <text:p>Molecular Biology of HSV (Herpes Simplex Virus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CRISPR/Cas9 screening of host factor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Bacterial infection of Macrophages and Protis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0)</text:p>
          </table:table-cell>
          <table:table-cell office:value-type="string" calcext:value-type="string">
            <text:p>Molecular and Cellular Basis of Ata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0(1)</text:p>
          </table:table-cell>
          <table:table-cell office:value-type="string" calcext:value-type="string">
            <text:p>Genomic Approaches in Metazoan Genom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71(0)</text:p>
          </table:table-cell>
          <table:table-cell office:value-type="string" calcext:value-type="string">
            <text:p>Regulation of Lymphocyte Development by Helix-Loop-Helix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53(0)</text:p>
          </table:table-cell>
          <table:table-cell office:value-type="string" calcext:value-type="string">
            <text:p>Theiler's Virus Stud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0)</text:p>
          </table:table-cell>
          <table:table-cell office:value-type="string" calcext:value-type="string">
            <text:p>Molecular and Cellular Basis of Ata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4(1)</text:p>
          </table:table-cell>
          <table:table-cell office:value-type="string" calcext:value-type="string">
            <text:p>Targeting Leukemia with Novel Kinase Inhibi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34(0)</text:p>
          </table:table-cell>
          <table:table-cell office:value-type="string" calcext:value-type="string">
            <text:p>Prion Protein Polymorphisms Determining Susceptibility and Phenotype of Brain Disease in Mice and Huma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0(0)</text:p>
          </table:table-cell>
          <table:table-cell office:value-type="string" calcext:value-type="string">
            <text:p>T-Cell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Bacterial infection of Macrophages and Protis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3(0)</text:p>
          </table:table-cell>
          <table:table-cell office:value-type="string" calcext:value-type="string">
            <text:p>Defining Secondary Events in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0(0)</text:p>
          </table:table-cell>
          <table:table-cell office:value-type="string" calcext:value-type="string">
            <text:p>T-Cell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5(1)</text:p>
          </table:table-cell>
          <table:table-cell office:value-type="string" calcext:value-type="string">
            <text:p>Functional Analysis of the Vitamin D Receptor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71(0)</text:p>
          </table:table-cell>
          <table:table-cell office:value-type="string" calcext:value-type="string">
            <text:p>Regulation of Lymphocyte Development by Helix-Loop-Helix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1(1)</text:p>
          </table:table-cell>
          <table:table-cell office:value-type="string" calcext:value-type="string">
            <text:p>in vitro and in vivo investigation of intestinal dise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9(0)</text:p>
          </table:table-cell>
          <table:table-cell office:value-type="string" calcext:value-type="string">
            <text:p>Lentivirus vector for gene knockdown in Human primary cells and cell lines by endoding shRN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0)</text:p>
          </table:table-cell>
          <table:table-cell office:value-type="string" calcext:value-type="string">
            <text:p>Targeting of Apoptotic Mechanism and Immunomodulation i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0)</text:p>
          </table:table-cell>
          <table:table-cell office:value-type="string" calcext:value-type="string">
            <text:p>Targeting of Apoptotic Mechanism and Immunomodulation i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0)</text:p>
          </table:table-cell>
          <table:table-cell office:value-type="string" calcext:value-type="string">
            <text:p>Use of Recombinant DNA, RNA and Viral Vectors to Study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Screening of Host Pathway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4(0)</text:p>
          </table:table-cell>
          <table:table-cell office:value-type="string" calcext:value-type="string">
            <text:p>A Phase 1/2 Multi-Center Study Evaluating the Safety and Efficacy of KTE-C19 in Adult Subjects with Relapsed/Refractory B-precursor Acute Lymphoblastic Leukemia (r/r ALL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0)</text:p>
          </table:table-cell>
          <table:table-cell office:value-type="string" calcext:value-type="string">
            <text:p>Molecular Mechanisms of Cytoki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4(0)</text:p>
          </table:table-cell>
          <table:table-cell office:value-type="string" calcext:value-type="string">
            <text:p>A Phase II, Single Arm, Multicenter Trial to Determine the Efficacy and Safety of CTL019 in Adult Patients With Relapsed and Refractpru B-Cell Actute Lymphoblastic Leukem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Screening of Host Pathway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0(0)</text:p>
          </table:table-cell>
          <table:table-cell office:value-type="string" calcext:value-type="string">
            <text:p>Virus Vectors in the Study of Neurodegenerative Disea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HEK293, HEK293T/Phoenix, human neuroblastoma cell lines, human pancreatic cancer cell lines, HUVEC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5(0)</text:p>
          </table:table-cell>
          <table:table-cell office:value-type="string" calcext:value-type="string">
            <text:p>Studies of the Function and Regulation of the Retinoblastoma Family of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0)</text:p>
          </table:table-cell>
          <table:table-cell office:value-type="string" calcext:value-type="string">
            <text:p>TCR gene 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0)</text:p>
          </table:table-cell>
          <table:table-cell office:value-type="string" calcext:value-type="string">
            <text:p>Mechanisms in Skin Carcinogenesis, Chemoprevention and Treat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0)</text:p>
          </table:table-cell>
          <table:table-cell office:value-type="string" calcext:value-type="string">
            <text:p>Structure and functional studies using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Bacterial infection of Macrophages and Protis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9(1)</text:p>
          </table:table-cell>
          <table:table-cell office:value-type="string" calcext:value-type="string">
            <text:p>P311 is required for TGF-beta-mediated pulmonary fibrosis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8(0)</text:p>
          </table:table-cell>
          <table:table-cell office:value-type="string" calcext:value-type="string">
            <text:p>Expression of Parkinson's Disease Associated Genes in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Screening of Host Pathway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5(1)</text:p>
          </table:table-cell>
          <table:table-cell office:value-type="string" calcext:value-type="string">
            <text:p>Progesterone/Progesterone Receptor Axis in Lymphangioleiomyomato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Cells obtained from other PI. No material harvest at U of 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lls obtained from other PI. No material harvest at U of 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8(0)</text:p>
          </table:table-cell>
          <table:table-cell office:value-type="string" calcext:value-type="string">
            <text:p>B Cell Antigen Receptor: Molecular Mechanisms of Signal Transdu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1(0)</text:p>
          </table:table-cell>
          <table:table-cell office:value-type="string" calcext:value-type="string">
            <text:p>Recombinant DNA Techniques Used in Studies of Nicotinic Acetylcholine, NMDA, Glutamate and AMPA Recep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5(1)</text:p>
          </table:table-cell>
          <table:table-cell office:value-type="string" calcext:value-type="string">
            <text:p>Functional Analysis of the Vitamin D Receptor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CRISPR/Cas9 screening of host factor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1(1)</text:p>
          </table:table-cell>
          <table:table-cell office:value-type="string" calcext:value-type="string">
            <text:p>RNA-mediated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6(1)</text:p>
          </table:table-cell>
          <table:table-cell office:value-type="string" calcext:value-type="string">
            <text:p>Generation of viruses for transduction of progenitor cells in the brai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0)</text:p>
          </table:table-cell>
          <table:table-cell office:value-type="string" calcext:value-type="string">
            <text:p>Targeting of Apoptotic Mechanism and Immunomodulation i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9(0)</text:p>
          </table:table-cell>
          <table:table-cell office:value-type="string" calcext:value-type="string">
            <text:p>Lentivirus vector for gene knockdown in Human primary cells and cell lines by endoding shRN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human neuronal cells, human fibroblast ce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man neuronal cells, human fibroblast ce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79(0)</text:p>
          </table:table-cell>
          <table:table-cell office:value-type="string" calcext:value-type="string">
            <text:p>Modulation of gene expression using lentiviral vec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0)</text:p>
          </table:table-cell>
          <table:table-cell office:value-type="string" calcext:value-type="string">
            <text:p>Molecular and Cellular Basis of Ata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0)</text:p>
          </table:table-cell>
          <table:table-cell office:value-type="string" calcext:value-type="string">
            <text:p>Use of Recombinant DNA, RNA and Viral Vectors to Study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1(1)</text:p>
          </table:table-cell>
          <table:table-cell office:value-type="string" calcext:value-type="string">
            <text:p>?Targeting the cellular stress response in Brucella - Hyde Park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1)</text:p>
          </table:table-cell>
          <table:table-cell office:value-type="string" calcext:value-type="string">
            <text:p>Targeting the cellular stress response in Brucella - HTR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1)</text:p>
          </table:table-cell>
          <table:table-cell office:value-type="string" calcext:value-type="string">
            <text:p>Targeting the cellular stress response in Brucella - HTR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1(1)</text:p>
          </table:table-cell>
          <table:table-cell office:value-type="string" calcext:value-type="string">
            <text:p>?Targeting the cellular stress response in Brucella - Hyde Park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1(1)</text:p>
          </table:table-cell>
          <table:table-cell office:value-type="string" calcext:value-type="string">
            <text:p>?Targeting the cellular stress response in Brucella - Hyde Park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1)</text:p>
          </table:table-cell>
          <table:table-cell office:value-type="string" calcext:value-type="string">
            <text:p>Targeting the cellular stress response in Brucella - HTR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1(1)</text:p>
          </table:table-cell>
          <table:table-cell office:value-type="string" calcext:value-type="string">
            <text:p>in vitro and in vivo investigation of intestinal dise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31(1)</text:p>
          </table:table-cell>
          <table:table-cell office:value-type="string" calcext:value-type="string">
            <text:p>?Targeting the cellular stress response in Brucella - Hyde Park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THP-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5(1)</text:p>
          </table:table-cell>
          <table:table-cell office:value-type="string" calcext:value-type="string">
            <text:p>Developing expression vectors for stem cells in genomic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0)</text:p>
          </table:table-cell>
          <table:table-cell office:value-type="string" calcext:value-type="string">
            <text:p>Targeting of Apoptotic Mechanism and Immunomodulation i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0(0)</text:p>
          </table:table-cell>
          <table:table-cell office:value-type="string" calcext:value-type="string">
            <text:p>Cytoskeletal Proteins: Plasmid Amplification in E. coli and Expression in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3(0)</text:p>
          </table:table-cell>
          <table:table-cell office:value-type="string" calcext:value-type="string">
            <text:p>Expression and purification of mammalian gen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78(1)</text:p>
          </table:table-cell>
          <table:table-cell office:value-type="string" calcext:value-type="string">
            <text:p>Molecular Mechanisms of Neuronal Development and Fun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1)</text:p>
          </table:table-cell>
          <table:table-cell office:value-type="string" calcext:value-type="string">
            <text:p>Targeting the cellular stress response in Brucella - HTR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8(0)</text:p>
          </table:table-cell>
          <table:table-cell office:value-type="string" calcext:value-type="string">
            <text:p>A Phase 1/2 Placebo-Conrolled, Randomized Study to Evaluate the Safety, Immune Response and Clinical Activity of HS-410 in Patients with High-Risk Muscle Invasive Bladder Cancer Who have Undergne Transurethral Resection of Bladder Tumor ( URBT) and 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4(0)</text:p>
          </table:table-cell>
          <table:table-cell office:value-type="string" calcext:value-type="string">
            <text:p>Conditional tumor suppressor and oncogene regulation in colo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3(0)</text:p>
          </table:table-cell>
          <table:table-cell office:value-type="string" calcext:value-type="string">
            <text:p>Baculoviral expression of proteins in insect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936(0)</text:p>
          </table:table-cell>
          <table:table-cell office:value-type="string" calcext:value-type="string">
            <text:p>Structural Characterization of Gamma Delta T Cell Receptor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 293, Phoenix 293TxAmpho, JRT3T3.5, CIR, JY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8(0)</text:p>
          </table:table-cell>
          <table:table-cell office:value-type="string" calcext:value-type="string">
            <text:p>A Phase 1/2 Placebo-Conrolled, Randomized Study to Evaluate the Safety, Immune Response and Clinical Activity of HS-410 in Patients with High-Risk Muscle Invasive Bladder Cancer Who have Undergne Transurethral Resection of Bladder Tumor ( URBT) and 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0)</text:p>
          </table:table-cell>
          <table:table-cell office:value-type="string" calcext:value-type="string">
            <text:p>Use of Recombinant DNA, RNA and Viral Vectors to Study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35(0)</text:p>
          </table:table-cell>
          <table:table-cell office:value-type="string" calcext:value-type="string">
            <text:p>Molecular Manipulation for Lung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0)</text:p>
          </table:table-cell>
          <table:table-cell office:value-type="string" calcext:value-type="string">
            <text:p>Plasmids for injection into zebrafish embryo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5(0)</text:p>
          </table:table-cell>
          <table:table-cell office:value-type="string" calcext:value-type="string">
            <text:p>Inhibition of Solid Tumors by Novel Targeted 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3(0)</text:p>
          </table:table-cell>
          <table:table-cell office:value-type="string" calcext:value-type="string">
            <text:p>Baculoviral expression of proteins in insect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9(0)</text:p>
          </table:table-cell>
          <table:table-cell office:value-type="string" calcext:value-type="string">
            <text:p>Lentivirus vector for gene knockdown in Human primary cells and cell lines by endoding shRN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1(1)</text:p>
          </table:table-cell>
          <table:table-cell office:value-type="string" calcext:value-type="string">
            <text:p>RNA-mediated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3(0)</text:p>
          </table:table-cell>
          <table:table-cell office:value-type="string" calcext:value-type="string">
            <text:p>Baculoviral expression of proteins in insect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4(0)</text:p>
          </table:table-cell>
          <table:table-cell office:value-type="string" calcext:value-type="string">
            <text:p>A Phase 1/2 Multi-Center Study Evaluating the Safety and Efficacy of KTE-C19 in Adult Subjects with Relapsed/Refractory B-precursor Acute Lymphoblastic Leukemia (r/r ALL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0)</text:p>
          </table:table-cell>
          <table:table-cell office:value-type="string" calcext:value-type="string">
            <text:p>Biological Basis of Mental Retard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74(0)</text:p>
          </table:table-cell>
          <table:table-cell office:value-type="string" calcext:value-type="string">
            <text:p>Biological and Electrophysiological Stimulation for Bone Healing in Murine Craniofacial Defec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1(0)</text:p>
          </table:table-cell>
          <table:table-cell office:value-type="string" calcext:value-type="string">
            <text:p>Recombinant DNA Techniques Used in Studies of Nicotinic Acetylcholine, NMDA, Glutamate and AMPA Recep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648(0)</text:p>
          </table:table-cell>
          <table:table-cell office:value-type="string" calcext:value-type="string">
            <text:p>B Cell Antigen Receptor: Molecular Mechanisms of Signal Transduc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latE, a 293T based cell line.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6(0)</text:p>
          </table:table-cell>
          <table:table-cell office:value-type="string" calcext:value-type="string">
            <text:p>Structural Characterization of Gamma Delta T Cell Recep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3(0)</text:p>
          </table:table-cell>
          <table:table-cell office:value-type="string" calcext:value-type="string">
            <text:p>Cloning and Transfer of Genes Associated with Tumor Radioresistance Signatur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0)</text:p>
          </table:table-cell>
          <table:table-cell office:value-type="string" calcext:value-type="string">
            <text:p>TCR gene 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5(0)</text:p>
          </table:table-cell>
          <table:table-cell office:value-type="string" calcext:value-type="string">
            <text:p>Studies of the Function and Regulation of the Retinoblastoma Family of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3(0)</text:p>
          </table:table-cell>
          <table:table-cell office:value-type="string" calcext:value-type="string">
            <text:p>Expression and purification of mammalian gen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8(0)</text:p>
          </table:table-cell>
          <table:table-cell office:value-type="string" calcext:value-type="string">
            <text:p>B Cell Antigen Receptor: Molecular Mechanisms of Signal Transdu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0)</text:p>
          </table:table-cell>
          <table:table-cell office:value-type="string" calcext:value-type="string">
            <text:p>Tumor Suppressor control of Cell Cycle, Differentiation, Metabolism &amp; Cell Death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709(0)</text:p>
          </table:table-cell>
          <table:table-cell office:value-type="string" calcext:value-type="string">
            <text:p>Biological Basis of Mental Retarda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1(1)</text:p>
          </table:table-cell>
          <table:table-cell office:value-type="string" calcext:value-type="string">
            <text:p>RNA-mediated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51(1)</text:p>
          </table:table-cell>
          <table:table-cell office:value-type="string" calcext:value-type="string">
            <text:p>Studies of Sequence Variation and Linkage Disequilibrium in the Human Genom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3(0)</text:p>
          </table:table-cell>
          <table:table-cell office:value-type="string" calcext:value-type="string">
            <text:p>Defining Secondary Events in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0)</text:p>
          </table:table-cell>
          <table:table-cell office:value-type="string" calcext:value-type="string">
            <text:p>Tumor Suppressor control of Cell Cycle, Differentiation, Metabolism &amp; Cell Death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2(1)</text:p>
          </table:table-cell>
          <table:table-cell office:value-type="string" calcext:value-type="string">
            <text:p>The function and underlying mechanism of FTO in acute myeloid leukem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78(1)</text:p>
          </table:table-cell>
          <table:table-cell office:value-type="string" calcext:value-type="string">
            <text:p>Molecular Mechanisms of Neuronal Development and Fun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51(1)</text:p>
          </table:table-cell>
          <table:table-cell office:value-type="string" calcext:value-type="string">
            <text:p>Studies of Sequence Variation and Linkage Disequilibrium in the Human Genom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Bacterial infection of Macrophages and Protis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22(0)</text:p>
          </table:table-cell>
          <table:table-cell office:value-type="string" calcext:value-type="string">
            <text:p>Mouse Models in the Study of Nervous System Function and Dysfun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0)</text:p>
          </table:table-cell>
          <table:table-cell office:value-type="string" calcext:value-type="string">
            <text:p>TCR gene 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22(0)</text:p>
          </table:table-cell>
          <table:table-cell office:value-type="string" calcext:value-type="string">
            <text:p>Mouse Models in the Study of Nervous System Function and Dysfun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Bacterial infection of Macrophages and Protis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CRISPR/Cas9 screening of host factor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0)</text:p>
          </table:table-cell>
          <table:table-cell office:value-type="string" calcext:value-type="string">
            <text:p>Molecular Mechanisms of Cytoki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7(1)</text:p>
          </table:table-cell>
          <table:table-cell office:value-type="string" calcext:value-type="string">
            <text:p>Characterization and therapeutic exploitation of the T-cell inflamed immune microenvironment in malignant mesotheliom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34(0)</text:p>
          </table:table-cell>
          <table:table-cell office:value-type="string" calcext:value-type="string">
            <text:p>Prion Protein Polymorphisms Determining Susceptibility and Phenotype of Brain Disease in Mice and Huma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279(0)</text:p>
          </table:table-cell>
          <table:table-cell office:value-type="string" calcext:value-type="string">
            <text:p>Lentivirus vector for gene knockdown in Human primary cells and cell lines by endoding shRN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53(0)</text:p>
          </table:table-cell>
          <table:table-cell office:value-type="string" calcext:value-type="string">
            <text:p>Theiler's Virus Stud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71(0)</text:p>
          </table:table-cell>
          <table:table-cell office:value-type="string" calcext:value-type="string">
            <text:p>Regulation of Lymphocyte Development by Helix-Loop-Helix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0)</text:p>
          </table:table-cell>
          <table:table-cell office:value-type="string" calcext:value-type="string">
            <text:p>Molecular and Cellular Basis of Ata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9(0)</text:p>
          </table:table-cell>
          <table:table-cell office:value-type="string" calcext:value-type="string">
            <text:p>Microbial pathogens mediate anastomotic leak following radiation exposur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0)</text:p>
          </table:table-cell>
          <table:table-cell office:value-type="string" calcext:value-type="string">
            <text:p>Use of Recombinant DNA, RNA and Viral Vectors to Study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8(0)</text:p>
          </table:table-cell>
          <table:table-cell office:value-type="string" calcext:value-type="string">
            <text:p>Mechanisms of Action of Nuclear Hormone Recep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0)</text:p>
          </table:table-cell>
          <table:table-cell office:value-type="string" calcext:value-type="string">
            <text:p>Molecular Mechanisms of Cytoki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Bacterial infection of Macrophages and Protis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5(1)</text:p>
          </table:table-cell>
          <table:table-cell office:value-type="string" calcext:value-type="string">
            <text:p>Progesterone/Progesterone Receptor Axis in Lymphangioleiomyomato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Cells obtained from other PI. No material harvest at U of 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ells obtained from other PI. No material harvest at U of C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0)</text:p>
          </table:table-cell>
          <table:table-cell office:value-type="string" calcext:value-type="string">
            <text:p>Molecular Mechanisms of Cytoki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23(0)</text:p>
          </table:table-cell>
          <table:table-cell office:value-type="string" calcext:value-type="string">
            <text:p>The use of plasmid DNA for mammalian expression of proteins in cell culture.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150(0)</text:p>
          </table:table-cell>
          <table:table-cell office:value-type="string" calcext:value-type="string">
            <text:p>Cytoskeletal Proteins: Plasmid Amplification in E. coli and Expression in Mammalian Cell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DCK, NIH 3T3, U2OS, HaCaT, HEK293T, Phoenix-GP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23(0)</text:p>
          </table:table-cell>
          <table:table-cell office:value-type="string" calcext:value-type="string">
            <text:p>The use of plasmid DNA for mammalian expression of proteins in cell culture.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9(1)</text:p>
          </table:table-cell>
          <table:table-cell office:value-type="string" calcext:value-type="string">
            <text:p>Crispr/cas9 of Toxoplasma gondii genes and Host cells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0)</text:p>
          </table:table-cell>
          <table:table-cell office:value-type="string" calcext:value-type="string">
            <text:p>Mechanisms in Skin Carcinogenesis, Chemoprevention and Treat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5(1)</text:p>
          </table:table-cell>
          <table:table-cell office:value-type="string" calcext:value-type="string">
            <text:p>Functional Analysis of the Vitamin D Receptor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21(0)</text:p>
          </table:table-cell>
          <table:table-cell office:value-type="string" calcext:value-type="string">
            <text:p>Gene Therapy Delivered by Nanoparticl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Bacterial infection of Macrophages and Protis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7(1)</text:p>
          </table:table-cell>
          <table:table-cell office:value-type="string" calcext:value-type="string">
            <text:p>rDNA manip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9(1)</text:p>
          </table:table-cell>
          <table:table-cell office:value-type="string" calcext:value-type="string">
            <text:p>Crispr/cas9 of Toxoplasma gondii genes and Host cells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0)</text:p>
          </table:table-cell>
          <table:table-cell office:value-type="string" calcext:value-type="string">
            <text:p>Tumor Suppressor control of Cell Cycle, Differentiation, Metabolism &amp; Cell Death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Screening of Host Pathway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0)</text:p>
          </table:table-cell>
          <table:table-cell office:value-type="string" calcext:value-type="string">
            <text:p>Plasmids for injection into zebrafish embryo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Human cancer cells from bone marrow and/or peripheral 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man cancer cells from bone marrow and/or peripheral 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T; AML, breast cancer, and leukemic T cell lines; SupT1; lymphoblastoid cells, IISH1i-BM1, RS4;11, human bone marrow CD34+ cells, hiPSC#19101, hiPSC#19098, hiPSC#18852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7(1)</text:p>
          </table:table-cell>
          <table:table-cell office:value-type="string" calcext:value-type="string">
            <text:p>rDNA manip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9(1)</text:p>
          </table:table-cell>
          <table:table-cell office:value-type="string" calcext:value-type="string">
            <text:p>Crispr/cas9 of Toxoplasma gondii genes and Host cells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Bacterial infection of Macrophages and Protis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Cloning and transfer of genes associated with tumor radioresistence signature and immuno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0)</text:p>
          </table:table-cell>
          <table:table-cell office:value-type="string" calcext:value-type="string">
            <text:p>Mechanisms in Skin Carcinogenesis, Chemoprevention and Treat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534(0)</text:p>
          </table:table-cell>
          <table:table-cell office:value-type="string" calcext:value-type="string">
            <text:p>Prion Protein Polymorphisms Determining Susceptibility and Phenotype of Brain Disease in Mice and Human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, HeL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5(0)</text:p>
          </table:table-cell>
          <table:table-cell office:value-type="string" calcext:value-type="string">
            <text:p>Inhibition of Solid Tumors by Novel Targeted 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34(0)</text:p>
          </table:table-cell>
          <table:table-cell office:value-type="string" calcext:value-type="string">
            <text:p>Prion Protein Polymorphisms Determining Susceptibility and Phenotype of Brain Disease in Mice and Huma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0)</text:p>
          </table:table-cell>
          <table:table-cell office:value-type="string" calcext:value-type="string">
            <text:p>Tumor Suppressor control of Cell Cycle, Differentiation, Metabolism &amp; Cell Death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8(0)</text:p>
          </table:table-cell>
          <table:table-cell office:value-type="string" calcext:value-type="string">
            <text:p>Mechanisms of Action of Nuclear Hormone Recep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0)</text:p>
          </table:table-cell>
          <table:table-cell office:value-type="string" calcext:value-type="string">
            <text:p>Tumor Suppressor control of Cell Cycle, Differentiation, Metabolism &amp; Cell Death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9(1)</text:p>
          </table:table-cell>
          <table:table-cell office:value-type="string" calcext:value-type="string">
            <text:p>P311 is required for TGF-beta-mediated pulmonary fibrosis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0)</text:p>
          </table:table-cell>
          <table:table-cell office:value-type="string" calcext:value-type="string">
            <text:p>Molecular and Cellular Basis of Ata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748(0)</text:p>
          </table:table-cell>
          <table:table-cell office:value-type="string" calcext:value-type="string">
            <text:p>Standard Molecular Biological Techniques in the Investigation of Intestinal Ion Transport and Stres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co2, HCT116, HT29, SW480, HEK 293, 293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0)</text:p>
          </table:table-cell>
          <table:table-cell office:value-type="string" calcext:value-type="string">
            <text:p>Molecular Mechanisms of Cytoki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35(0)</text:p>
          </table:table-cell>
          <table:table-cell office:value-type="string" calcext:value-type="string">
            <text:p>Molecular Manipulation for Lung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0(1)</text:p>
          </table:table-cell>
          <table:table-cell office:value-type="string" calcext:value-type="string">
            <text:p>Genomic Approaches in Metazoan Genom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78(1)</text:p>
          </table:table-cell>
          <table:table-cell office:value-type="string" calcext:value-type="string">
            <text:p>Molecular Mechanisms of Neuronal Development and Fun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2(1)</text:p>
          </table:table-cell>
          <table:table-cell office:value-type="string" calcext:value-type="string">
            <text:p>Pathogen Mediated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1(1)</text:p>
          </table:table-cell>
          <table:table-cell office:value-type="string" calcext:value-type="string">
            <text:p>?Targeting the cellular stress response in Brucella - Hyde Park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2(1)</text:p>
          </table:table-cell>
          <table:table-cell office:value-type="string" calcext:value-type="string">
            <text:p>Pathogen Mediated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2(1)</text:p>
          </table:table-cell>
          <table:table-cell office:value-type="string" calcext:value-type="string">
            <text:p>Pathogen Mediated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0)</text:p>
          </table:table-cell>
          <table:table-cell office:value-type="string" calcext:value-type="string">
            <text:p>Targeting of Apoptotic Mechanism and Immunomodulation i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0)</text:p>
          </table:table-cell>
          <table:table-cell office:value-type="string" calcext:value-type="string">
            <text:p>Standard Molecular Biological Techniques in the Investigation of Intestinal Ion Transport and Stres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Intestinal epithelial cells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estinal epithelial cells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1)</text:p>
          </table:table-cell>
          <table:table-cell office:value-type="string" calcext:value-type="string">
            <text:p>Immune Regulation of Intestinal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Intestinal tissue and 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testinal tissue and 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7(1)</text:p>
          </table:table-cell>
          <table:table-cell office:value-type="string" calcext:value-type="string">
            <text:p>Characterization and therapeutic exploitation of the T-cell inflamed immune microenvironment in malignant mesotheliom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primary cells from mesothelioma and normal mesothelium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imary cells from mesothelioma and normal mesothelium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5(1)</text:p>
          </table:table-cell>
          <table:table-cell office:value-type="string" calcext:value-type="string">
            <text:p>Functional Analysis of the Vitamin D Receptor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CRISPR/Cas9 screening of host factor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0)</text:p>
          </table:table-cell>
          <table:table-cell office:value-type="string" calcext:value-type="string">
            <text:p>Biological Basis of Mental Retard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1)</text:p>
          </table:table-cell>
          <table:table-cell office:value-type="string" calcext:value-type="string">
            <text:p>Immune Regulation of Intestinal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1)</text:p>
          </table:table-cell>
          <table:table-cell office:value-type="string" calcext:value-type="string">
            <text:p>Immune Regulation of Intestinal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2(1)</text:p>
          </table:table-cell>
          <table:table-cell office:value-type="string" calcext:value-type="string">
            <text:p>Pathogen Mediated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2(1)</text:p>
          </table:table-cell>
          <table:table-cell office:value-type="string" calcext:value-type="string">
            <text:p>Pathogen Mediated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1)</text:p>
          </table:table-cell>
          <table:table-cell office:value-type="string" calcext:value-type="string">
            <text:p>Targeting the cellular stress response in Brucella - HTR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1(1)</text:p>
          </table:table-cell>
          <table:table-cell office:value-type="string" calcext:value-type="string">
            <text:p>?Targeting the cellular stress response in Brucella - Hyde Park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1(1)</text:p>
          </table:table-cell>
          <table:table-cell office:value-type="string" calcext:value-type="string">
            <text:p>?Targeting the cellular stress response in Brucella - Hyde Park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1)</text:p>
          </table:table-cell>
          <table:table-cell office:value-type="string" calcext:value-type="string">
            <text:p>Targeting the cellular stress response in Brucella - HTR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1)</text:p>
          </table:table-cell>
          <table:table-cell office:value-type="string" calcext:value-type="string">
            <text:p>Targeting the cellular stress response in Brucella - HTR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1(1)</text:p>
          </table:table-cell>
          <table:table-cell office:value-type="string" calcext:value-type="string">
            <text:p>?Targeting the cellular stress response in Brucella - Hyde Park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5(1)</text:p>
          </table:table-cell>
          <table:table-cell office:value-type="string" calcext:value-type="string">
            <text:p>Functional Analysis of the Vitamin D Receptor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0)</text:p>
          </table:table-cell>
          <table:table-cell office:value-type="string" calcext:value-type="string">
            <text:p>Tumor Suppressor control of Cell Cycle, Differentiation, Metabolism &amp; Cell Death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0)</text:p>
          </table:table-cell>
          <table:table-cell office:value-type="string" calcext:value-type="string">
            <text:p>TCR gene 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9(1)</text:p>
          </table:table-cell>
          <table:table-cell office:value-type="string" calcext:value-type="string">
            <text:p>P311 is required for TGF-beta-mediated pulmonary fibrosis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0)</text:p>
          </table:table-cell>
          <table:table-cell office:value-type="string" calcext:value-type="string">
            <text:p>Targeting of Apoptotic Mechanism and Immunomodulation i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21(0)</text:p>
          </table:table-cell>
          <table:table-cell office:value-type="string" calcext:value-type="string">
            <text:p>Gene Therapy Delivered by Nanoparticl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35(0)</text:p>
          </table:table-cell>
          <table:table-cell office:value-type="string" calcext:value-type="string">
            <text:p>Molecular Manipulation for Lung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0(0)</text:p>
          </table:table-cell>
          <table:table-cell office:value-type="string" calcext:value-type="string">
            <text:p>Cytoskeletal Proteins: Plasmid Amplification in E. coli and Expression in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3(0)</text:p>
          </table:table-cell>
          <table:table-cell office:value-type="string" calcext:value-type="string">
            <text:p>Expression and purification of mammalian gen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7(1)</text:p>
          </table:table-cell>
          <table:table-cell office:value-type="string" calcext:value-type="string">
            <text:p>Characterization and therapeutic exploitation of the T-cell inflamed immune microenvironment in malignant mesotheliom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3(0)</text:p>
          </table:table-cell>
          <table:table-cell office:value-type="string" calcext:value-type="string">
            <text:p>Expression and purification of mammalian gen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Bacterial infection of Macrophages and Protis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4(0)</text:p>
          </table:table-cell>
          <table:table-cell office:value-type="string" calcext:value-type="string">
            <text:p>Conditional tumor suppressor and oncogene regulation in colo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32(0)</text:p>
          </table:table-cell>
          <table:table-cell office:value-type="string" calcext:value-type="string">
            <text:p>Attenuated Adenovirus Type V Combined with Ionizing Radi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Bacterial infection of Macrophages and Protis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9(1)</text:p>
          </table:table-cell>
          <table:table-cell office:value-type="string" calcext:value-type="string">
            <text:p>Expression of Recombinant Proteins that Mediates SERM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800(0)</text:p>
          </table:table-cell>
          <table:table-cell office:value-type="string" calcext:value-type="string">
            <text:p>Regulation of Gap Junction Mediated Intercellular Communica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HEK-293, hCMEC (cerebral microvascular endothelial cells)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00(0)</text:p>
          </table:table-cell>
          <table:table-cell office:value-type="string" calcext:value-type="string">
            <text:p>Regulation of Gap Junction Mediated Intercellular Commun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34(0)</text:p>
          </table:table-cell>
          <table:table-cell office:value-type="string" calcext:value-type="string">
            <text:p>Prion Protein Polymorphisms Determining Susceptibility and Phenotype of Brain Disease in Mice and Huma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00(0)</text:p>
          </table:table-cell>
          <table:table-cell office:value-type="string" calcext:value-type="string">
            <text:p>Regulation of Gap Junction Mediated Intercellular Commun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148(0)</text:p>
          </table:table-cell>
          <table:table-cell office:value-type="string" calcext:value-type="string">
            <text:p>Expression of Parkinson's Disease Associated Genes in Mammalian Cell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, rat primary neuron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9(0)</text:p>
          </table:table-cell>
          <table:table-cell office:value-type="string" calcext:value-type="string">
            <text:p>Lentivirus vector for gene knockdown in Human primary cells and cell lines by endoding shRN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Bacterial infection of Macrophages and Protis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; HeLa; MCF10A, MCF7, MDAMB231, LnCAP;SH-SY5Y;CNON; NPC-WA01; K562; A549; HEK293T; <text:s/>Human LCL; Chimp LCL; Rhesus LCL; <text:s/>SKOV3; CAOV3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34(0)</text:p>
          </table:table-cell>
          <table:table-cell office:value-type="string" calcext:value-type="string">
            <text:p>Prion Protein Polymorphisms Determining Susceptibility and Phenotype of Brain Disease in Mice and Huma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0(0)</text:p>
          </table:table-cell>
          <table:table-cell office:value-type="string" calcext:value-type="string">
            <text:p>T-Cell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21(0)</text:p>
          </table:table-cell>
          <table:table-cell office:value-type="string" calcext:value-type="string">
            <text:p>Gene Therapy Delivered by Nanoparticl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34(0)</text:p>
          </table:table-cell>
          <table:table-cell office:value-type="string" calcext:value-type="string">
            <text:p>Prion Protein Polymorphisms Determining Susceptibility and Phenotype of Brain Disease in Mice and Huma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7(0)</text:p>
          </table:table-cell>
          <table:table-cell office:value-type="string" calcext:value-type="string">
            <text:p>Production of Human Recombinant Monoclonal Antibod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7(0)</text:p>
          </table:table-cell>
          <table:table-cell office:value-type="string" calcext:value-type="string">
            <text:p>Production of Human Recombinant Monoclonal Antibod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7(0)</text:p>
          </table:table-cell>
          <table:table-cell office:value-type="string" calcext:value-type="string">
            <text:p>Production of Human Recombinant Monoclonal Antibod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8(0)</text:p>
          </table:table-cell>
          <table:table-cell office:value-type="string" calcext:value-type="string">
            <text:p>Central Interactions with Endocrine Pancrea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0)</text:p>
          </table:table-cell>
          <table:table-cell office:value-type="string" calcext:value-type="string">
            <text:p>Targeting of Apoptotic Mechanism and Immunomodulation i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4(1)</text:p>
          </table:table-cell>
          <table:table-cell office:value-type="string" calcext:value-type="string">
            <text:p>Targeting Leukemia with Novel Kinase Inhibi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8(0)</text:p>
          </table:table-cell>
          <table:table-cell office:value-type="string" calcext:value-type="string">
            <text:p>Central Interactions with Endocrine Pancrea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7(0)</text:p>
          </table:table-cell>
          <table:table-cell office:value-type="string" calcext:value-type="string">
            <text:p>Production of Human Recombinant Monoclonal Antibod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0)</text:p>
          </table:table-cell>
          <table:table-cell office:value-type="string" calcext:value-type="string">
            <text:p>Biological Basis of Mental Retard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0)</text:p>
          </table:table-cell>
          <table:table-cell office:value-type="string" calcext:value-type="string">
            <text:p>Plasmids for injection into zebrafish embryo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9(0)</text:p>
          </table:table-cell>
          <table:table-cell office:value-type="string" calcext:value-type="string">
            <text:p>Molecular Biology of HSV (Herpes Simplex Virus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3(0)</text:p>
          </table:table-cell>
          <table:table-cell office:value-type="string" calcext:value-type="string">
            <text:p>Cloning and Transfer of Genes Associated with Tumor Radioresistance Signatur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0(1)</text:p>
          </table:table-cell>
          <table:table-cell office:value-type="string" calcext:value-type="string">
            <text:p>Genomic Approaches in Metazoan Genom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1(1)</text:p>
          </table:table-cell>
          <table:table-cell office:value-type="string" calcext:value-type="string">
            <text:p>Protocol SB-STR02: A Double-Blind, Controlled Phase 2B Study of the Safety and Efficacy of Modifier Stem Cells (SB623) in Patients with Chronic Motor Deficit from Ischemic Strok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0)</text:p>
          </table:table-cell>
          <table:table-cell office:value-type="string" calcext:value-type="string">
            <text:p>TCR gene 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6(0)</text:p>
          </table:table-cell>
          <table:table-cell office:value-type="string" calcext:value-type="string">
            <text:p>Role of TrpC Proteins in Signal Transdu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0)</text:p>
          </table:table-cell>
          <table:table-cell office:value-type="string" calcext:value-type="string">
            <text:p>Use of Recombinant DNA, RNA and Viral Vectors to Study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0(0)</text:p>
          </table:table-cell>
          <table:table-cell office:value-type="string" calcext:value-type="string">
            <text:p>Molecular Mechanisms of Cell Tropism and Pathogenesis of H5N1 Viru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CRISPR/Cas9 screening of host factor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648(0)</text:p>
          </table:table-cell>
          <table:table-cell office:value-type="string" calcext:value-type="string">
            <text:p>B Cell Antigen Receptor: Molecular Mechanisms of Signal Transduc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0)</text:p>
          </table:table-cell>
          <table:table-cell office:value-type="string" calcext:value-type="string">
            <text:p>Structure and functional studies using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6(0)</text:p>
          </table:table-cell>
          <table:table-cell office:value-type="string" calcext:value-type="string">
            <text:p>Structural Characterization of Gamma Delta T Cell Recep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0)</text:p>
          </table:table-cell>
          <table:table-cell office:value-type="string" calcext:value-type="string">
            <text:p>Structure and functional studies using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Screening of Host Pathway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6(0)</text:p>
          </table:table-cell>
          <table:table-cell office:value-type="string" calcext:value-type="string">
            <text:p>Role of TrpC Proteins in Signal Transdu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0)</text:p>
          </table:table-cell>
          <table:table-cell office:value-type="string" calcext:value-type="string">
            <text:p>Targeting of Apoptotic Mechanism and Immunomodulation i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0)</text:p>
          </table:table-cell>
          <table:table-cell office:value-type="string" calcext:value-type="string">
            <text:p>Use of Recombinant DNA, RNA and Viral Vectors to Study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6(0)</text:p>
          </table:table-cell>
          <table:table-cell office:value-type="string" calcext:value-type="string">
            <text:p>Role of TrpC Proteins in Signal Transdu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898(0)</text:p>
          </table:table-cell>
          <table:table-cell office:value-type="string" calcext:value-type="string">
            <text:p>Molecular Mechanisms of Cytokinesi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HEK, 3T3, RPE1, CHO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1(1)</text:p>
          </table:table-cell>
          <table:table-cell office:value-type="string" calcext:value-type="string">
            <text:p>RNA-mediated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0)</text:p>
          </table:table-cell>
          <table:table-cell office:value-type="string" calcext:value-type="string">
            <text:p>Tumor Suppressor control of Cell Cycle, Differentiation, Metabolism &amp; Cell Death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9(1)</text:p>
          </table:table-cell>
          <table:table-cell office:value-type="string" calcext:value-type="string">
            <text:p>P311 is required for TGF-beta-mediated pulmonary fibrosis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0)</text:p>
          </table:table-cell>
          <table:table-cell office:value-type="string" calcext:value-type="string">
            <text:p>Plasmids for injection into zebrafish embryo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0)</text:p>
          </table:table-cell>
          <table:table-cell office:value-type="string" calcext:value-type="string">
            <text:p>Molecular and Cellular Basis of Ata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Bacterial infection of Macrophages and Protis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2(1)</text:p>
          </table:table-cell>
          <table:table-cell office:value-type="string" calcext:value-type="string">
            <text:p>Retroviral Transdu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1(1)</text:p>
          </table:table-cell>
          <table:table-cell office:value-type="string" calcext:value-type="string">
            <text:p>Protocol SB-STR02: A Double-Blind, Controlled Phase 2B Study of the Safety and Efficacy of Modifier Stem Cells (SB623) in Patients with Chronic Motor Deficit from Ischemic Strok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IRB15-1409 currently in pre review</text:p>
          </table:table-cell>
          <table:table-cell office:value-type="string" calcext:value-type="string">
            <text:p>stem ce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em ce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4(1)</text:p>
          </table:table-cell>
          <table:table-cell office:value-type="string" calcext:value-type="string">
            <text:p>Generation of Dendritic Cells from Human Induced Pluripotent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0(0)</text:p>
          </table:table-cell>
          <table:table-cell office:value-type="string" calcext:value-type="string">
            <text:p>Virus Vectors in the Study of Neurodegenerative Disea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0)</text:p>
          </table:table-cell>
          <table:table-cell office:value-type="string" calcext:value-type="string">
            <text:p>Biological Basis of Mental Retard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9(0)</text:p>
          </table:table-cell>
          <table:table-cell office:value-type="string" calcext:value-type="string">
            <text:p>Lentivirus vector for gene knockdown in Human primary cells and cell lines by endoding shRN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0)</text:p>
          </table:table-cell>
          <table:table-cell office:value-type="string" calcext:value-type="string">
            <text:p>Targeting of Apoptotic Mechanism and Immunomodulation i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0)</text:p>
          </table:table-cell>
          <table:table-cell office:value-type="string" calcext:value-type="string">
            <text:p>Biological Basis of Mental Retard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4(1)</text:p>
          </table:table-cell>
          <table:table-cell office:value-type="string" calcext:value-type="string">
            <text:p>Patient Isolates from Pancreatic Surger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0)</text:p>
          </table:table-cell>
          <table:table-cell office:value-type="string" calcext:value-type="string">
            <text:p>Molecular Mechanisms of Cytoki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1(0)</text:p>
          </table:table-cell>
          <table:table-cell office:value-type="string" calcext:value-type="string">
            <text:p>Microenviroment studies in pediatric solid tumor models in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15(0)</text:p>
          </table:table-cell>
          <table:table-cell office:value-type="string" calcext:value-type="string">
            <text:p>Structural Dynamics of Potassium Chann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0)</text:p>
          </table:table-cell>
          <table:table-cell office:value-type="string" calcext:value-type="string">
            <text:p>Biological Basis of Mental Retard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Screening of Host Pathway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1(1)</text:p>
          </table:table-cell>
          <table:table-cell office:value-type="string" calcext:value-type="string">
            <text:p>RNA-mediated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31(1)</text:p>
          </table:table-cell>
          <table:table-cell office:value-type="string" calcext:value-type="string">
            <text:p>in vitro and in vivo investigation of intestinal dises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DCK I and MDCK II, Caco-2, T84, HEK293, HeLa, HL-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0)</text:p>
          </table:table-cell>
          <table:table-cell office:value-type="string" calcext:value-type="string">
            <text:p>TCR gene 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59(1)</text:p>
          </table:table-cell>
          <table:table-cell office:value-type="string" calcext:value-type="string">
            <text:p>P311 is required for TGF-beta-mediated pulmonary fibrosis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uman (HEK 293T cells), Human LAM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5(0)</text:p>
          </table:table-cell>
          <table:table-cell office:value-type="string" calcext:value-type="string">
            <text:p>Studies of the Function and Regulation of the Retinoblastoma Family of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34(0)</text:p>
          </table:table-cell>
          <table:table-cell office:value-type="string" calcext:value-type="string">
            <text:p>Prion Protein Polymorphisms Determining Susceptibility and Phenotype of Brain Disease in Mice and Huma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Brain Tissue and Blood Sampl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ain Tissue and Blood Sampl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766(0)</text:p>
          </table:table-cell>
          <table:table-cell office:value-type="string" calcext:value-type="string">
            <text:p>Role of TrpC Proteins in Signal Transduc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, PC3, LNCaP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676(0)</text:p>
          </table:table-cell>
          <table:table-cell office:value-type="string" calcext:value-type="string">
            <text:p>Genetic/functional mechanisms of hematopoiesi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T, TF-1, K562, UT-7, HUDEP, HiDEP, mono7, NALM6,MEL, HCD57, HEL, multiple myeloma cell lines,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0)</text:p>
          </table:table-cell>
          <table:table-cell office:value-type="string" calcext:value-type="string">
            <text:p>Molecular Mechanisms of Cytoki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0)</text:p>
          </table:table-cell>
          <table:table-cell office:value-type="string" calcext:value-type="string">
            <text:p>Genetic/functional mechanisms of hematopoi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0)</text:p>
          </table:table-cell>
          <table:table-cell office:value-type="string" calcext:value-type="string">
            <text:p>TCR gene 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7(1)</text:p>
          </table:table-cell>
          <table:table-cell office:value-type="string" calcext:value-type="string">
            <text:p>Expression of human cDNA plasmids in leukemia cell lin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9(0)</text:p>
          </table:table-cell>
          <table:table-cell office:value-type="string" calcext:value-type="string">
            <text:p>Molecular Biology of HSV (Herpes Simplex Virus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5(1)</text:p>
          </table:table-cell>
          <table:table-cell office:value-type="string" calcext:value-type="string">
            <text:p>Progesterone/Progesterone Receptor Axis in Lymphangioleiomyomato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0(0)</text:p>
          </table:table-cell>
          <table:table-cell office:value-type="string" calcext:value-type="string">
            <text:p>Molecular Mechanisms of Cell Tropism and Pathogenesis of H5N1 Viru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0)</text:p>
          </table:table-cell>
          <table:table-cell office:value-type="string" calcext:value-type="string">
            <text:p>Molecular Mechanisms of Cytoki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9(0)</text:p>
          </table:table-cell>
          <table:table-cell office:value-type="string" calcext:value-type="string">
            <text:p>Molecular Biology of Bone and Musculoskeletal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4(0)</text:p>
          </table:table-cell>
          <table:table-cell office:value-type="string" calcext:value-type="string">
            <text:p>A Phase 2 Multicenter Study Evaluating the Efficacy of KTE-C19 in Subjects with Relapsed/Refractory Mantle Cell Lymphoma (r/r MCL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IRB15-1146 (in presubmission)</text:p>
          </table:table-cell>
          <table:table-cell office:value-type="string" calcext:value-type="string">
            <text:p>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0)</text:p>
          </table:table-cell>
          <table:table-cell office:value-type="string" calcext:value-type="string">
            <text:p>TCR gene 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5(1)</text:p>
          </table:table-cell>
          <table:table-cell office:value-type="string" calcext:value-type="string">
            <text:p>Developing expression vectors for stem cells in genomic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9(1)</text:p>
          </table:table-cell>
          <table:table-cell office:value-type="string" calcext:value-type="string">
            <text:p>P311 is required for TGF-beta-mediated pulmonary fibrosis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Bacterial infection of Macrophages and Protis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74(0)</text:p>
          </table:table-cell>
          <table:table-cell office:value-type="string" calcext:value-type="string">
            <text:p>Biological and Electrophysiological Stimulation for Bone Healing in Murine Craniofacial Defec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9(0)</text:p>
          </table:table-cell>
          <table:table-cell office:value-type="string" calcext:value-type="string">
            <text:p>Microbial pathogens mediate anastomotic leak following radiation exposur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0)</text:p>
          </table:table-cell>
          <table:table-cell office:value-type="string" calcext:value-type="string">
            <text:p>Targeting of Apoptotic Mechanism and Immunomodulation i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0)</text:p>
          </table:table-cell>
          <table:table-cell office:value-type="string" calcext:value-type="string">
            <text:p>Biological Basis of Mental Retard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23(1)</text:p>
          </table:table-cell>
          <table:table-cell office:value-type="string" calcext:value-type="string">
            <text:p>CRISPR/Cas9 screening of host factors necessary for viral replica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549, HEK, Hep2, HeLa, Vero, BHK, RD, MDCK,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5(0)</text:p>
          </table:table-cell>
          <table:table-cell office:value-type="string" calcext:value-type="string">
            <text:p>Studies of the Function and Regulation of the Retinoblastoma Family of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0)</text:p>
          </table:table-cell>
          <table:table-cell office:value-type="string" calcext:value-type="string">
            <text:p>Targeting of Apoptotic Mechanism and Immunomodulation i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0)</text:p>
          </table:table-cell>
          <table:table-cell office:value-type="string" calcext:value-type="string">
            <text:p>Biological Basis of Mental Retard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0(1)</text:p>
          </table:table-cell>
          <table:table-cell office:value-type="string" calcext:value-type="string">
            <text:p>Genomic Approaches in Metazoan Genom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8(0)</text:p>
          </table:table-cell>
          <table:table-cell office:value-type="string" calcext:value-type="string">
            <text:p>Mechanisms of Action of Nuclear Hormone Recep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0)</text:p>
          </table:table-cell>
          <table:table-cell office:value-type="string" calcext:value-type="string">
            <text:p>Targeting of Apoptotic Mechanism and Immunomodulation i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0(1)</text:p>
          </table:table-cell>
          <table:table-cell office:value-type="string" calcext:value-type="string">
            <text:p>Genomic Approaches in Metazoan Genom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04(1)</text:p>
          </table:table-cell>
          <table:table-cell office:value-type="string" calcext:value-type="string">
            <text:p>Targeting Leukemia with Novel Kinase Inhibitor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LT-4, MOLT-16, Sup-T1, Sup-T11, RPMI 8402, Jurkat, CCRF-CEM, REH, KOCL-33, KOCL-45, KOCL-69, KOPN-1, SupB13, Sup-T3, KOPB-26, RS4;1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0)</text:p>
          </table:table-cell>
          <table:table-cell office:value-type="string" calcext:value-type="string">
            <text:p>TCR gene 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0)</text:p>
          </table:table-cell>
          <table:table-cell office:value-type="string" calcext:value-type="string">
            <text:p>Molecular and Cellular Basis of Ata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0)</text:p>
          </table:table-cell>
          <table:table-cell office:value-type="string" calcext:value-type="string">
            <text:p>Use of Recombinant DNA, RNA and Viral Vectors to Study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35(0)</text:p>
          </table:table-cell>
          <table:table-cell office:value-type="string" calcext:value-type="string">
            <text:p>Molecular Manipulation for Lung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CRISPR/Cas9 screening of host factor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5(0)</text:p>
          </table:table-cell>
          <table:table-cell office:value-type="string" calcext:value-type="string">
            <text:p>Studies of the Function and Regulation of the Retinoblastoma Family of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0)</text:p>
          </table:table-cell>
          <table:table-cell office:value-type="string" calcext:value-type="string">
            <text:p>Targeting of Apoptotic Mechanism and Immunomodulation i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9(1)</text:p>
          </table:table-cell>
          <table:table-cell office:value-type="string" calcext:value-type="string">
            <text:p>Expression of Recombinant Proteins that Mediates SERM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0(0)</text:p>
          </table:table-cell>
          <table:table-cell office:value-type="string" calcext:value-type="string">
            <text:p>Virus Vectors in the Study of Neurodegenerative Disea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0)</text:p>
          </table:table-cell>
          <table:table-cell office:value-type="string" calcext:value-type="string">
            <text:p>Molecular Mechanisms of Cytoki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6(0)</text:p>
          </table:table-cell>
          <table:table-cell office:value-type="string" calcext:value-type="string">
            <text:p>Role of TrpC Proteins in Signal Transdu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78(1)</text:p>
          </table:table-cell>
          <table:table-cell office:value-type="string" calcext:value-type="string">
            <text:p>Molecular Mechanisms of Neuronal Development and Fun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6(0)</text:p>
          </table:table-cell>
          <table:table-cell office:value-type="string" calcext:value-type="string">
            <text:p>Role of TrpC Proteins in Signal Transdu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78(1)</text:p>
          </table:table-cell>
          <table:table-cell office:value-type="string" calcext:value-type="string">
            <text:p>Molecular Mechanisms of Neuronal Development and Fun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6(0)</text:p>
          </table:table-cell>
          <table:table-cell office:value-type="string" calcext:value-type="string">
            <text:p>Structural Characterization of Gamma Delta T Cell Recep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21(0)</text:p>
          </table:table-cell>
          <table:table-cell office:value-type="string" calcext:value-type="string">
            <text:p>Gene Therapy Delivered by Nanoparticl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9(1)</text:p>
          </table:table-cell>
          <table:table-cell office:value-type="string" calcext:value-type="string">
            <text:p>Expression of Recombinant Proteins that Mediates SERM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0)</text:p>
          </table:table-cell>
          <table:table-cell office:value-type="string" calcext:value-type="string">
            <text:p>Plasmids for injection into zebrafish embryo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Bacterial infection of Macrophages and Protis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0)</text:p>
          </table:table-cell>
          <table:table-cell office:value-type="string" calcext:value-type="string">
            <text:p>Mechanisms in Skin Carcinogenesis, Chemoprevention and Treat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921(0)</text:p>
          </table:table-cell>
          <table:table-cell office:value-type="string" calcext:value-type="string">
            <text:p>Gene Therapy Delivered by Nanoparticl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87, U251, T98, A172, GBM43, GBM34, GBM44, GBM26, HeLa, 293T,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0)</text:p>
          </table:table-cell>
          <table:table-cell office:value-type="string" calcext:value-type="string">
            <text:p>Biological Basis of Mental Retard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78(1)</text:p>
          </table:table-cell>
          <table:table-cell office:value-type="string" calcext:value-type="string">
            <text:p>Molecular Mechanisms of Neuronal Development and Fun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0(0)</text:p>
          </table:table-cell>
          <table:table-cell office:value-type="string" calcext:value-type="string">
            <text:p>Molecular Mechanisms of Cell Tropism and Pathogenesis of H5N1 Viru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1(1)</text:p>
          </table:table-cell>
          <table:table-cell office:value-type="string" calcext:value-type="string">
            <text:p>in vitro and in vivo investigation of intestinal dise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9(1)</text:p>
          </table:table-cell>
          <table:table-cell office:value-type="string" calcext:value-type="string">
            <text:p>P311 is required for TGF-beta-mediated pulmonary fibrosis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0)</text:p>
          </table:table-cell>
          <table:table-cell office:value-type="string" calcext:value-type="string">
            <text:p>Molecular Mechanisms of Cytoki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0)</text:p>
          </table:table-cell>
          <table:table-cell office:value-type="string" calcext:value-type="string">
            <text:p>Tumor Suppressor control of Cell Cycle, Differentiation, Metabolism &amp; Cell Death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0)</text:p>
          </table:table-cell>
          <table:table-cell office:value-type="string" calcext:value-type="string">
            <text:p>TCR gene 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5(1)</text:p>
          </table:table-cell>
          <table:table-cell office:value-type="string" calcext:value-type="string">
            <text:p>Progesterone/Progesterone Receptor Axis in Lymphangioleiomyomato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5(0)</text:p>
          </table:table-cell>
          <table:table-cell office:value-type="string" calcext:value-type="string">
            <text:p>Studies of the Function and Regulation of the Retinoblastoma Family of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Screening of Host Pathway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25(1)</text:p>
          </table:table-cell>
          <table:table-cell office:value-type="string" calcext:value-type="string">
            <text:p>Progesterone/Progesterone Receptor Axis in Lymphangioleiomyomatosi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, LAM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Bacterial infection of Macrophages and Protis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4(1)</text:p>
          </table:table-cell>
          <table:table-cell office:value-type="string" calcext:value-type="string">
            <text:p>Generation of Dendritic Cells from Human Induced Pluripotent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5(0)</text:p>
          </table:table-cell>
          <table:table-cell office:value-type="string" calcext:value-type="string">
            <text:p>Inhibition of Solid Tumors by Novel Targeted 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6(1)</text:p>
          </table:table-cell>
          <table:table-cell office:value-type="string" calcext:value-type="string">
            <text:p>Generation of viruses for transduction of progenitor cells in the brai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9(1)</text:p>
          </table:table-cell>
          <table:table-cell office:value-type="string" calcext:value-type="string">
            <text:p>Expression of Recombinant Proteins that Mediates SERM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9(0)</text:p>
          </table:table-cell>
          <table:table-cell office:value-type="string" calcext:value-type="string">
            <text:p>Lentivirus vector for gene knockdown in Human primary cells and cell lines by endoding shRN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9(0)</text:p>
          </table:table-cell>
          <table:table-cell office:value-type="string" calcext:value-type="string">
            <text:p>Microbial pathogens mediate anastomotic leak following radiation exposur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6(0)</text:p>
          </table:table-cell>
          <table:table-cell office:value-type="string" calcext:value-type="string">
            <text:p>Role of TrpC Proteins in Signal Transdu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Bacterial infection of Macrophages and Protis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799(0)</text:p>
          </table:table-cell>
          <table:table-cell office:value-type="string" calcext:value-type="string">
            <text:p>Molecular Biology of HSV (Herpes Simplex Virus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ero, U2OS, pHEL, HEp-2, HeLa, RSC, 293T and SK-N-SH.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0(0)</text:p>
          </table:table-cell>
          <table:table-cell office:value-type="string" calcext:value-type="string">
            <text:p>Cytoskeletal Proteins: Plasmid Amplification in E. coli and Expression in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78(1)</text:p>
          </table:table-cell>
          <table:table-cell office:value-type="string" calcext:value-type="string">
            <text:p>Molecular Mechanisms of Neuronal Development and Fun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4(0)</text:p>
          </table:table-cell>
          <table:table-cell office:value-type="string" calcext:value-type="string">
            <text:p>Conditional tumor suppressor and oncogene regulation in colo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653(0)</text:p>
          </table:table-cell>
          <table:table-cell office:value-type="string" calcext:value-type="string">
            <text:p>Theiler's Virus Studi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HEK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9(0)</text:p>
          </table:table-cell>
          <table:table-cell office:value-type="string" calcext:value-type="string">
            <text:p>Molecular Biology of Bone and Musculoskeletal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6(0)</text:p>
          </table:table-cell>
          <table:table-cell office:value-type="string" calcext:value-type="string">
            <text:p>Structural Characterization of Gamma Delta T Cell Recep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0)</text:p>
          </table:table-cell>
          <table:table-cell office:value-type="string" calcext:value-type="string">
            <text:p>Mechanisms in Skin Carcinogenesis, Chemoprevention and Treat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5(1)</text:p>
          </table:table-cell>
          <table:table-cell office:value-type="string" calcext:value-type="string">
            <text:p>Functional Analysis of the Vitamin D Receptor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0)</text:p>
          </table:table-cell>
          <table:table-cell office:value-type="string" calcext:value-type="string">
            <text:p>Genetic/functional mechanisms of hematopoi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0)</text:p>
          </table:table-cell>
          <table:table-cell office:value-type="string" calcext:value-type="string">
            <text:p>Genetic/functional mechanisms of hematopoi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0)</text:p>
          </table:table-cell>
          <table:table-cell office:value-type="string" calcext:value-type="string">
            <text:p>Molecular Mechanisms of Cytoki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83(1)</text:p>
          </table:table-cell>
          <table:table-cell office:value-type="string" calcext:value-type="string">
            <text:p>Invitro experiments with Human fec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9(0)</text:p>
          </table:table-cell>
          <table:table-cell office:value-type="string" calcext:value-type="string">
            <text:p>Molecular Biology of Bone and Musculoskeletal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6(0)</text:p>
          </table:table-cell>
          <table:table-cell office:value-type="string" calcext:value-type="string">
            <text:p>Structural Characterization of Gamma Delta T Cell Recep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0)</text:p>
          </table:table-cell>
          <table:table-cell office:value-type="string" calcext:value-type="string">
            <text:p>Genetic/functional mechanisms of hematopoi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0)</text:p>
          </table:table-cell>
          <table:table-cell office:value-type="string" calcext:value-type="string">
            <text:p>Targeting of Apoptotic Mechanism and Immunomodulation i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8(0)</text:p>
          </table:table-cell>
          <table:table-cell office:value-type="string" calcext:value-type="string">
            <text:p>Mechanisms of Action of Nuclear Hormone Recep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34(0)</text:p>
          </table:table-cell>
          <table:table-cell office:value-type="string" calcext:value-type="string">
            <text:p>Prion Protein Polymorphisms Determining Susceptibility and Phenotype of Brain Disease in Mice and Huma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0)</text:p>
          </table:table-cell>
          <table:table-cell office:value-type="string" calcext:value-type="string">
            <text:p>Mechanisms in Skin Carcinogenesis, Chemoprevention and Treat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0)</text:p>
          </table:table-cell>
          <table:table-cell office:value-type="string" calcext:value-type="string">
            <text:p>Plasmids for injection into zebrafish embryo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1(0)</text:p>
          </table:table-cell>
          <table:table-cell office:value-type="string" calcext:value-type="string">
            <text:p>Microenviroment studies in pediatric solid tumor models in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0)</text:p>
          </table:table-cell>
          <table:table-cell office:value-type="string" calcext:value-type="string">
            <text:p>Plasmids for injection into zebrafish embryo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3(0)</text:p>
          </table:table-cell>
          <table:table-cell office:value-type="string" calcext:value-type="string">
            <text:p>Cloning and Transfer of Genes Associated with Tumor Radioresistance Signatur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0)</text:p>
          </table:table-cell>
          <table:table-cell office:value-type="string" calcext:value-type="string">
            <text:p>Plasmids for injection into zebrafish embryo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1(0)</text:p>
          </table:table-cell>
          <table:table-cell office:value-type="string" calcext:value-type="string">
            <text:p>Microenviroment studies in pediatric solid tumor models in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3(0)</text:p>
          </table:table-cell>
          <table:table-cell office:value-type="string" calcext:value-type="string">
            <text:p>Cloning and Transfer of Genes Associated with Tumor Radioresistance Signatur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Bacterial infection of Macrophages and Protis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0)</text:p>
          </table:table-cell>
          <table:table-cell office:value-type="string" calcext:value-type="string">
            <text:p>Use of Recombinant DNA, RNA and Viral Vectors to Study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CRISPR/Cas9 screening of host factor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0(0)</text:p>
          </table:table-cell>
          <table:table-cell office:value-type="string" calcext:value-type="string">
            <text:p>Molecular Mechanisms of Cell Tropism and Pathogenesis of H5N1 Viru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6(1)</text:p>
          </table:table-cell>
          <table:table-cell office:value-type="string" calcext:value-type="string">
            <text:p>Generation of viruses for transduction of progenitor cells in the brai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4(1)</text:p>
          </table:table-cell>
          <table:table-cell office:value-type="string" calcext:value-type="string">
            <text:p>Generation of Dendritic Cells from Human Induced Pluripotent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2(1)</text:p>
          </table:table-cell>
          <table:table-cell office:value-type="string" calcext:value-type="string">
            <text:p>Retroviral Transdu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2(1)</text:p>
          </table:table-cell>
          <table:table-cell office:value-type="string" calcext:value-type="string">
            <text:p>Retroviral Transdu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0)</text:p>
          </table:table-cell>
          <table:table-cell office:value-type="string" calcext:value-type="string">
            <text:p>TCR gene 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8(0)</text:p>
          </table:table-cell>
          <table:table-cell office:value-type="string" calcext:value-type="string">
            <text:p>Expression of Parkinson's Disease Associated Genes in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Cloning and transfer of genes associated with tumor radioresistence signature and immuno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1(1)</text:p>
          </table:table-cell>
          <table:table-cell office:value-type="string" calcext:value-type="string">
            <text:p>RNA-mediated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1(1)</text:p>
          </table:table-cell>
          <table:table-cell office:value-type="string" calcext:value-type="string">
            <text:p>RNA-mediated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15(0)</text:p>
          </table:table-cell>
          <table:table-cell office:value-type="string" calcext:value-type="string">
            <text:p>Structural Dynamics of Potassium Chann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1(1)</text:p>
          </table:table-cell>
          <table:table-cell office:value-type="string" calcext:value-type="string">
            <text:p>in vitro and in vivo investigation of intestinal dise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9(0)</text:p>
          </table:table-cell>
          <table:table-cell office:value-type="string" calcext:value-type="string">
            <text:p>Microbial pathogens mediate anastomotic leak following radiation exposur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1(1)</text:p>
          </table:table-cell>
          <table:table-cell office:value-type="string" calcext:value-type="string">
            <text:p>in vitro and in vivo investigation of intestinal dise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Cloning and transfer of genes associated with tumor radioresistence signature and immuno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Cloning and transfer of genes associated with tumor radioresistence signature and immuno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0)</text:p>
          </table:table-cell>
          <table:table-cell office:value-type="string" calcext:value-type="string">
            <text:p>Mechanisms in Skin Carcinogenesis, Chemoprevention and Treat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79(0)</text:p>
          </table:table-cell>
          <table:table-cell office:value-type="string" calcext:value-type="string">
            <text:p>Modulation of gene expression using lentiviral vec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9(0)</text:p>
          </table:table-cell>
          <table:table-cell office:value-type="string" calcext:value-type="string">
            <text:p>Molecular Biology of HSV (Herpes Simplex Virus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Cloning and transfer of genes associated with tumor radioresistence signature and immuno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5(1)</text:p>
          </table:table-cell>
          <table:table-cell office:value-type="string" calcext:value-type="string">
            <text:p>Progesterone/Progesterone Receptor Axis in Lymphangioleiomyomato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4(0)</text:p>
          </table:table-cell>
          <table:table-cell office:value-type="string" calcext:value-type="string">
            <text:p>Prevention of Bacterial Pathogenesis by Small Molecular Weight Heat Shock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0)</text:p>
          </table:table-cell>
          <table:table-cell office:value-type="string" calcext:value-type="string">
            <text:p>Targeting of Apoptotic Mechanism and Immunomodulation i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0)</text:p>
          </table:table-cell>
          <table:table-cell office:value-type="string" calcext:value-type="string">
            <text:p>Molecular Mechanisms of Cytoki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4(1)</text:p>
          </table:table-cell>
          <table:table-cell office:value-type="string" calcext:value-type="string">
            <text:p>Generation of Dendritic Cells from Human Induced Pluripotent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Adult human dermal fibroblasts will be obtained from a commercial vendor (Lonza). <text:s/>The cells are pre-screened for HIV-1, hepatitis B and hepatitis C.</text:p>
          </table:table-cell>
          <table:table-cell office:value-type="string" calcext:value-type="string">
            <text:p>Normal adult human dermal fibroblas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rmal adult human dermal fibroblast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0(0)</text:p>
          </table:table-cell>
          <table:table-cell office:value-type="string" calcext:value-type="string">
            <text:p>T-Cell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1(0)</text:p>
          </table:table-cell>
          <table:table-cell office:value-type="string" calcext:value-type="string">
            <text:p>Microenviroment studies in pediatric solid tumor models in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35(0)</text:p>
          </table:table-cell>
          <table:table-cell office:value-type="string" calcext:value-type="string">
            <text:p>Molecular Manipulation for Lung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8(0)</text:p>
          </table:table-cell>
          <table:table-cell office:value-type="string" calcext:value-type="string">
            <text:p>Expression of Parkinson's Disease Associated Genes in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78(0)</text:p>
          </table:table-cell>
          <table:table-cell office:value-type="string" calcext:value-type="string">
            <text:p>Rhinovirus-induced Immune Response and Asthm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whole blood(lymphocytes) and leuk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hole blood(lymphocytes) and leuk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85(1)</text:p>
          </table:table-cell>
          <table:table-cell office:value-type="string" calcext:value-type="string">
            <text:p>Developing expression vectors for stem cells in genomic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nduced pluripotent stem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0)</text:p>
          </table:table-cell>
          <table:table-cell office:value-type="string" calcext:value-type="string">
            <text:p>Molecular and Cellular Basis of Ata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71(0)</text:p>
          </table:table-cell>
          <table:table-cell office:value-type="string" calcext:value-type="string">
            <text:p>Regulation of Lymphocyte Development by Helix-Loop-Helix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79(0)</text:p>
          </table:table-cell>
          <table:table-cell office:value-type="string" calcext:value-type="string">
            <text:p>Modulation of gene expression using lentiviral vec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6(1)</text:p>
          </table:table-cell>
          <table:table-cell office:value-type="string" calcext:value-type="string">
            <text:p>Generation of viruses for transduction of progenitor cells in the brai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34(0)</text:p>
          </table:table-cell>
          <table:table-cell office:value-type="string" calcext:value-type="string">
            <text:p>Prion Protein Polymorphisms Determining Susceptibility and Phenotype of Brain Disease in Mice and Huma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34(0)</text:p>
          </table:table-cell>
          <table:table-cell office:value-type="string" calcext:value-type="string">
            <text:p>Prion Protein Polymorphisms Determining Susceptibility and Phenotype of Brain Disease in Mice and Huma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7(0)</text:p>
          </table:table-cell>
          <table:table-cell office:value-type="string" calcext:value-type="string">
            <text:p>Production of Human Recombinant Monoclonal Antibod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7(0)</text:p>
          </table:table-cell>
          <table:table-cell office:value-type="string" calcext:value-type="string">
            <text:p>Production of Human Recombinant Monoclonal Antibod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Screening of Host Pathway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7(0)</text:p>
          </table:table-cell>
          <table:table-cell office:value-type="string" calcext:value-type="string">
            <text:p>Production of Human Recombinant Monoclonal Antibod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human cells/blood/tissue/org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man cells/blood/tissue/orga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35(0)</text:p>
          </table:table-cell>
          <table:table-cell office:value-type="string" calcext:value-type="string">
            <text:p>Molecular Manipulation for Lung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0)</text:p>
          </table:table-cell>
          <table:table-cell office:value-type="string" calcext:value-type="string">
            <text:p>Tumor Suppressor control of Cell Cycle, Differentiation, Metabolism &amp; Cell Death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7(0)</text:p>
          </table:table-cell>
          <table:table-cell office:value-type="string" calcext:value-type="string">
            <text:p>Production of Human Recombinant Monoclonal Antibod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7(0)</text:p>
          </table:table-cell>
          <table:table-cell office:value-type="string" calcext:value-type="string">
            <text:p>Production of Human Recombinant Monoclonal Antibod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7(1)</text:p>
          </table:table-cell>
          <table:table-cell office:value-type="string" calcext:value-type="string">
            <text:p>Expression of human cDNA plasmids in leukemia cell lin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0)</text:p>
          </table:table-cell>
          <table:table-cell office:value-type="string" calcext:value-type="string">
            <text:p>Tumor Suppressor control of Cell Cycle, Differentiation, Metabolism &amp; Cell Death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0)</text:p>
          </table:table-cell>
          <table:table-cell office:value-type="string" calcext:value-type="string">
            <text:p>TCR gene 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0)</text:p>
          </table:table-cell>
          <table:table-cell office:value-type="string" calcext:value-type="string">
            <text:p>Biological Basis of Mental Retard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39(1)</text:p>
          </table:table-cell>
          <table:table-cell office:value-type="string" calcext:value-type="string">
            <text:p>Expression of Recombinant Proteins that Mediates SERM Signali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, HeL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78(1)</text:p>
          </table:table-cell>
          <table:table-cell office:value-type="string" calcext:value-type="string">
            <text:p>Molecular Mechanisms of Neuronal Development and Fun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3(0)</text:p>
          </table:table-cell>
          <table:table-cell office:value-type="string" calcext:value-type="string">
            <text:p>Cloning and Transfer of Genes Associated with Tumor Radioresistance Signatur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0(0)</text:p>
          </table:table-cell>
          <table:table-cell office:value-type="string" calcext:value-type="string">
            <text:p>Cytoskeletal Proteins: Plasmid Amplification in E. coli and Expression in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5(1)</text:p>
          </table:table-cell>
          <table:table-cell office:value-type="string" calcext:value-type="string">
            <text:p>Developing expression vectors for stem cells in genomic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0(1)</text:p>
          </table:table-cell>
          <table:table-cell office:value-type="string" calcext:value-type="string">
            <text:p>Live cell imaging of head and neck cancer stemness and quiescen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0)</text:p>
          </table:table-cell>
          <table:table-cell office:value-type="string" calcext:value-type="string">
            <text:p>Biological Basis of Mental Retard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500(1)</text:p>
          </table:table-cell>
          <table:table-cell office:value-type="string" calcext:value-type="string">
            <text:p>Live cell imaging of head and neck cancer stemness and quiescenc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UM-SCC-1, UM-SCC-22B, UM-SCC-22A, UM-SCC-74B, UM-SCC1-ALDH1A1 Reporter, UM-SCC22B-ALDH1A1 Reporter,UM-SCC1-CD44 Reporter, UM-SCC22B-CD44 Reporter, UM-SCC-1-hCdt1-mCherry, UM-SCC-22B-hCdt1-mCherry, UM-SCC-1-p27-mVenous, <text:s/>UM-SCC-22B-p27-mVenou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Screening of Host Pathway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8(0)</text:p>
          </table:table-cell>
          <table:table-cell office:value-type="string" calcext:value-type="string">
            <text:p>Central Interactions with Endocrine Pancrea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019(0)</text:p>
          </table:table-cell>
          <table:table-cell office:value-type="string" calcext:value-type="string">
            <text:p>Mechanisms in Skin Carcinogenesis, Chemoprevention and Treatm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aCaT, A431, HEK293, HeLa, A375, WM793, MEL624, and established cell lines.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7(0)</text:p>
          </table:table-cell>
          <table:table-cell office:value-type="string" calcext:value-type="string">
            <text:p>Anion Exchanger SLC26A6 and Prevention of Hyperoxaluria and Calcium Oxalate Urolithia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7(0)</text:p>
          </table:table-cell>
          <table:table-cell office:value-type="string" calcext:value-type="string">
            <text:p>Anion Exchanger SLC26A6 and Prevention of Hyperoxaluria and Calcium Oxalate Urolithia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7(0)</text:p>
          </table:table-cell>
          <table:table-cell office:value-type="string" calcext:value-type="string">
            <text:p>Anion Exchanger SLC26A6 and Prevention of Hyperoxaluria and Calcium Oxalate Urolithia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194(0)</text:p>
          </table:table-cell>
          <table:table-cell office:value-type="string" calcext:value-type="string">
            <text:p>Conditional tumor suppressor and oncogene regulation in colon canc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CT116, HEK293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0)</text:p>
          </table:table-cell>
          <table:table-cell office:value-type="string" calcext:value-type="string">
            <text:p>Biological Basis of Mental Retard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6(1)</text:p>
          </table:table-cell>
          <table:table-cell office:value-type="string" calcext:value-type="string">
            <text:p>Generation of viruses for transduction of progenitor cells in the brai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0)</text:p>
          </table:table-cell>
          <table:table-cell office:value-type="string" calcext:value-type="string">
            <text:p>Mechanisms in Skin Carcinogenesis, Chemoprevention and Treat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17(1)</text:p>
          </table:table-cell>
          <table:table-cell office:value-type="string" calcext:value-type="string">
            <text:p>Expression of human cDNA plasmids in leukemia cell lin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562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0)</text:p>
          </table:table-cell>
          <table:table-cell office:value-type="string" calcext:value-type="string">
            <text:p>Use of Recombinant DNA, RNA and Viral Vectors to Study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78(1)</text:p>
          </table:table-cell>
          <table:table-cell office:value-type="string" calcext:value-type="string">
            <text:p>Molecular Mechanisms of Neuronal Development and Func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 (human embryonic kidney) 293 cell line, BHK (Baby Hamster kidney) cell line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0)</text:p>
          </table:table-cell>
          <table:table-cell office:value-type="string" calcext:value-type="string">
            <text:p>Plasmids for injection into zebrafish embryo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78(1)</text:p>
          </table:table-cell>
          <table:table-cell office:value-type="string" calcext:value-type="string">
            <text:p>Molecular Mechanisms of Neuronal Development and Fun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Screening of Host Pathway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Improved macrophage antimicrobial activ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Improved macrophage antimicrobial activ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252(0)</text:p>
          </table:table-cell>
          <table:table-cell office:value-type="string" calcext:value-type="string">
            <text:p>Modulation of gene expression using retrovirus vector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 293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21(0)</text:p>
          </table:table-cell>
          <table:table-cell office:value-type="string" calcext:value-type="string">
            <text:p>Gene Therapy Delivered by Nanoparticl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9(0)</text:p>
          </table:table-cell>
          <table:table-cell office:value-type="string" calcext:value-type="string">
            <text:p>Lentivirus vector for gene knockdown in Human primary cells and cell lines by endoding shRN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0(0)</text:p>
          </table:table-cell>
          <table:table-cell office:value-type="string" calcext:value-type="string">
            <text:p>Virus Vectors in the Study of Neurodegenerative Disea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40(1)</text:p>
          </table:table-cell>
          <table:table-cell office:value-type="string" calcext:value-type="string">
            <text:p>Genomic Approaches in Metazoan Genom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, HEK293T, HEK293FT, HeLa, K562, BJ-5ta, WI-38, BJ, IMR-90, primary fibroblast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71(0)</text:p>
          </table:table-cell>
          <table:table-cell office:value-type="string" calcext:value-type="string">
            <text:p>Regulation of Lymphocyte Development by Helix-Loop-Helix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5(0)</text:p>
          </table:table-cell>
          <table:table-cell office:value-type="string" calcext:value-type="string">
            <text:p>Studies of the Function and Regulation of the Retinoblastoma Family of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6(1)</text:p>
          </table:table-cell>
          <table:table-cell office:value-type="string" calcext:value-type="string">
            <text:p>Generation of viruses for transduction of progenitor cells in the brai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1(1)</text:p>
          </table:table-cell>
          <table:table-cell office:value-type="string" calcext:value-type="string">
            <text:p>RNA-mediated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165(0)</text:p>
          </table:table-cell>
          <table:table-cell office:value-type="string" calcext:value-type="string">
            <text:p>Plasmids for injection into zebrafish embryo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562, Jurkat, NB-4, Kasumi-1, Reh, MHH-CALL2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8(0)</text:p>
          </table:table-cell>
          <table:table-cell office:value-type="string" calcext:value-type="string">
            <text:p>Expression of Parkinson's Disease Associated Genes in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0(0)</text:p>
          </table:table-cell>
          <table:table-cell office:value-type="string" calcext:value-type="string">
            <text:p>Cytoskeletal Proteins: Plasmid Amplification in E. coli and Expression in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5(1)</text:p>
          </table:table-cell>
          <table:table-cell office:value-type="string" calcext:value-type="string">
            <text:p>Developing expression vectors for stem cells in genomic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0)</text:p>
          </table:table-cell>
          <table:table-cell office:value-type="string" calcext:value-type="string">
            <text:p>Use of Recombinant DNA, RNA and Viral Vectors to Study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521(1)</text:p>
          </table:table-cell>
          <table:table-cell office:value-type="string" calcext:value-type="string">
            <text:p>NK Cell Protoco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EK293 and Phoenix-Eco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2(1)</text:p>
          </table:table-cell>
          <table:table-cell office:value-type="string" calcext:value-type="string">
            <text:p>Retroviral Transdu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2(1)</text:p>
          </table:table-cell>
          <table:table-cell office:value-type="string" calcext:value-type="string">
            <text:p>Retroviral Transdu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2(1)</text:p>
          </table:table-cell>
          <table:table-cell office:value-type="string" calcext:value-type="string">
            <text:p>Retroviral Transdu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Screening of Host Pathway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8(0)</text:p>
          </table:table-cell>
          <table:table-cell office:value-type="string" calcext:value-type="string">
            <text:p>Central Interactions with Endocrine Pancrea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79(0)</text:p>
          </table:table-cell>
          <table:table-cell office:value-type="string" calcext:value-type="string">
            <text:p>Modulation of gene expression using lentiviral vec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8(0)</text:p>
          </table:table-cell>
          <table:table-cell office:value-type="string" calcext:value-type="string">
            <text:p>Central Interactions with Endocrine Pancrea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74(0)</text:p>
          </table:table-cell>
          <table:table-cell office:value-type="string" calcext:value-type="string">
            <text:p>Biological and Electrophysiological Stimulation for Bone Healing in Murine Craniofacial Defec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8(0)</text:p>
          </table:table-cell>
          <table:table-cell office:value-type="string" calcext:value-type="string">
            <text:p>Central Interactions with Endocrine Pancrea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6(0)</text:p>
          </table:table-cell>
          <table:table-cell office:value-type="string" calcext:value-type="string">
            <text:p>Structural Characterization of Gamma Delta T Cell Recep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8(0)</text:p>
          </table:table-cell>
          <table:table-cell office:value-type="string" calcext:value-type="string">
            <text:p>Central Interactions with Endocrine Pancrea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7(0)</text:p>
          </table:table-cell>
          <table:table-cell office:value-type="string" calcext:value-type="string">
            <text:p>Production of Human Recombinant Monoclonal Antibod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7(0)</text:p>
          </table:table-cell>
          <table:table-cell office:value-type="string" calcext:value-type="string">
            <text:p>Production of Human Recombinant Monoclonal Antibod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8(0)</text:p>
          </table:table-cell>
          <table:table-cell office:value-type="string" calcext:value-type="string">
            <text:p>Central Interactions with Endocrine Pancrea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53(0)</text:p>
          </table:table-cell>
          <table:table-cell office:value-type="string" calcext:value-type="string">
            <text:p>Theiler's Virus Stud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698(0)</text:p>
          </table:table-cell>
          <table:table-cell office:value-type="string" calcext:value-type="string">
            <text:p>Tumor Suppressor control of Cell Cycle, Differentiation, Metabolism &amp; Cell Deat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 293T, U2OS, Saos2, MCF7, MDA-MB-468, SKBR3, T47D, MDA-MB-231, HCC38, HCC1937, HS578T, Panc1, MiaPaca2, CfPAC, RKO, PC3, HepG2, T98G, RAW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1(0)</text:p>
          </table:table-cell>
          <table:table-cell office:value-type="string" calcext:value-type="string">
            <text:p>Microenviroment studies in pediatric solid tumor models in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9(1)</text:p>
          </table:table-cell>
          <table:table-cell office:value-type="string" calcext:value-type="string">
            <text:p>Expression of Recombinant Proteins that Mediates SERM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9(0)</text:p>
          </table:table-cell>
          <table:table-cell office:value-type="string" calcext:value-type="string">
            <text:p>Microbial pathogens mediate anastomotic leak following radiation exposur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6(0)</text:p>
          </table:table-cell>
          <table:table-cell office:value-type="string" calcext:value-type="string">
            <text:p>Role of TrpC Proteins in Signal Transdu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0)</text:p>
          </table:table-cell>
          <table:table-cell office:value-type="string" calcext:value-type="string">
            <text:p>Use of Recombinant DNA, RNA and Viral Vectors to Study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3(0)</text:p>
          </table:table-cell>
          <table:table-cell office:value-type="string" calcext:value-type="string">
            <text:p>Defining Secondary Events in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blood, bone marrow, saliva, finger-/toe nails, ha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od, bone marrow, saliva, finger-/toe nails, hai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15(0)</text:p>
          </table:table-cell>
          <table:table-cell office:value-type="string" calcext:value-type="string">
            <text:p>Structural Dynamics of Potassium Chann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0)</text:p>
          </table:table-cell>
          <table:table-cell office:value-type="string" calcext:value-type="string">
            <text:p>Genetic/functional mechanisms of hematopoi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5(1)</text:p>
          </table:table-cell>
          <table:table-cell office:value-type="string" calcext:value-type="string">
            <text:p>Functional Analysis of the Vitamin D Receptor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71(0)</text:p>
          </table:table-cell>
          <table:table-cell office:value-type="string" calcext:value-type="string">
            <text:p>Regulation of Lymphocyte Development by Helix-Loop-Helix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0)</text:p>
          </table:table-cell>
          <table:table-cell office:value-type="string" calcext:value-type="string">
            <text:p>Mechanisms in Skin Carcinogenesis, Chemoprevention and Treat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Bacterial infection of Macrophages and Protis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0)</text:p>
          </table:table-cell>
          <table:table-cell office:value-type="string" calcext:value-type="string">
            <text:p>Genetic/functional mechanisms of hematopoi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97(1)</text:p>
          </table:table-cell>
          <table:table-cell office:value-type="string" calcext:value-type="string">
            <text:p>Characterization and therapeutic exploitation of the T-cell inflamed immune microenvironment in malignant mesotheliom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esothelioma cells and normal mesothelial cells; Cytotoxic T lymphocyte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6(1)</text:p>
          </table:table-cell>
          <table:table-cell office:value-type="string" calcext:value-type="string">
            <text:p>Generation of viruses for transduction of progenitor cells in the brai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0)</text:p>
          </table:table-cell>
          <table:table-cell office:value-type="string" calcext:value-type="string">
            <text:p>Biological Basis of Mental Retard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0(0)</text:p>
          </table:table-cell>
          <table:table-cell office:value-type="string" calcext:value-type="string">
            <text:p>Cytoskeletal Proteins: Plasmid Amplification in E. coli and Expression in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125(0)</text:p>
          </table:table-cell>
          <table:table-cell office:value-type="string" calcext:value-type="string">
            <text:p>Inhibition of Solid Tumors by Novel Targeted Therap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uman cancer cell line, 293F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0)</text:p>
          </table:table-cell>
          <table:table-cell office:value-type="string" calcext:value-type="string">
            <text:p>Tumor Suppressor control of Cell Cycle, Differentiation, Metabolism &amp; Cell Death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71(0)</text:p>
          </table:table-cell>
          <table:table-cell office:value-type="string" calcext:value-type="string">
            <text:p>Regulation of Lymphocyte Development by Helix-Loop-Helix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5(1)</text:p>
          </table:table-cell>
          <table:table-cell office:value-type="string" calcext:value-type="string">
            <text:p>Developing expression vectors for stem cells in genomic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01(1)</text:p>
          </table:table-cell>
          <table:table-cell office:value-type="string" calcext:value-type="string">
            <text:p>RNA-mediated gene regula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U2OS, HEK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0)</text:p>
          </table:table-cell>
          <table:table-cell office:value-type="string" calcext:value-type="string">
            <text:p>TCR gene 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598(0)</text:p>
          </table:table-cell>
          <table:table-cell office:value-type="string" calcext:value-type="string">
            <text:p>Mechanisms of Action of Nuclear Hormone Receptor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0)</text:p>
          </table:table-cell>
          <table:table-cell office:value-type="string" calcext:value-type="string">
            <text:p>Tumor Suppressor control of Cell Cycle, Differentiation, Metabolism &amp; Cell Death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0(0)</text:p>
          </table:table-cell>
          <table:table-cell office:value-type="string" calcext:value-type="string">
            <text:p>Cytoskeletal Proteins: Plasmid Amplification in E. coli and Expression in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0)</text:p>
          </table:table-cell>
          <table:table-cell office:value-type="string" calcext:value-type="string">
            <text:p>Molecular Mechanisms of Cytoki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4(1)</text:p>
          </table:table-cell>
          <table:table-cell office:value-type="string" calcext:value-type="string">
            <text:p>Generation of Dendritic Cells from Human Induced Pluripotent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0)</text:p>
          </table:table-cell>
          <table:table-cell office:value-type="string" calcext:value-type="string">
            <text:p>Use of Recombinant DNA, RNA and Viral Vectors to Study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9(0)</text:p>
          </table:table-cell>
          <table:table-cell office:value-type="string" calcext:value-type="string">
            <text:p>Molecular Biology of HSV (Herpes Simplex Virus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0)</text:p>
          </table:table-cell>
          <table:table-cell office:value-type="string" calcext:value-type="string">
            <text:p>Biological Basis of Mental Retard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Screening of Host Pathway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71(0)</text:p>
          </table:table-cell>
          <table:table-cell office:value-type="string" calcext:value-type="string">
            <text:p>Regulation of Lymphocyte Development by Helix-Loop-Helix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3(0)</text:p>
          </table:table-cell>
          <table:table-cell office:value-type="string" calcext:value-type="string">
            <text:p>Expression and purification of mammalian gen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22(0)</text:p>
          </table:table-cell>
          <table:table-cell office:value-type="string" calcext:value-type="string">
            <text:p>Mouse Models in the Study of Nervous System Function and Dysfun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0)</text:p>
          </table:table-cell>
          <table:table-cell office:value-type="string" calcext:value-type="string">
            <text:p>TCR gene 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8(0)</text:p>
          </table:table-cell>
          <table:table-cell office:value-type="string" calcext:value-type="string">
            <text:p>B Cell Antigen Receptor: Molecular Mechanisms of Signal Transdu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Bacterial infection of Macrophages and Protis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71(0)</text:p>
          </table:table-cell>
          <table:table-cell office:value-type="string" calcext:value-type="string">
            <text:p>Regulation of Lymphocyte Development by Helix-Loop-Helix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0)</text:p>
          </table:table-cell>
          <table:table-cell office:value-type="string" calcext:value-type="string">
            <text:p>Molecular Mechanisms of Cytoki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3(0)</text:p>
          </table:table-cell>
          <table:table-cell office:value-type="string" calcext:value-type="string">
            <text:p>Expression and purification of mammalian gen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0)</text:p>
          </table:table-cell>
          <table:table-cell office:value-type="string" calcext:value-type="string">
            <text:p>Targeting of Apoptotic Mechanism and Immunomodulation i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0)</text:p>
          </table:table-cell>
          <table:table-cell office:value-type="string" calcext:value-type="string">
            <text:p>Use of Recombinant DNA, RNA and Viral Vectors to Study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79(0)</text:p>
          </table:table-cell>
          <table:table-cell office:value-type="string" calcext:value-type="string">
            <text:p>Modulation of gene expression using lentiviral vec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CRISPR/Cas9 screening of host factor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35(0)</text:p>
          </table:table-cell>
          <table:table-cell office:value-type="string" calcext:value-type="string">
            <text:p>Molecular Manipulation for Lung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3(0)</text:p>
          </table:table-cell>
          <table:table-cell office:value-type="string" calcext:value-type="string">
            <text:p>Cloning and Transfer of Genes Associated with Tumor Radioresistance Signatur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46(1)</text:p>
          </table:table-cell>
          <table:table-cell office:value-type="string" calcext:value-type="string">
            <text:p>Screening of Host Pathways Necessary for Viral Replica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549, HEK, Hep2, HeLa, Vero, BHK, RD, MDCK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0)</text:p>
          </table:table-cell>
          <table:table-cell office:value-type="string" calcext:value-type="string">
            <text:p>Use of Recombinant DNA, RNA and Viral Vectors to Study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15(0)</text:p>
          </table:table-cell>
          <table:table-cell office:value-type="string" calcext:value-type="string">
            <text:p>Structural Dynamics of Potassium Chann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0)</text:p>
          </table:table-cell>
          <table:table-cell office:value-type="string" calcext:value-type="string">
            <text:p>Molecular Mechanisms of Cytoki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CRISPR/Cas9 screening of host factor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71(0)</text:p>
          </table:table-cell>
          <table:table-cell office:value-type="string" calcext:value-type="string">
            <text:p>Regulation of Lymphocyte Development by Helix-Loop-Helix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0(0)</text:p>
          </table:table-cell>
          <table:table-cell office:value-type="string" calcext:value-type="string">
            <text:p>Molecular Mechanisms of Cell Tropism and Pathogenesis of H5N1 Viru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0)</text:p>
          </table:table-cell>
          <table:table-cell office:value-type="string" calcext:value-type="string">
            <text:p>Tumor Suppressor control of Cell Cycle, Differentiation, Metabolism &amp; Cell Death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0)</text:p>
          </table:table-cell>
          <table:table-cell office:value-type="string" calcext:value-type="string">
            <text:p>Biological Basis of Mental Retard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1(0)</text:p>
          </table:table-cell>
          <table:table-cell office:value-type="string" calcext:value-type="string">
            <text:p>Recombinant DNA Techniques Used in Studies of Nicotinic Acetylcholine, NMDA, Glutamate and AMPA Recep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4(0)</text:p>
          </table:table-cell>
          <table:table-cell office:value-type="string" calcext:value-type="string">
            <text:p>A Phase 2 Multicenter Study Evaluating the Efficacy of KTE-C19 in Subjects with Relapsed/Refractory Mantle Cell Lymphoma (r/r MCL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5(1)</text:p>
          </table:table-cell>
          <table:table-cell office:value-type="string" calcext:value-type="string">
            <text:p>Developing expression vectors for stem cells in genomic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0)</text:p>
          </table:table-cell>
          <table:table-cell office:value-type="string" calcext:value-type="string">
            <text:p>Mechanisms in Skin Carcinogenesis, Chemoprevention and Treat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915(0)</text:p>
          </table:table-cell>
          <table:table-cell office:value-type="string" calcext:value-type="string">
            <text:p>Structural Dynamics of Potassium Channel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-293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74(0)</text:p>
          </table:table-cell>
          <table:table-cell office:value-type="string" calcext:value-type="string">
            <text:p>Biological and Electrophysiological Stimulation for Bone Healing in Murine Craniofacial Defec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0)</text:p>
          </table:table-cell>
          <table:table-cell office:value-type="string" calcext:value-type="string">
            <text:p>Molecular and Cellular Basis of Ata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79(0)</text:p>
          </table:table-cell>
          <table:table-cell office:value-type="string" calcext:value-type="string">
            <text:p>Modulation of gene expression using lentiviral vec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0)</text:p>
          </table:table-cell>
          <table:table-cell office:value-type="string" calcext:value-type="string">
            <text:p>Use of Recombinant DNA, RNA and Viral Vectors to Study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77(0)</text:p>
          </table:table-cell>
          <table:table-cell office:value-type="string" calcext:value-type="string">
            <text:p>Complex Traits in Hutteri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0)</text:p>
          </table:table-cell>
          <table:table-cell office:value-type="string" calcext:value-type="string">
            <text:p>Mechanisms in Skin Carcinogenesis, Chemoprevention and Treat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8(0)</text:p>
          </table:table-cell>
          <table:table-cell office:value-type="string" calcext:value-type="string">
            <text:p>Expression of Parkinson's Disease Associated Genes in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3(0)</text:p>
          </table:table-cell>
          <table:table-cell office:value-type="string" calcext:value-type="string">
            <text:p>Baculoviral expression of proteins in insect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Bacterial infection of Macrophages and Protis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179(0)</text:p>
          </table:table-cell>
          <table:table-cell office:value-type="string" calcext:value-type="string">
            <text:p>Modulation of gene expression using lentiviral vector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 293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0(1)</text:p>
          </table:table-cell>
          <table:table-cell office:value-type="string" calcext:value-type="string">
            <text:p>Genomic Approaches in Metazoan Genom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0(0)</text:p>
          </table:table-cell>
          <table:table-cell office:value-type="string" calcext:value-type="string">
            <text:p>Cytoskeletal Proteins: Plasmid Amplification in E. coli and Expression in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1(0)</text:p>
          </table:table-cell>
          <table:table-cell office:value-type="string" calcext:value-type="string">
            <text:p>Microenviroment studies in pediatric solid tumor models in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79(0)</text:p>
          </table:table-cell>
          <table:table-cell office:value-type="string" calcext:value-type="string">
            <text:p>Modulation of gene expression using lentiviral vec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0)</text:p>
          </table:table-cell>
          <table:table-cell office:value-type="string" calcext:value-type="string">
            <text:p>Mechanisms in Skin Carcinogenesis, Chemoprevention and Treat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635(0)</text:p>
          </table:table-cell>
          <table:table-cell office:value-type="string" calcext:value-type="string">
            <text:p>Molecular Manipulation for Lung Biolog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, Jurkat cells, Human Airway Smooth Muscle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5(0)</text:p>
          </table:table-cell>
          <table:table-cell office:value-type="string" calcext:value-type="string">
            <text:p>Studies of the Function and Regulation of the Retinoblastoma Family of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27(1)</text:p>
          </table:table-cell>
          <table:table-cell office:value-type="string" calcext:value-type="string">
            <text:p>High Throughput Screening Towards Drug and target Discover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uman Cell Lines and Human Tumor Cell Line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53(0)</text:p>
          </table:table-cell>
          <table:table-cell office:value-type="string" calcext:value-type="string">
            <text:p>Theiler's Virus Stud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0)</text:p>
          </table:table-cell>
          <table:table-cell office:value-type="string" calcext:value-type="string">
            <text:p>Biological Basis of Mental Retard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0)</text:p>
          </table:table-cell>
          <table:table-cell office:value-type="string" calcext:value-type="string">
            <text:p>Mechanisms in Skin Carcinogenesis, Chemoprevention and Treat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78(1)</text:p>
          </table:table-cell>
          <table:table-cell office:value-type="string" calcext:value-type="string">
            <text:p>Molecular Mechanisms of Neuronal Development and Fun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78(0)</text:p>
          </table:table-cell>
          <table:table-cell office:value-type="string" calcext:value-type="string">
            <text:p>Rhinovirus-induced Immune Response and Asthm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77(1)</text:p>
          </table:table-cell>
          <table:table-cell office:value-type="string" calcext:value-type="string">
            <text:p>Mechanisms of Lung Injury and Pulmonary Fibrosi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EAS-2B, A549, NHLF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8(0)</text:p>
          </table:table-cell>
          <table:table-cell office:value-type="string" calcext:value-type="string">
            <text:p>Expression of Parkinson's Disease Associated Genes in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0)</text:p>
          </table:table-cell>
          <table:table-cell office:value-type="string" calcext:value-type="string">
            <text:p>Mechanisms in Skin Carcinogenesis, Chemoprevention and Treat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3(0)</text:p>
          </table:table-cell>
          <table:table-cell office:value-type="string" calcext:value-type="string">
            <text:p>Expression and purification of mammalian gen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4(0)</text:p>
          </table:table-cell>
          <table:table-cell office:value-type="string" calcext:value-type="string">
            <text:p>A Phase II, Single Arm, Multicenter Trial to Determine the Efficacy and Safety of CTL019 in Adult Patients With Relapsed and Refractpru B-Cell Actute Lymphoblastic Leukem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5(1)</text:p>
          </table:table-cell>
          <table:table-cell office:value-type="string" calcext:value-type="string">
            <text:p>Functional Analysis of the Vitamin D Receptor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3(0)</text:p>
          </table:table-cell>
          <table:table-cell office:value-type="string" calcext:value-type="string">
            <text:p>Cloning and Transfer of Genes Associated with Tumor Radioresistance Signatur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7(1)</text:p>
          </table:table-cell>
          <table:table-cell office:value-type="string" calcext:value-type="string">
            <text:p>Expression of human cDNA plasmids in leukemia cell lin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0)</text:p>
          </table:table-cell>
          <table:table-cell office:value-type="string" calcext:value-type="string">
            <text:p>Molecular and Cellular Basis of Ata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66(1)</text:p>
          </table:table-cell>
          <table:table-cell office:value-type="string" calcext:value-type="string">
            <text:p>Generation of viruses for transduction of progenitor cells in the brai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hoenix helper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1(1)</text:p>
          </table:table-cell>
          <table:table-cell office:value-type="string" calcext:value-type="string">
            <text:p>RNA-mediated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3(0)</text:p>
          </table:table-cell>
          <table:table-cell office:value-type="string" calcext:value-type="string">
            <text:p>Cloning and Transfer of Genes Associated with Tumor Radioresistance Signatur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1(0)</text:p>
          </table:table-cell>
          <table:table-cell office:value-type="string" calcext:value-type="string">
            <text:p>Microenviroment studies in pediatric solid tumor models in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230(0)</text:p>
          </table:table-cell>
          <table:table-cell office:value-type="string" calcext:value-type="string">
            <text:p>Molecular Mechanisms of Cell Tropism and Pathogenesis of H5N1 Virus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DCK, A549, endothelial cell lines; HEK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7(1)</text:p>
          </table:table-cell>
          <table:table-cell office:value-type="string" calcext:value-type="string">
            <text:p>Characterization and therapeutic exploitation of the T-cell inflamed immune microenvironment in malignant mesotheliom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0)</text:p>
          </table:table-cell>
          <table:table-cell office:value-type="string" calcext:value-type="string">
            <text:p>TCR gene 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9(0)</text:p>
          </table:table-cell>
          <table:table-cell office:value-type="string" calcext:value-type="string">
            <text:p>Molecular Biology of HSV (Herpes Simplex Virus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5(1)</text:p>
          </table:table-cell>
          <table:table-cell office:value-type="string" calcext:value-type="string">
            <text:p>Developing expression vectors for stem cells in genomic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0)</text:p>
          </table:table-cell>
          <table:table-cell office:value-type="string" calcext:value-type="string">
            <text:p>Use of Recombinant DNA, RNA and Viral Vectors to Study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79(0)</text:p>
          </table:table-cell>
          <table:table-cell office:value-type="string" calcext:value-type="string">
            <text:p>Modulation of gene expression using lentiviral vec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5(1)</text:p>
          </table:table-cell>
          <table:table-cell office:value-type="string" calcext:value-type="string">
            <text:p>Functional Analysis of the Vitamin D Receptor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1(1)</text:p>
          </table:table-cell>
          <table:table-cell office:value-type="string" calcext:value-type="string">
            <text:p>RNA-mediated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21(0)</text:p>
          </table:table-cell>
          <table:table-cell office:value-type="string" calcext:value-type="string">
            <text:p>Gene Therapy Delivered by Nanoparticl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0)</text:p>
          </table:table-cell>
          <table:table-cell office:value-type="string" calcext:value-type="string">
            <text:p>TCR gene 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9(0)</text:p>
          </table:table-cell>
          <table:table-cell office:value-type="string" calcext:value-type="string">
            <text:p>Molecular Biology of Bone and Musculoskeletal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9(0)</text:p>
          </table:table-cell>
          <table:table-cell office:value-type="string" calcext:value-type="string">
            <text:p>Molecular Biology of Bone and Musculoskeletal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649(0)</text:p>
          </table:table-cell>
          <table:table-cell office:value-type="string" calcext:value-type="string">
            <text:p>Molecular Biology of Bone and Musculoskeletal Disorder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-293 derivative cells; human MSCs: adipose-derived MSCs, bone marrow stromal cells, urine stem cells, umbilical cord-derived MSCs, etc., all of which will be pruchased commercially)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0)</text:p>
          </table:table-cell>
          <table:table-cell office:value-type="string" calcext:value-type="string">
            <text:p>Genetic/functional mechanisms of hematopoi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9(0)</text:p>
          </table:table-cell>
          <table:table-cell office:value-type="string" calcext:value-type="string">
            <text:p>Molecular Biology of Bone and Musculoskeletal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0)</text:p>
          </table:table-cell>
          <table:table-cell office:value-type="string" calcext:value-type="string">
            <text:p>Genetic/functional mechanisms of hematopoi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blood ce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od ce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0)</text:p>
          </table:table-cell>
          <table:table-cell office:value-type="string" calcext:value-type="string">
            <text:p>Molecular Analysis of the Deletions of Chromosome 5 in Malignant Myeloi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9(0)</text:p>
          </table:table-cell>
          <table:table-cell office:value-type="string" calcext:value-type="string">
            <text:p>Molecular Biology of Bone and Musculoskeletal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9(0)</text:p>
          </table:table-cell>
          <table:table-cell office:value-type="string" calcext:value-type="string">
            <text:p>Molecular Biology of Bone and Musculoskeletal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9(0)</text:p>
          </table:table-cell>
          <table:table-cell office:value-type="string" calcext:value-type="string">
            <text:p>Molecular Biology of Bone and Musculoskeletal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9(0)</text:p>
          </table:table-cell>
          <table:table-cell office:value-type="string" calcext:value-type="string">
            <text:p>Molecular Biology of Bone and Musculoskeletal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0)</text:p>
          </table:table-cell>
          <table:table-cell office:value-type="string" calcext:value-type="string">
            <text:p>Genetic/functional mechanisms of hematopoi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65(1)</text:p>
          </table:table-cell>
          <table:table-cell office:value-type="string" calcext:value-type="string">
            <text:p>Functional Analysis of the Vitamin D Receptor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, Caco-2, HCT116, THP-1, Hela, COS-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CRISPR/Cas9 screening of host factor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3(0)</text:p>
          </table:table-cell>
          <table:table-cell office:value-type="string" calcext:value-type="string">
            <text:p>Cloning and Transfer of Genes Associated with Tumor Radioresistance Signatur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646(0)</text:p>
          </table:table-cell>
          <table:table-cell office:value-type="string" calcext:value-type="string">
            <text:p>Use of Recombinant DNA, RNA and Viral Vectors to Study Cell Signali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833, MDA-MB-231, MDA-436, HEK293, HEK293T, BT-59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0(0)</text:p>
          </table:table-cell>
          <table:table-cell office:value-type="string" calcext:value-type="string">
            <text:p>Virus Vectors in the Study of Neurodegenerative Disea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0)</text:p>
          </table:table-cell>
          <table:table-cell office:value-type="string" calcext:value-type="string">
            <text:p>Role of Reactive Oxygen Species in Lung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Bacterial infection of Macrophages and Protis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8(1)</text:p>
          </table:table-cell>
          <table:table-cell office:value-type="string" calcext:value-type="string">
            <text:p>A Phase 1/2 Multi-Center Study Evaluating the Safety and Efficacy of KTE-C19 in Pediatric and Adolescent Subjects with Relapsed/Refractory B-precursor Acute Lymphoblastic Leukemia (r/r ALL) (ZUMA-4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0)</text:p>
          </table:table-cell>
          <table:table-cell office:value-type="string" calcext:value-type="string">
            <text:p>Role of Reactive Oxygen Species in Lung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299(0)</text:p>
          </table:table-cell>
          <table:table-cell office:value-type="string" calcext:value-type="string">
            <text:p>Role of Reactive Oxygen Species in Lung Biolog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P-1 cells, MHS, COS1 and primary human lung fibroblasts and keratinocyte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0)</text:p>
          </table:table-cell>
          <table:table-cell office:value-type="string" calcext:value-type="string">
            <text:p>Role of Reactive Oxygen Species in Lung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0)</text:p>
          </table:table-cell>
          <table:table-cell office:value-type="string" calcext:value-type="string">
            <text:p>Role of Reactive Oxygen Species in Lung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0)</text:p>
          </table:table-cell>
          <table:table-cell office:value-type="string" calcext:value-type="string">
            <text:p>Role of Reactive Oxygen Species in Lung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0)</text:p>
          </table:table-cell>
          <table:table-cell office:value-type="string" calcext:value-type="string">
            <text:p>Role of Reactive Oxygen Species in Lung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0)</text:p>
          </table:table-cell>
          <table:table-cell office:value-type="string" calcext:value-type="string">
            <text:p>Role of Reactive Oxygen Species in Lung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0)</text:p>
          </table:table-cell>
          <table:table-cell office:value-type="string" calcext:value-type="string">
            <text:p>Role of Reactive Oxygen Species in Lung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7(1)</text:p>
          </table:table-cell>
          <table:table-cell office:value-type="string" calcext:value-type="string">
            <text:p>A Phase 3 Randomized, Open-Label Study Comparing Pexa-Vec (Vaccinia GM-CSF / Thymidine Kinase-Deactivated Virus) Followed by Sorafenib Versus Sorafenib in Patients with Advanced Hepatocellular Carcinoma (HCC) Without Prior Systemic 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IRB15-0976 (in pre-submission)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5(1)</text:p>
          </table:table-cell>
          <table:table-cell office:value-type="string" calcext:value-type="string">
            <text:p>Functional Analysis of the Vitamin D Receptor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Screening of Host Pathway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5(0)</text:p>
          </table:table-cell>
          <table:table-cell office:value-type="string" calcext:value-type="string">
            <text:p>Inhibition of Solid Tumors by Novel Targeted 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0)</text:p>
          </table:table-cell>
          <table:table-cell office:value-type="string" calcext:value-type="string">
            <text:p>Molecular and Cellular Basis of Ata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4(1)</text:p>
          </table:table-cell>
          <table:table-cell office:value-type="string" calcext:value-type="string">
            <text:p>Generation of Dendritic Cells from Human Induced Pluripotent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0)</text:p>
          </table:table-cell>
          <table:table-cell office:value-type="string" calcext:value-type="string">
            <text:p>Role of Reactive Oxygen Species in Lung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0)</text:p>
          </table:table-cell>
          <table:table-cell office:value-type="string" calcext:value-type="string">
            <text:p>Role of Reactive Oxygen Species in Lung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0)</text:p>
          </table:table-cell>
          <table:table-cell office:value-type="string" calcext:value-type="string">
            <text:p>Role of Reactive Oxygen Species in Lung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0)</text:p>
          </table:table-cell>
          <table:table-cell office:value-type="string" calcext:value-type="string">
            <text:p>Role of Reactive Oxygen Species in Lung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0)</text:p>
          </table:table-cell>
          <table:table-cell office:value-type="string" calcext:value-type="string">
            <text:p>Role of Reactive Oxygen Species in Lung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0)</text:p>
          </table:table-cell>
          <table:table-cell office:value-type="string" calcext:value-type="string">
            <text:p>Role of Reactive Oxygen Species in Lung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0)</text:p>
          </table:table-cell>
          <table:table-cell office:value-type="string" calcext:value-type="string">
            <text:p>Role of Reactive Oxygen Species in Lung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0)</text:p>
          </table:table-cell>
          <table:table-cell office:value-type="string" calcext:value-type="string">
            <text:p>Role of Reactive Oxygen Species in Lung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0)</text:p>
          </table:table-cell>
          <table:table-cell office:value-type="string" calcext:value-type="string">
            <text:p>Role of Reactive Oxygen Species in Lung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0)</text:p>
          </table:table-cell>
          <table:table-cell office:value-type="string" calcext:value-type="string">
            <text:p>Role of Reactive Oxygen Species in Lung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0)</text:p>
          </table:table-cell>
          <table:table-cell office:value-type="string" calcext:value-type="string">
            <text:p>Role of Reactive Oxygen Species in Lung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0)</text:p>
          </table:table-cell>
          <table:table-cell office:value-type="string" calcext:value-type="string">
            <text:p>Role of Reactive Oxygen Species in Lung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9(0)</text:p>
          </table:table-cell>
          <table:table-cell office:value-type="string" calcext:value-type="string">
            <text:p>Role of Reactive Oxygen Species in Lung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7(1)</text:p>
          </table:table-cell>
          <table:table-cell office:value-type="string" calcext:value-type="string">
            <text:p>rDNA manip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1(0)</text:p>
          </table:table-cell>
          <table:table-cell office:value-type="string" calcext:value-type="string">
            <text:p>Recombinant DNA Techniques Used in Studies of Nicotinic Acetylcholine, NMDA, Glutamate and AMPA Recep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0)</text:p>
          </table:table-cell>
          <table:table-cell office:value-type="string" calcext:value-type="string">
            <text:p>Mechanisms in Skin Carcinogenesis, Chemoprevention and Treat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00(0)</text:p>
          </table:table-cell>
          <table:table-cell office:value-type="string" calcext:value-type="string">
            <text:p>Assessing structural changes during gating in voltage-gated ion channels.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0)</text:p>
          </table:table-cell>
          <table:table-cell office:value-type="string" calcext:value-type="string">
            <text:p>Biological Basis of Mental Retard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1(0)</text:p>
          </table:table-cell>
          <table:table-cell office:value-type="string" calcext:value-type="string">
            <text:p>Microenviroment studies in pediatric solid tumor models in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8(0)</text:p>
          </table:table-cell>
          <table:table-cell office:value-type="string" calcext:value-type="string">
            <text:p>Expression of Parkinson's Disease Associated Genes in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0)</text:p>
          </table:table-cell>
          <table:table-cell office:value-type="string" calcext:value-type="string">
            <text:p>Biological Basis of Mental Retard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3(0)</text:p>
          </table:table-cell>
          <table:table-cell office:value-type="string" calcext:value-type="string">
            <text:p>Cloning and Transfer of Genes Associated with Tumor Radioresistance Signatur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3(0)</text:p>
          </table:table-cell>
          <table:table-cell office:value-type="string" calcext:value-type="string">
            <text:p>Expression and purification of mammalian gen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5(0)</text:p>
          </table:table-cell>
          <table:table-cell office:value-type="string" calcext:value-type="string">
            <text:p>Inhibition of Solid Tumors by Novel Targeted 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0(0)</text:p>
          </table:table-cell>
          <table:table-cell office:value-type="string" calcext:value-type="string">
            <text:p>Virus Vectors in the Study of Neurodegenerative Disea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0(0)</text:p>
          </table:table-cell>
          <table:table-cell office:value-type="string" calcext:value-type="string">
            <text:p>T-Cell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0)</text:p>
          </table:table-cell>
          <table:table-cell office:value-type="string" calcext:value-type="string">
            <text:p>Plasmids for injection into zebrafish embryo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8(0)</text:p>
          </table:table-cell>
          <table:table-cell office:value-type="string" calcext:value-type="string">
            <text:p>Molecular Mechanisms of Cytoki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6(0)</text:p>
          </table:table-cell>
          <table:table-cell office:value-type="string" calcext:value-type="string">
            <text:p>Structural Characterization of Gamma Delta T Cell Recep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0)</text:p>
          </table:table-cell>
          <table:table-cell office:value-type="string" calcext:value-type="string">
            <text:p>Molecular Analysis of the Deletions of Chromosome 5 in Malignant Myeloi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0)</text:p>
          </table:table-cell>
          <table:table-cell office:value-type="string" calcext:value-type="string">
            <text:p>Molecular Analysis of the Deletions of Chromosome 5 in Malignant Myeloi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0)</text:p>
          </table:table-cell>
          <table:table-cell office:value-type="string" calcext:value-type="string">
            <text:p>Molecular Analysis of the Deletions of Chromosome 5 in Malignant Myeloi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0)</text:p>
          </table:table-cell>
          <table:table-cell office:value-type="string" calcext:value-type="string">
            <text:p>Molecular Analysis of the Deletions of Chromosome 5 in Malignant Myeloi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CRISPR/Cas9 screening of host factor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0)</text:p>
          </table:table-cell>
          <table:table-cell office:value-type="string" calcext:value-type="string">
            <text:p>Mechanisms in Skin Carcinogenesis, Chemoprevention and Treat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0)</text:p>
          </table:table-cell>
          <table:table-cell office:value-type="string" calcext:value-type="string">
            <text:p>Tumor Suppressor control of Cell Cycle, Differentiation, Metabolism &amp; Cell Death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0)</text:p>
          </table:table-cell>
          <table:table-cell office:value-type="string" calcext:value-type="string">
            <text:p>Molecular Analysis of the Deletions of Chromosome 5 in Malignant Myeloi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0)</text:p>
          </table:table-cell>
          <table:table-cell office:value-type="string" calcext:value-type="string">
            <text:p>Growth Control and Differentiation of Hematopoie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0)</text:p>
          </table:table-cell>
          <table:table-cell office:value-type="string" calcext:value-type="string">
            <text:p>Growth Control and Differentiation of Hematopoie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0)</text:p>
          </table:table-cell>
          <table:table-cell office:value-type="string" calcext:value-type="string">
            <text:p>Growth Control and Differentiation of Hematopoie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697(0)</text:p>
          </table:table-cell>
          <table:table-cell office:value-type="string" calcext:value-type="string">
            <text:p>Molecular Analysis of the Deletions of Chromosome 5 in Malignant Myeloid Disorder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 293T cells, HeLa, KG1, UoCM1, K562, SupT, Mono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0)</text:p>
          </table:table-cell>
          <table:table-cell office:value-type="string" calcext:value-type="string">
            <text:p>Molecular Analysis of the Deletions of Chromosome 5 in Malignant Myeloi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0)</text:p>
          </table:table-cell>
          <table:table-cell office:value-type="string" calcext:value-type="string">
            <text:p>Molecular Analysis of the Deletions of Chromosome 5 in Malignant Myeloi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0)</text:p>
          </table:table-cell>
          <table:table-cell office:value-type="string" calcext:value-type="string">
            <text:p>Molecular Analysis of the Deletions of Chromosome 5 in Malignant Myeloi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0)</text:p>
          </table:table-cell>
          <table:table-cell office:value-type="string" calcext:value-type="string">
            <text:p>Molecular Analysis of the Deletions of Chromosome 5 in Malignant Myeloi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0)</text:p>
          </table:table-cell>
          <table:table-cell office:value-type="string" calcext:value-type="string">
            <text:p>Molecular Analysis of the Deletions of Chromosome 5 in Malignant Myeloi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0)</text:p>
          </table:table-cell>
          <table:table-cell office:value-type="string" calcext:value-type="string">
            <text:p>Molecular Analysis of the Deletions of Chromosome 5 in Malignant Myeloi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0)</text:p>
          </table:table-cell>
          <table:table-cell office:value-type="string" calcext:value-type="string">
            <text:p>Growth Control and Differentiation of Hematopoie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blood ce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od ce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676(0)</text:p>
          </table:table-cell>
          <table:table-cell office:value-type="string" calcext:value-type="string">
            <text:p>Growth Control and Differentiation of Hematopoietic Cell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T, TF-1, K562, UT-7, HUDEP, HiDEP, mono7, NALM6,MEL, HCD57, HEL, multiple myeloma cell lines,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0(1)</text:p>
          </table:table-cell>
          <table:table-cell office:value-type="string" calcext:value-type="string">
            <text:p>Genomic Approaches in Metazoan Genom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8(0)</text:p>
          </table:table-cell>
          <table:table-cell office:value-type="string" calcext:value-type="string">
            <text:p>Expression of Parkinson's Disease Associated Genes in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6(0)</text:p>
          </table:table-cell>
          <table:table-cell office:value-type="string" calcext:value-type="string">
            <text:p>Structural Characterization of Gamma Delta T Cell Recep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human colon tissue, human peripheral 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man colon tissue, human peripheral 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0)</text:p>
          </table:table-cell>
          <table:table-cell office:value-type="string" calcext:value-type="string">
            <text:p>TCR gene 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7(1)</text:p>
          </table:table-cell>
          <table:table-cell office:value-type="string" calcext:value-type="string">
            <text:p>Direct application of Matrix-Assisted Laser Desorption/Ionization-Time of Flight Mass Spectrometry (MALDI-TOF MS) on aqueous and vitreous samples for rapid diagnosis of MRSA endophthalmitis in rabbit mod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943(0)</text:p>
          </table:table-cell>
          <table:table-cell office:value-type="string" calcext:value-type="string">
            <text:p>Cloning and Transfer of Genes Associated with Tumor Radioresistance Signatu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 293, SCC-61, MDA-MB-23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35(0)</text:p>
          </table:table-cell>
          <table:table-cell office:value-type="string" calcext:value-type="string">
            <text:p>Molecular Manipulation for Lung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4(1)</text:p>
          </table:table-cell>
          <table:table-cell office:value-type="string" calcext:value-type="string">
            <text:p>Patient Isolates from Pancreatic Surger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IRB is being submitted as 16-0362</text:p>
          </table:table-cell>
          <table:table-cell office:value-type="string" calcext:value-type="string">
            <text:p>Swabs of intraoperative specimens and tissues, postoperative drain flu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wabs of intraoperative specimens and tissues, postoperative drain flu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0)</text:p>
          </table:table-cell>
          <table:table-cell office:value-type="string" calcext:value-type="string">
            <text:p>Tumor Suppressor control of Cell Cycle, Differentiation, Metabolism &amp; Cell Death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0(1)</text:p>
          </table:table-cell>
          <table:table-cell office:value-type="string" calcext:value-type="string">
            <text:p>Genomic Approaches in Metazoan Genom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Bacterial infection of Macrophages and Protis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0)</text:p>
          </table:table-cell>
          <table:table-cell office:value-type="string" calcext:value-type="string">
            <text:p>TCR gene 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0)</text:p>
          </table:table-cell>
          <table:table-cell office:value-type="string" calcext:value-type="string">
            <text:p>Use of Recombinant DNA, RNA and Viral Vectors to Study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01(0)</text:p>
          </table:table-cell>
          <table:table-cell office:value-type="string" calcext:value-type="string">
            <text:p>Altered Responses to Food Proteins in Enteric Infe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01(0)</text:p>
          </table:table-cell>
          <table:table-cell office:value-type="string" calcext:value-type="string">
            <text:p>Altered Responses to Food Proteins in Enteric Infe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01(0)</text:p>
          </table:table-cell>
          <table:table-cell office:value-type="string" calcext:value-type="string">
            <text:p>Altered Responses to Food Proteins in Enteric Infe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3(0)</text:p>
          </table:table-cell>
          <table:table-cell office:value-type="string" calcext:value-type="string">
            <text:p>Meiotic Interaction of the RecA Homologue Dmc1 and Recombinational Repair Complexes i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3(0)</text:p>
          </table:table-cell>
          <table:table-cell office:value-type="string" calcext:value-type="string">
            <text:p>Meiotic Interaction of the RecA Homologue Dmc1 and Recombinational Repair Complexes i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703(0)</text:p>
          </table:table-cell>
          <table:table-cell office:value-type="string" calcext:value-type="string">
            <text:p>Meiotic Interaction of the RecA Homologue Dmc1 and Recombinational Repair Complexes in Canc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GM16666 ATM, GM16667 ATM+, GK33 U2OS ATR, GK41 U2OS ATR, U87 glioblastoma, 293-HEK, EUFA 423.F, SH2038.F, U2OS, PC-3, MCF-7, MDA-MB-231, HCC-1937, NCI-H650, Tyknu, Kuramochi, SNU-119, Caov-3, SKOV3, HeyA8, Mec-1, SK-N-DZ, DLD-1, DLD-1 with BRCA2 deletion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3(0)</text:p>
          </table:table-cell>
          <table:table-cell office:value-type="string" calcext:value-type="string">
            <text:p>Meiotic Interaction of the RecA Homologue Dmc1 and Recombinational Repair Complexes i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HEK293T, Calu-6, MCF-7, A431, HUVECs,Cos-7,Human Primary Aortic Endothelial Cells, J774, T47D, PANC-1, A549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1(1)</text:p>
          </table:table-cell>
          <table:table-cell office:value-type="string" calcext:value-type="string">
            <text:p>in vitro and in vivo investigation of intestinal dise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949(0)</text:p>
          </table:table-cell>
          <table:table-cell office:value-type="string" calcext:value-type="string">
            <text:p>Molecular and Cellular Basis of Ataxi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, human fibroblast cell lines, 293T.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690(0)</text:p>
          </table:table-cell>
          <table:table-cell office:value-type="string" calcext:value-type="string">
            <text:p>Virus Vectors in the Study of Neurodegenerative Diseas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, HeLa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HEK293T, Calu-6, MCF-7, A431, HUVECs,Cos-7,Human Primary Aortic Endothelial Cells, J774, T47D, PANC-1, A549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0)</text:p>
          </table:table-cell>
          <table:table-cell office:value-type="string" calcext:value-type="string">
            <text:p>Sk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0)</text:p>
          </table:table-cell>
          <table:table-cell office:value-type="string" calcext:value-type="string">
            <text:p>Sk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0)</text:p>
          </table:table-cell>
          <table:table-cell office:value-type="string" calcext:value-type="string">
            <text:p>Sk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0)</text:p>
          </table:table-cell>
          <table:table-cell office:value-type="string" calcext:value-type="string">
            <text:p>Sk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0)</text:p>
          </table:table-cell>
          <table:table-cell office:value-type="string" calcext:value-type="string">
            <text:p>Sk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0)</text:p>
          </table:table-cell>
          <table:table-cell office:value-type="string" calcext:value-type="string">
            <text:p>Sk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0)</text:p>
          </table:table-cell>
          <table:table-cell office:value-type="string" calcext:value-type="string">
            <text:p>Sk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797(0)</text:p>
          </table:table-cell>
          <table:table-cell office:value-type="string" calcext:value-type="string">
            <text:p>Expression of the Signaling Proteins and Their Mutants in Cultured Mammalian Cell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HEK-293, Cos-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0)</text:p>
          </table:table-cell>
          <table:table-cell office:value-type="string" calcext:value-type="string">
            <text:p>Molecular and Cellular Basis of Ata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19(0)</text:p>
          </table:table-cell>
          <table:table-cell office:value-type="string" calcext:value-type="string">
            <text:p>Mechanisms in Skin Carcinogenesis, Chemoprevention and Treat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177(0)</text:p>
          </table:table-cell>
          <table:table-cell office:value-type="string" calcext:value-type="string">
            <text:p>Complex Traits in Hutterit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uman B lymphocyte cell line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7(1)</text:p>
          </table:table-cell>
          <table:table-cell office:value-type="string" calcext:value-type="string">
            <text:p>Expression of human cDNA plasmids in leukemia cell lin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CRISPR/Cas9 screening of host factor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71(0)</text:p>
          </table:table-cell>
          <table:table-cell office:value-type="string" calcext:value-type="string">
            <text:p>Regulation of Lymphocyte Development by Helix-Loop-Helix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4(1)</text:p>
          </table:table-cell>
          <table:table-cell office:value-type="string" calcext:value-type="string">
            <text:p>Patient Isolates from Pancreatic Surger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4(1)</text:p>
          </table:table-cell>
          <table:table-cell office:value-type="string" calcext:value-type="string">
            <text:p>Generation of Dendritic Cells from Human Induced Pluripotent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0)</text:p>
          </table:table-cell>
          <table:table-cell office:value-type="string" calcext:value-type="string">
            <text:p>Targeting of Apoptotic Mechanism and Immunomodulation i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5(0)</text:p>
          </table:table-cell>
          <table:table-cell office:value-type="string" calcext:value-type="string">
            <text:p>Studies of the Function and Regulation of the Retinoblastoma Family of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00(0)</text:p>
          </table:table-cell>
          <table:table-cell office:value-type="string" calcext:value-type="string">
            <text:p>Assessing structural changes during gating in voltage-gated ion channels.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5(1)</text:p>
          </table:table-cell>
          <table:table-cell office:value-type="string" calcext:value-type="string">
            <text:p>Functional Analysis of the Vitamin D Receptor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15(0)</text:p>
          </table:table-cell>
          <table:table-cell office:value-type="string" calcext:value-type="string">
            <text:p>Structural Dynamics of Potassium Chann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3(0)</text:p>
          </table:table-cell>
          <table:table-cell office:value-type="string" calcext:value-type="string">
            <text:p>Defining Secondary Events in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821(0)</text:p>
          </table:table-cell>
          <table:table-cell office:value-type="string" calcext:value-type="string">
            <text:p>Recombinant DNA Techniques Used in Studies of Nicotinic Acetylcholine, NMDA, Glutamate and AMPA Receptor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 293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0)</text:p>
          </table:table-cell>
          <table:table-cell office:value-type="string" calcext:value-type="string">
            <text:p>Rock and obes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0)</text:p>
          </table:table-cell>
          <table:table-cell office:value-type="string" calcext:value-type="string">
            <text:p>Rock and obes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0)</text:p>
          </table:table-cell>
          <table:table-cell office:value-type="string" calcext:value-type="string">
            <text:p>Rock and obes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0)</text:p>
          </table:table-cell>
          <table:table-cell office:value-type="string" calcext:value-type="string">
            <text:p>Tumor Suppressor control of Cell Cycle, Differentiation, Metabolism &amp; Cell Death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14(0)</text:p>
          </table:table-cell>
          <table:table-cell office:value-type="string" calcext:value-type="string">
            <text:p>The synaptic mechanisms of visual processing in the retin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2(1)</text:p>
          </table:table-cell>
          <table:table-cell office:value-type="string" calcext:value-type="string">
            <text:p>Lentivirus-transduced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34(0)</text:p>
          </table:table-cell>
          <table:table-cell office:value-type="string" calcext:value-type="string">
            <text:p>Prion Protein Polymorphisms Determining Susceptibility and Phenotype of Brain Disease in Mice and Huma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0(1)</text:p>
          </table:table-cell>
          <table:table-cell office:value-type="string" calcext:value-type="string">
            <text:p>Genomic Approaches in Metazoan Genom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CRISPR/Cas9 screening of host factor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632(0)</text:p>
          </table:table-cell>
          <table:table-cell office:value-type="string" calcext:value-type="string">
            <text:p>Attenuated Adenovirus Type V Combined with Ionizing Radia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uman tumor cell lines (lung, prostate, squamous cell, colorectal, glioma,breast, fibrosarcoma)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0(1)</text:p>
          </table:table-cell>
          <table:table-cell office:value-type="string" calcext:value-type="string">
            <text:p>Genomic Approaches in Metazoan Genom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0)</text:p>
          </table:table-cell>
          <table:table-cell office:value-type="string" calcext:value-type="string">
            <text:p>Targeting of Apoptotic Mechanism and Immunomodulation i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1(0)</text:p>
          </table:table-cell>
          <table:table-cell office:value-type="string" calcext:value-type="string">
            <text:p>Microenviroment studies in pediatric solid tumor models in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8(0)</text:p>
          </table:table-cell>
          <table:table-cell office:value-type="string" calcext:value-type="string">
            <text:p>Expression of Parkinson's Disease Associated Genes in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CRISPR/Cas9 screening of host factor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Screening of Host Pathway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02(0)</text:p>
          </table:table-cell>
          <table:table-cell office:value-type="string" calcext:value-type="string">
            <text:p>Characterization of Rhythmic Cortical Activ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IRB 9538</text:p>
          </table:table-cell>
          <table:table-cell office:value-type="string" calcext:value-type="string">
            <text:p>Brain Tiss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rain Tiss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0(0)</text:p>
          </table:table-cell>
          <table:table-cell office:value-type="string" calcext:value-type="string">
            <text:p>Molecular Mechanisms of Cell Tropism and Pathogenesis of H5N1 Viru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5(1)</text:p>
          </table:table-cell>
          <table:table-cell office:value-type="string" calcext:value-type="string">
            <text:p>Progesterone/Progesterone Receptor Axis in Lymphangioleiomyomato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6(1)</text:p>
          </table:table-cell>
          <table:table-cell office:value-type="string" calcext:value-type="string">
            <text:p>Screening of Host Pathway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9(1)</text:p>
          </table:table-cell>
          <table:table-cell office:value-type="string" calcext:value-type="string">
            <text:p>B Cell Antigen Receptor: Molecular Mechanisms of Development and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9(1)</text:p>
          </table:table-cell>
          <table:table-cell office:value-type="string" calcext:value-type="string">
            <text:p>B Cell Antigen Receptor: Molecular Mechanisms of Development and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9(1)</text:p>
          </table:table-cell>
          <table:table-cell office:value-type="string" calcext:value-type="string">
            <text:p>B Cell Antigen Receptor: Molecular Mechanisms of Development and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9(1)</text:p>
          </table:table-cell>
          <table:table-cell office:value-type="string" calcext:value-type="string">
            <text:p>B Cell Antigen Receptor: Molecular Mechanisms of Development and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9(1)</text:p>
          </table:table-cell>
          <table:table-cell office:value-type="string" calcext:value-type="string">
            <text:p>B Cell Antigen Receptor: Molecular Mechanisms of Development and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Microfluidics cell culture and Systems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9(1)</text:p>
          </table:table-cell>
          <table:table-cell office:value-type="string" calcext:value-type="string">
            <text:p>B Cell Antigen Receptor: Molecular Mechanisms of Development and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Microfluidics cell culture and Systems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Microfluidics cell culture and Systems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0)</text:p>
          </table:table-cell>
          <table:table-cell office:value-type="string" calcext:value-type="string">
            <text:p>Study of Staphylococcus aureus and related spec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0)</text:p>
          </table:table-cell>
          <table:table-cell office:value-type="string" calcext:value-type="string">
            <text:p>Study of Staphylococcus aureus and related spec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1(0)</text:p>
          </table:table-cell>
          <table:table-cell office:value-type="string" calcext:value-type="string">
            <text:p>Microenviroment studies in pediatric solid tumor models in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0)</text:p>
          </table:table-cell>
          <table:table-cell office:value-type="string" calcext:value-type="string">
            <text:p>Targeting of Apoptotic Mechanism and Immunomodulation i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63(0)</text:p>
          </table:table-cell>
          <table:table-cell office:value-type="string" calcext:value-type="string">
            <text:p>Expression and purification of mammalian gen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0)</text:p>
          </table:table-cell>
          <table:table-cell office:value-type="string" calcext:value-type="string">
            <text:p>Rock and obes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17(0)</text:p>
          </table:table-cell>
          <table:table-cell office:value-type="string" calcext:value-type="string">
            <text:p>Study of Signaling Mediators Associated with Cell Growth and Differenti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17(0)</text:p>
          </table:table-cell>
          <table:table-cell office:value-type="string" calcext:value-type="string">
            <text:p>Study of Signaling Mediators Associated with Cell Growth and Differenti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17(0)</text:p>
          </table:table-cell>
          <table:table-cell office:value-type="string" calcext:value-type="string">
            <text:p>Study of Signaling Mediators Associated with Cell Growth and Differenti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717(0)</text:p>
          </table:table-cell>
          <table:table-cell office:value-type="string" calcext:value-type="string">
            <text:p>Study of Signaling Mediators Associated with Cell Growth and Differentia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17(0)</text:p>
          </table:table-cell>
          <table:table-cell office:value-type="string" calcext:value-type="string">
            <text:p>Study of Signaling Mediators Associated with Cell Growth and Differenti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747(0)</text:p>
          </table:table-cell>
          <table:table-cell office:value-type="string" calcext:value-type="string">
            <text:p>Molecular Genetics of Human Disea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, iPS cells from fibroblas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07(0)</text:p>
          </table:table-cell>
          <table:table-cell office:value-type="string" calcext:value-type="string">
            <text:p>Use of Electroporation to Manipulate WNT and BMP Signaling in the Mouse Embry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07(0)</text:p>
          </table:table-cell>
          <table:table-cell office:value-type="string" calcext:value-type="string">
            <text:p>Use of Electroporation to Manipulate WNT and BMP Signaling in the Mouse Embry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07(0)</text:p>
          </table:table-cell>
          <table:table-cell office:value-type="string" calcext:value-type="string">
            <text:p>Use of Electroporation to Manipulate WNT and BMP Signaling in the Mouse Embry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07(0)</text:p>
          </table:table-cell>
          <table:table-cell office:value-type="string" calcext:value-type="string">
            <text:p>Use of Electroporation to Manipulate WNT and BMP Signaling in the Mouse Embry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07(0)</text:p>
          </table:table-cell>
          <table:table-cell office:value-type="string" calcext:value-type="string">
            <text:p>Use of Electroporation to Manipulate WNT and BMP Signaling in the Mouse Embry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07(0)</text:p>
          </table:table-cell>
          <table:table-cell office:value-type="string" calcext:value-type="string">
            <text:p>Use of Electroporation to Manipulate WNT and BMP Signaling in the Mouse Embry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607(0)</text:p>
          </table:table-cell>
          <table:table-cell office:value-type="string" calcext:value-type="string">
            <text:p>Use of Electroporation to Manipulate WNT and BMP Signaling in the Mouse Embry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 human embryonic kidney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0)</text:p>
          </table:table-cell>
          <table:table-cell office:value-type="string" calcext:value-type="string">
            <text:p>Rock and obes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0)</text:p>
          </table:table-cell>
          <table:table-cell office:value-type="string" calcext:value-type="string">
            <text:p>Rock and obes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292(0)</text:p>
          </table:table-cell>
          <table:table-cell office:value-type="string" calcext:value-type="string">
            <text:p>Rock and obesit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CT116, LAM, HEK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6(0)</text:p>
          </table:table-cell>
          <table:table-cell office:value-type="string" calcext:value-type="string">
            <text:p>Structural Characterization of Gamma Delta T Cell Recep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5(1)</text:p>
          </table:table-cell>
          <table:table-cell office:value-type="string" calcext:value-type="string">
            <text:p>Functional Analysis of the Vitamin D Receptor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71(0)</text:p>
          </table:table-cell>
          <table:table-cell office:value-type="string" calcext:value-type="string">
            <text:p>Regulation of Lymphocyte Development by Helix-Loop-Helix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CRISPR/Cas9 screening of host factor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0)</text:p>
          </table:table-cell>
          <table:table-cell office:value-type="string" calcext:value-type="string">
            <text:p>Plasmids for injection into zebrafish embryo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07(0)</text:p>
          </table:table-cell>
          <table:table-cell office:value-type="string" calcext:value-type="string">
            <text:p>Use of Electroporation to Manipulate WNT and BMP Signaling in the Mouse Embry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77(1)</text:p>
          </table:table-cell>
          <table:table-cell office:value-type="string" calcext:value-type="string">
            <text:p>Mechanisms of Lung Injury and Pulmonary Fibro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62(1)</text:p>
          </table:table-cell>
          <table:table-cell office:value-type="string" calcext:value-type="string">
            <text:p>Lentivirus-transduced cancer cell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D8, HeyA8, M6C, 4T1.2, MDA-MB-231-417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2(1)</text:p>
          </table:table-cell>
          <table:table-cell office:value-type="string" calcext:value-type="string">
            <text:p>Lentivirus-transduced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32(0)</text:p>
          </table:table-cell>
          <table:table-cell office:value-type="string" calcext:value-type="string">
            <text:p>Attenuated Adenovirus Type V Combined with Ionizing Radi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74(0)</text:p>
          </table:table-cell>
          <table:table-cell office:value-type="string" calcext:value-type="string">
            <text:p>Biological and Electrophysiological Stimulation for Bone Healing in Murine Craniofacial Defec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0)</text:p>
          </table:table-cell>
          <table:table-cell office:value-type="string" calcext:value-type="string">
            <text:p>Use of Recombinant DNA, RNA and Viral Vectors to Study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0)</text:p>
          </table:table-cell>
          <table:table-cell office:value-type="string" calcext:value-type="string">
            <text:p>Molecular and Cellular Basis of Ata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1(1)</text:p>
          </table:table-cell>
          <table:table-cell office:value-type="string" calcext:value-type="string">
            <text:p>in vitro and in vivo investigation of intestinal dise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93T, AD-293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3(0)</text:p>
          </table:table-cell>
          <table:table-cell office:value-type="string" calcext:value-type="string">
            <text:p>Baculoviral expression of proteins in insect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71(0)</text:p>
          </table:table-cell>
          <table:table-cell office:value-type="string" calcext:value-type="string">
            <text:p>Regulation of Lymphocyte Development by Helix-Loop-Helix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3(0)</text:p>
          </table:table-cell>
          <table:table-cell office:value-type="string" calcext:value-type="string">
            <text:p>Defining Secondary Events in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0)</text:p>
          </table:table-cell>
          <table:table-cell office:value-type="string" calcext:value-type="string">
            <text:p>Study of Staphylococcus aureus and related spec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0)</text:p>
          </table:table-cell>
          <table:table-cell office:value-type="string" calcext:value-type="string">
            <text:p>Study of Staphylococcus aureus and related spec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0)</text:p>
          </table:table-cell>
          <table:table-cell office:value-type="string" calcext:value-type="string">
            <text:p>Study of Staphylococcus aureus and related spec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0)</text:p>
          </table:table-cell>
          <table:table-cell office:value-type="string" calcext:value-type="string">
            <text:p>Study of Staphylococcus aureus and related spec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0)</text:p>
          </table:table-cell>
          <table:table-cell office:value-type="string" calcext:value-type="string">
            <text:p>Study of Staphylococcus aureus and related spec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0)</text:p>
          </table:table-cell>
          <table:table-cell office:value-type="string" calcext:value-type="string">
            <text:p>Study of Staphylococcus aureus and related spec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610(0)</text:p>
          </table:table-cell>
          <table:table-cell office:value-type="string" calcext:value-type="string">
            <text:p>Study of Staphylococcus aureus and related speci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HP-1, HL60, A549, HEK293, HepG2, Caco2, BJ5, HAP1, HeLa, U39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0)</text:p>
          </table:table-cell>
          <table:table-cell office:value-type="string" calcext:value-type="string">
            <text:p>Study of Staphylococcus aureus and related spec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0)</text:p>
          </table:table-cell>
          <table:table-cell office:value-type="string" calcext:value-type="string">
            <text:p>Study of Staphylococcus aureus and related spec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0)</text:p>
          </table:table-cell>
          <table:table-cell office:value-type="string" calcext:value-type="string">
            <text:p>Study of Staphylococcus aureus and related spec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0)</text:p>
          </table:table-cell>
          <table:table-cell office:value-type="string" calcext:value-type="string">
            <text:p>Study of Staphylococcus aureus and related spec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0)</text:p>
          </table:table-cell>
          <table:table-cell office:value-type="string" calcext:value-type="string">
            <text:p>Study of Staphylococcus aureus and related spec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0)</text:p>
          </table:table-cell>
          <table:table-cell office:value-type="string" calcext:value-type="string">
            <text:p>Study of Staphylococcus aureus and related spec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0)</text:p>
          </table:table-cell>
          <table:table-cell office:value-type="string" calcext:value-type="string">
            <text:p>Study of Staphylococcus aureus and related spec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0)</text:p>
          </table:table-cell>
          <table:table-cell office:value-type="string" calcext:value-type="string">
            <text:p>Study of Staphylococcus aureus and related spec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0)</text:p>
          </table:table-cell>
          <table:table-cell office:value-type="string" calcext:value-type="string">
            <text:p>Study of Staphylococcus aureus and related spec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10(0)</text:p>
          </table:table-cell>
          <table:table-cell office:value-type="string" calcext:value-type="string">
            <text:p>Study of Staphylococcus aureus and related speci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0(0)</text:p>
          </table:table-cell>
          <table:table-cell office:value-type="string" calcext:value-type="string">
            <text:p>Molecular Mechanisms of Cell Tropism and Pathogenesis of H5N1 Viru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0(1)</text:p>
          </table:table-cell>
          <table:table-cell office:value-type="string" calcext:value-type="string">
            <text:p>Genomic Approaches in Metazoan Genom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5(0)</text:p>
          </table:table-cell>
          <table:table-cell office:value-type="string" calcext:value-type="string">
            <text:p>Studies of the Function and Regulation of the Retinoblastoma Family of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6(0)</text:p>
          </table:table-cell>
          <table:table-cell office:value-type="string" calcext:value-type="string">
            <text:p>Structural Characterization of Gamma Delta T Cell Recep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823(0)</text:p>
          </table:table-cell>
          <table:table-cell office:value-type="string" calcext:value-type="string">
            <text:p>Defining Secondary Events in Leukemogenesi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, SK-BE-2, WN, HeLa, MCF-7, HL60, UT-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CRISPR/Cas9 screening of host factor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0)</text:p>
          </table:table-cell>
          <table:table-cell office:value-type="string" calcext:value-type="string">
            <text:p>Rock and obes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0)</text:p>
          </table:table-cell>
          <table:table-cell office:value-type="string" calcext:value-type="string">
            <text:p>Rock and obes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Bacterial infection of Macrophages and Protis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0)</text:p>
          </table:table-cell>
          <table:table-cell office:value-type="string" calcext:value-type="string">
            <text:p>Rock and obes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5(1)</text:p>
          </table:table-cell>
          <table:table-cell office:value-type="string" calcext:value-type="string">
            <text:p>Developing expression vectors for stem cells in genomic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74(0)</text:p>
          </table:table-cell>
          <table:table-cell office:value-type="string" calcext:value-type="string">
            <text:p>Biological and Electrophysiological Stimulation for Bone Healing in Murine Craniofacial Defec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0)</text:p>
          </table:table-cell>
          <table:table-cell office:value-type="string" calcext:value-type="string">
            <text:p>Genetic/functional mechanisms of hematopoi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CF7, HMLE, 293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0)</text:p>
          </table:table-cell>
          <table:table-cell office:value-type="string" calcext:value-type="string">
            <text:p>Genetic/functional mechanisms of hematopoi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8(0)</text:p>
          </table:table-cell>
          <table:table-cell office:value-type="string" calcext:value-type="string">
            <text:p>Tumor Suppressor control of Cell Cycle, Differentiation, Metabolism &amp; Cell Death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0)</text:p>
          </table:table-cell>
          <table:table-cell office:value-type="string" calcext:value-type="string">
            <text:p>Biological Basis of Mental Retard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Bacterial infection of Macrophages and Protis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49(0)</text:p>
          </table:table-cell>
          <table:table-cell office:value-type="string" calcext:value-type="string">
            <text:p>Molecular and Cellular Basis of Ata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9(0)</text:p>
          </table:table-cell>
          <table:table-cell office:value-type="string" calcext:value-type="string">
            <text:p>Molecular Biology of HSV (Herpes Simplex Virus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00(0)</text:p>
          </table:table-cell>
          <table:table-cell office:value-type="string" calcext:value-type="string">
            <text:p>The Coordinated Action of Networks of Genes that Control Developmental and Evolutionary Proces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2(1)</text:p>
          </table:table-cell>
          <table:table-cell office:value-type="string" calcext:value-type="string">
            <text:p>Functional characterization of Toxoplasma gondii rhoptry protein 13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42(1)</text:p>
          </table:table-cell>
          <table:table-cell office:value-type="string" calcext:value-type="string">
            <text:p>Functional characterization of Toxoplasma gondii rhoptry protein 13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uman fibroblast cell line, human monomacs 6, human neuronal stem cell (AHNP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54(1)</text:p>
          </table:table-cell>
          <table:table-cell office:value-type="string" calcext:value-type="string">
            <text:p>Pancreatic cancer mouse mode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AsPC-luc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01(0)</text:p>
          </table:table-cell>
          <table:table-cell office:value-type="string" calcext:value-type="string">
            <text:p>Altered Responses to Food Proteins in Enteric Infe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01(0)</text:p>
          </table:table-cell>
          <table:table-cell office:value-type="string" calcext:value-type="string">
            <text:p>Altered Responses to Food Proteins in Enteric Infe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01(0)</text:p>
          </table:table-cell>
          <table:table-cell office:value-type="string" calcext:value-type="string">
            <text:p>Altered Responses to Food Proteins in Enteric Infe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0(0)</text:p>
          </table:table-cell>
          <table:table-cell office:value-type="string" calcext:value-type="string">
            <text:p>Cytoskeletal Proteins: Plasmid Amplification in E. coli and Expression in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8(1)</text:p>
          </table:table-cell>
          <table:table-cell office:value-type="string" calcext:value-type="string">
            <text:p>A Phase 1/2 Multi-Center Study Evaluating the Safety and Efficacy of KTE-C19 in Pediatric and Adolescent Subjects with Relapsed/Refractory B-precursor Acute Lymphoblastic Leukemia (r/r ALL) (ZUMA-4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974(0)</text:p>
          </table:table-cell>
          <table:table-cell office:value-type="string" calcext:value-type="string">
            <text:p>Biological and Electrophysiological Stimulation for Bone Healing in Murine Craniofacial Defect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-293 derivative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0)</text:p>
          </table:table-cell>
          <table:table-cell office:value-type="string" calcext:value-type="string">
            <text:p>Plasmids for injection into zebrafish embryo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0)</text:p>
          </table:table-cell>
          <table:table-cell office:value-type="string" calcext:value-type="string">
            <text:p>TCR gene 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5(1)</text:p>
          </table:table-cell>
          <table:table-cell office:value-type="string" calcext:value-type="string">
            <text:p>Developing expression vectors for stem cells in genomic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1(0)</text:p>
          </table:table-cell>
          <table:table-cell office:value-type="string" calcext:value-type="string">
            <text:p>Recombinant DNA Techniques Used in Studies of Nicotinic Acetylcholine, NMDA, Glutamate and AMPA Recep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0)</text:p>
          </table:table-cell>
          <table:table-cell office:value-type="string" calcext:value-type="string">
            <text:p>Use of Recombinant DNA, RNA and Viral Vectors to Study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Bacterial infection of Macrophages and Protis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15(0)</text:p>
          </table:table-cell>
          <table:table-cell office:value-type="string" calcext:value-type="string">
            <text:p>Structural Dynamics of Potassium Chann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4(0)</text:p>
          </table:table-cell>
          <table:table-cell office:value-type="string" calcext:value-type="string">
            <text:p>Role of Grainyhead Like Factors in Murine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0(0)</text:p>
          </table:table-cell>
          <table:table-cell office:value-type="string" calcext:value-type="string">
            <text:p>Application of nucleic acid nano-devices in cellulis and in vivo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79(1)</text:p>
          </table:table-cell>
          <table:table-cell office:value-type="string" calcext:value-type="string">
            <text:p>Crispr/cas9 of Toxoplasma gondii genes and Host cells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FF ;NSC;MM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9(1)</text:p>
          </table:table-cell>
          <table:table-cell office:value-type="string" calcext:value-type="string">
            <text:p>Crispr/cas9 of Toxoplasma gondii genes and Host cells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integrative immun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integrative immun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9(0)</text:p>
          </table:table-cell>
          <table:table-cell office:value-type="string" calcext:value-type="string">
            <text:p>Lentivirus vector for gene knockdown in Human primary cells and cell lines by endoding shRN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0)</text:p>
          </table:table-cell>
          <table:table-cell office:value-type="string" calcext:value-type="string">
            <text:p>Plasmids for injection into zebrafish embryo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96(0)</text:p>
          </table:table-cell>
          <table:table-cell office:value-type="string" calcext:value-type="string">
            <text:p>TCR gene 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Samples were harvested from a patient under the IRB protocol 13372B (no more blood will be drawn)</text:p>
          </table:table-cell>
          <table:table-cell office:value-type="string" calcext:value-type="string">
            <text:p>Blood and pleural effus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od and pleural effusio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5(0)</text:p>
          </table:table-cell>
          <table:table-cell office:value-type="string" calcext:value-type="string">
            <text:p>Plasmids for injection into zebrafish embryo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9(0)</text:p>
          </table:table-cell>
          <table:table-cell office:value-type="string" calcext:value-type="string">
            <text:p>Biological Basis of Mental Retard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Study Of Mammalian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6(1)</text:p>
          </table:table-cell>
          <table:table-cell office:value-type="string" calcext:value-type="string">
            <text:p>Globin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82(1)</text:p>
          </table:table-cell>
          <table:table-cell office:value-type="string" calcext:value-type="string">
            <text:p>An Open-Label, Phase 1 Safety and Phase 2 Randomized Study of JCAR017 in Subjects with Relapsed or Refractory Chronic Lymphocytic Leukemia or Small Lymphocytic Lymphoma (017004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0)</text:p>
          </table:table-cell>
          <table:table-cell office:value-type="string" calcext:value-type="string">
            <text:p>Rock and obes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0)</text:p>
          </table:table-cell>
          <table:table-cell office:value-type="string" calcext:value-type="string">
            <text:p>Rock and obes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0)</text:p>
          </table:table-cell>
          <table:table-cell office:value-type="string" calcext:value-type="string">
            <text:p>Rock and obes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0)</text:p>
          </table:table-cell>
          <table:table-cell office:value-type="string" calcext:value-type="string">
            <text:p>Molecular Analysis of the Deletions of Chromosome 5 in Malignant Myeloi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We obtain human cord blood from Lifesource run by <text:s/>ITxM Clinical Services. They run under the National Marrow Donor Program/Be the Match</text:p>
          </table:table-cell>
          <table:table-cell office:value-type="string" calcext:value-type="string">
            <text:p>Human cord 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man cord 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0)</text:p>
          </table:table-cell>
          <table:table-cell office:value-type="string" calcext:value-type="string">
            <text:p>Rock and obes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82(1)</text:p>
          </table:table-cell>
          <table:table-cell office:value-type="string" calcext:value-type="string">
            <text:p>An Open-Label, Phase 1 Safety and Phase 2 Randomized Study of JCAR017 in Subjects with Relapsed or Refractory Chronic Lymphocytic Leukemia or Small Lymphocytic Lymphoma (017004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CD4+ and CD8+ 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D4+ and CD8+ 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0)</text:p>
          </table:table-cell>
          <table:table-cell office:value-type="string" calcext:value-type="string">
            <text:p>Rock and obes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0)</text:p>
          </table:table-cell>
          <table:table-cell office:value-type="string" calcext:value-type="string">
            <text:p>Growth Control and Differentiation of Hematopoie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0)</text:p>
          </table:table-cell>
          <table:table-cell office:value-type="string" calcext:value-type="string">
            <text:p>Growth Control and Differentiation of Hematopoie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0)</text:p>
          </table:table-cell>
          <table:table-cell office:value-type="string" calcext:value-type="string">
            <text:p>Growth Control and Differentiation of Hematopoie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4(0)</text:p>
          </table:table-cell>
          <table:table-cell office:value-type="string" calcext:value-type="string">
            <text:p>A Phase II, Single Arm, Multicenter Trial to Determine the Efficacy and Safety of CTL019 in Adult Patients With Relapsed and Refractpru B-Cell Actute Lymphoblastic Leukem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85(1)</text:p>
          </table:table-cell>
          <table:table-cell office:value-type="string" calcext:value-type="string">
            <text:p>Developing expression vectors for stem cells in genomic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46(0)</text:p>
          </table:table-cell>
          <table:table-cell office:value-type="string" calcext:value-type="string">
            <text:p>Use of Recombinant DNA, RNA and Viral Vectors to Study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0)</text:p>
          </table:table-cell>
          <table:table-cell office:value-type="string" calcext:value-type="string">
            <text:p>Growth Control and Differentiation of Hematopoie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0)</text:p>
          </table:table-cell>
          <table:table-cell office:value-type="string" calcext:value-type="string">
            <text:p>Growth Control and Differentiation of Hematopoie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0)</text:p>
          </table:table-cell>
          <table:table-cell office:value-type="string" calcext:value-type="string">
            <text:p>Growth Control and Differentiation of Hematopoie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0)</text:p>
          </table:table-cell>
          <table:table-cell office:value-type="string" calcext:value-type="string">
            <text:p>Growth Control and Differentiation of Hematopoie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6(0)</text:p>
          </table:table-cell>
          <table:table-cell office:value-type="string" calcext:value-type="string">
            <text:p>Growth Control and Differentiation of Hematopoie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4(0)</text:p>
          </table:table-cell>
          <table:table-cell office:value-type="string" calcext:value-type="string">
            <text:p>Molecular Analysis of Huma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4(0)</text:p>
          </table:table-cell>
          <table:table-cell office:value-type="string" calcext:value-type="string">
            <text:p>Molecular Analysis of Huma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malignant and non-malignant human tissue; blood; buccal swab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alignant and non-malignant human tissue; blood; buccal swab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4(0)</text:p>
          </table:table-cell>
          <table:table-cell office:value-type="string" calcext:value-type="string">
            <text:p>Genetic Modularity of TBX20 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4(0)</text:p>
          </table:table-cell>
          <table:table-cell office:value-type="string" calcext:value-type="string">
            <text:p>Genetic Modularity of TBX20 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4(0)</text:p>
          </table:table-cell>
          <table:table-cell office:value-type="string" calcext:value-type="string">
            <text:p>Genetic Modularity of TBX20 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4(0)</text:p>
          </table:table-cell>
          <table:table-cell office:value-type="string" calcext:value-type="string">
            <text:p>Genetic Modularity of TBX20 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4(0)</text:p>
          </table:table-cell>
          <table:table-cell office:value-type="string" calcext:value-type="string">
            <text:p>Genetic Modularity of TBX20 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4(0)</text:p>
          </table:table-cell>
          <table:table-cell office:value-type="string" calcext:value-type="string">
            <text:p>Genetic Modularity of TBX20 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1(0)</text:p>
          </table:table-cell>
          <table:table-cell office:value-type="string" calcext:value-type="string">
            <text:p>Recombinant DNA Techniques Used in Studies of Nicotinic Acetylcholine, NMDA, Glutamate and AMPA Recep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4(0)</text:p>
          </table:table-cell>
          <table:table-cell office:value-type="string" calcext:value-type="string">
            <text:p>Genetic Modularity of TBX20 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4(0)</text:p>
          </table:table-cell>
          <table:table-cell office:value-type="string" calcext:value-type="string">
            <text:p>Genetic Modularity of TBX20 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integrative immun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integrative immun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integrative immun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integrative immun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77(1)</text:p>
          </table:table-cell>
          <table:table-cell office:value-type="string" calcext:value-type="string">
            <text:p>integrative immunolog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D Her2/Neu, CT26, TC-1, EG7-OVA, MC38, 4T1, B16, B16-OVA, B16-FLT3L, MC38-OVA, Vero, 293T, BHK-21, Hela S3, BSC-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67(1)</text:p>
          </table:table-cell>
          <table:table-cell office:value-type="string" calcext:value-type="string">
            <text:p>rDNA manipula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&lt;span style="color: rgb(0, 0, 0); font-family: Calibri, sans-serif; font-size: 14.666666984558105px; font-style: normal; font-variant-caps: normal; font-weight: normal; letter-spacing: normal; orphans: auto; text-align: start; text-indent: 0px; text-t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integrative immun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1(1)</text:p>
          </table:table-cell>
          <table:table-cell office:value-type="string" calcext:value-type="string">
            <text:p>Understanding and improving the immune response to chemical structur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1(1)</text:p>
          </table:table-cell>
          <table:table-cell office:value-type="string" calcext:value-type="string">
            <text:p>Understanding and improving the immune response to chemical structur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2(1)</text:p>
          </table:table-cell>
          <table:table-cell office:value-type="string" calcext:value-type="string">
            <text:p>The function and underlying mechanism of FTO in acute myeloid leukem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0)</text:p>
          </table:table-cell>
          <table:table-cell office:value-type="string" calcext:value-type="string">
            <text:p>Sk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0)</text:p>
          </table:table-cell>
          <table:table-cell office:value-type="string" calcext:value-type="string">
            <text:p>Sk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0)</text:p>
          </table:table-cell>
          <table:table-cell office:value-type="string" calcext:value-type="string">
            <text:p>Sk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0)</text:p>
          </table:table-cell>
          <table:table-cell office:value-type="string" calcext:value-type="string">
            <text:p>Sk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0)</text:p>
          </table:table-cell>
          <table:table-cell office:value-type="string" calcext:value-type="string">
            <text:p>Sk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0)</text:p>
          </table:table-cell>
          <table:table-cell office:value-type="string" calcext:value-type="string">
            <text:p>Sk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0)</text:p>
          </table:table-cell>
          <table:table-cell office:value-type="string" calcext:value-type="string">
            <text:p>Sk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0)</text:p>
          </table:table-cell>
          <table:table-cell office:value-type="string" calcext:value-type="string">
            <text:p>Sk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0)</text:p>
          </table:table-cell>
          <table:table-cell office:value-type="string" calcext:value-type="string">
            <text:p>Sk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0)</text:p>
          </table:table-cell>
          <table:table-cell office:value-type="string" calcext:value-type="string">
            <text:p>Sk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192(0)</text:p>
          </table:table-cell>
          <table:table-cell office:value-type="string" calcext:value-type="string">
            <text:p>Skin Development and Disea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 293, HeLa, human cancer cell lines, keratinocytes (human and mouse, human cells are purchased from Life Science)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0)</text:p>
          </table:table-cell>
          <table:table-cell office:value-type="string" calcext:value-type="string">
            <text:p>Sk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0)</text:p>
          </table:table-cell>
          <table:table-cell office:value-type="string" calcext:value-type="string">
            <text:p>Sk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0)</text:p>
          </table:table-cell>
          <table:table-cell office:value-type="string" calcext:value-type="string">
            <text:p>Sk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0)</text:p>
          </table:table-cell>
          <table:table-cell office:value-type="string" calcext:value-type="string">
            <text:p>Sk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0)</text:p>
          </table:table-cell>
          <table:table-cell office:value-type="string" calcext:value-type="string">
            <text:p>Sk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0)</text:p>
          </table:table-cell>
          <table:table-cell office:value-type="string" calcext:value-type="string">
            <text:p>Sk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0)</text:p>
          </table:table-cell>
          <table:table-cell office:value-type="string" calcext:value-type="string">
            <text:p>Sk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0)</text:p>
          </table:table-cell>
          <table:table-cell office:value-type="string" calcext:value-type="string">
            <text:p>Sk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2(0)</text:p>
          </table:table-cell>
          <table:table-cell office:value-type="string" calcext:value-type="string">
            <text:p>Sk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71(1)</text:p>
          </table:table-cell>
          <table:table-cell office:value-type="string" calcext:value-type="string">
            <text:p>Understanding and improving the immune response to chemical structur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, THP-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1(1)</text:p>
          </table:table-cell>
          <table:table-cell office:value-type="string" calcext:value-type="string">
            <text:p>Understanding and improving the immune response to chemical structur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1(1)</text:p>
          </table:table-cell>
          <table:table-cell office:value-type="string" calcext:value-type="string">
            <text:p>Understanding and improving the immune response to chemical structur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7(0)</text:p>
          </table:table-cell>
          <table:table-cell office:value-type="string" calcext:value-type="string">
            <text:p>Molecular Genetics of Human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7(0)</text:p>
          </table:table-cell>
          <table:table-cell office:value-type="string" calcext:value-type="string">
            <text:p>Molecular Genetics of Human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blood, sali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od, saliv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7(0)</text:p>
          </table:table-cell>
          <table:table-cell office:value-type="string" calcext:value-type="string">
            <text:p>Molecular Genetics of Human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7(0)</text:p>
          </table:table-cell>
          <table:table-cell office:value-type="string" calcext:value-type="string">
            <text:p>Molecular Genetics of Human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7(0)</text:p>
          </table:table-cell>
          <table:table-cell office:value-type="string" calcext:value-type="string">
            <text:p>Molecular Genetics of Human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7(0)</text:p>
          </table:table-cell>
          <table:table-cell office:value-type="string" calcext:value-type="string">
            <text:p>Molecular Genetics of Human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7(0)</text:p>
          </table:table-cell>
          <table:table-cell office:value-type="string" calcext:value-type="string">
            <text:p>Molecular Genetics of Human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7(0)</text:p>
          </table:table-cell>
          <table:table-cell office:value-type="string" calcext:value-type="string">
            <text:p>Molecular Genetics of Human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4(1)</text:p>
          </table:table-cell>
          <table:table-cell office:value-type="string" calcext:value-type="string">
            <text:p>Study of lipid regulatory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4(1)</text:p>
          </table:table-cell>
          <table:table-cell office:value-type="string" calcext:value-type="string">
            <text:p>Study of lipid regulatory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4(1)</text:p>
          </table:table-cell>
          <table:table-cell office:value-type="string" calcext:value-type="string">
            <text:p>Study of lipid regulatory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4(1)</text:p>
          </table:table-cell>
          <table:table-cell office:value-type="string" calcext:value-type="string">
            <text:p>Study of lipid regulatory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23(0)</text:p>
          </table:table-cell>
          <table:table-cell office:value-type="string" calcext:value-type="string">
            <text:p>The use of plasmid DNA for mammalian expression of proteins in cell culture.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8(1)</text:p>
          </table:table-cell>
          <table:table-cell office:value-type="string" calcext:value-type="string">
            <text:p>Tracking alloreactive T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8(1)</text:p>
          </table:table-cell>
          <table:table-cell office:value-type="string" calcext:value-type="string">
            <text:p>Tracking alloreactive T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8(1)</text:p>
          </table:table-cell>
          <table:table-cell office:value-type="string" calcext:value-type="string">
            <text:p>Tracking alloreactive T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8(1)</text:p>
          </table:table-cell>
          <table:table-cell office:value-type="string" calcext:value-type="string">
            <text:p>Tracking alloreactive T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72(1)</text:p>
          </table:table-cell>
          <table:table-cell office:value-type="string" calcext:value-type="string">
            <text:p>The function and underlying mechanism of FTO in acute myeloid leukemi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223(0)</text:p>
          </table:table-cell>
          <table:table-cell office:value-type="string" calcext:value-type="string">
            <text:p>The use of plasmid DNA for mammalian expression of proteins in cell culture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 293T, HeLa, MCF7, MDA-MB-231, HEPG2, RAW264.1, JURKA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1)</text:p>
          </table:table-cell>
          <table:table-cell office:value-type="string" calcext:value-type="string">
            <text:p>Study of Bacillus anthrac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0)</text:p>
          </table:table-cell>
          <table:table-cell office:value-type="string" calcext:value-type="string">
            <text:p>Rock and obes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0)</text:p>
          </table:table-cell>
          <table:table-cell office:value-type="string" calcext:value-type="string">
            <text:p>Rock and obes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0)</text:p>
          </table:table-cell>
          <table:table-cell office:value-type="string" calcext:value-type="string">
            <text:p>Rock and obes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2(0)</text:p>
          </table:table-cell>
          <table:table-cell office:value-type="string" calcext:value-type="string">
            <text:p>Rock and obes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Brain Development an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4(0)</text:p>
          </table:table-cell>
          <table:table-cell office:value-type="string" calcext:value-type="string">
            <text:p>Introduction of rDNA into Escherichia coli, Saccharomyces cerevisiae, Pichia pastoris and Cultured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1)</text:p>
          </table:table-cell>
          <table:table-cell office:value-type="string" calcext:value-type="string">
            <text:p>Study of Bacillus anthrac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3(1)</text:p>
          </table:table-cell>
          <table:table-cell office:value-type="string" calcext:value-type="string">
            <text:p><text:s/>A Multicenter, Open-Label, Expanded Access Study Of Axicabtagene Ciloleucel For The Treatment Of Relapsed/Refractory Transplant-Ineligible Aggressive Non-Hodgkin Lymphoma (NHL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3(1)</text:p>
          </table:table-cell>
          <table:table-cell office:value-type="string" calcext:value-type="string">
            <text:p><text:s/>A Multicenter, Open-Label, Expanded Access Study Of Axicabtagene Ciloleucel For The Treatment Of Relapsed/Refractory Transplant-Ineligible Aggressive Non-Hodgkin Lymphoma (NHL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3(1)</text:p>
          </table:table-cell>
          <table:table-cell office:value-type="string" calcext:value-type="string">
            <text:p><text:s/>A Multicenter, Open-Label, Expanded Access Study Of Axicabtagene Ciloleucel For The Treatment Of Relapsed/Refractory Transplant-Ineligible Aggressive Non-Hodgkin Lymphoma (NHL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14(0)</text:p>
          </table:table-cell>
          <table:table-cell office:value-type="string" calcext:value-type="string">
            <text:p>The synaptic mechanisms of visual processing in the retin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2(1)</text:p>
          </table:table-cell>
          <table:table-cell office:value-type="string" calcext:value-type="string">
            <text:p>The function and underlying mechanism of FTO in acute myeloid leukem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2(1)</text:p>
          </table:table-cell>
          <table:table-cell office:value-type="string" calcext:value-type="string">
            <text:p>The function and underlying mechanism of FTO in acute myeloid leukem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0)</text:p>
          </table:table-cell>
          <table:table-cell office:value-type="string" calcext:value-type="string">
            <text:p>Study of Transcriptional Regulation and Nucleic Acid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0)</text:p>
          </table:table-cell>
          <table:table-cell office:value-type="string" calcext:value-type="string">
            <text:p>Study of Transcriptional Regulation and Nucleic Acid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0)</text:p>
          </table:table-cell>
          <table:table-cell office:value-type="string" calcext:value-type="string">
            <text:p>Study of Transcriptional Regulation and Nucleic Acid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0)</text:p>
          </table:table-cell>
          <table:table-cell office:value-type="string" calcext:value-type="string">
            <text:p>Study of Transcriptional Regulation and Nucleic Acid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89(1)</text:p>
          </table:table-cell>
          <table:table-cell office:value-type="string" calcext:value-type="string">
            <text:p>Embryonic Patterning and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0)</text:p>
          </table:table-cell>
          <table:table-cell office:value-type="string" calcext:value-type="string">
            <text:p>Study of Transcriptional Regulation and Nucleic Acid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0)</text:p>
          </table:table-cell>
          <table:table-cell office:value-type="string" calcext:value-type="string">
            <text:p>Study of Transcriptional Regulation and Nucleic Acid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0)</text:p>
          </table:table-cell>
          <table:table-cell office:value-type="string" calcext:value-type="string">
            <text:p>Study of Transcriptional Regulation and Nucleic Acid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0)</text:p>
          </table:table-cell>
          <table:table-cell office:value-type="string" calcext:value-type="string">
            <text:p>Study of Transcriptional Regulation and Nucleic Acid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0)</text:p>
          </table:table-cell>
          <table:table-cell office:value-type="string" calcext:value-type="string">
            <text:p>Study of Transcriptional Regulation and Nucleic Acid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0)</text:p>
          </table:table-cell>
          <table:table-cell office:value-type="string" calcext:value-type="string">
            <text:p>Study of Transcriptional Regulation and Nucleic Acid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0)</text:p>
          </table:table-cell>
          <table:table-cell office:value-type="string" calcext:value-type="string">
            <text:p>Study of Transcriptional Regulation and Nucleic Acid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0)</text:p>
          </table:table-cell>
          <table:table-cell office:value-type="string" calcext:value-type="string">
            <text:p>Study of Transcriptional Regulation and Nucleic Acid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0)</text:p>
          </table:table-cell>
          <table:table-cell office:value-type="string" calcext:value-type="string">
            <text:p>Study of Transcriptional Regulation and Nucleic Acid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0)</text:p>
          </table:table-cell>
          <table:table-cell office:value-type="string" calcext:value-type="string">
            <text:p>Study of Transcriptional Regulation and Nucleic Acid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26(0)</text:p>
          </table:table-cell>
          <table:table-cell office:value-type="string" calcext:value-type="string">
            <text:p>Studies with seasonal and animal influenza viru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26(0)</text:p>
          </table:table-cell>
          <table:table-cell office:value-type="string" calcext:value-type="string">
            <text:p>Studies with seasonal and animal influenza viru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26(0)</text:p>
          </table:table-cell>
          <table:table-cell office:value-type="string" calcext:value-type="string">
            <text:p>Studies with seasonal and animal influenza viru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226(0)</text:p>
          </table:table-cell>
          <table:table-cell office:value-type="string" calcext:value-type="string">
            <text:p>Studies with seasonal and animal influenza virus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, MDCK, A549, HUVEC, HMVEC, MEF, DF1, HL-60, Vero, THP1, MS1, HTBE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17(0)</text:p>
          </table:table-cell>
          <table:table-cell office:value-type="string" calcext:value-type="string">
            <text:p>Study of Signaling Mediators Associated with Cell Growth and Differenti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17(0)</text:p>
          </table:table-cell>
          <table:table-cell office:value-type="string" calcext:value-type="string">
            <text:p>Study of Signaling Mediators Associated with Cell Growth and Differenti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26(0)</text:p>
          </table:table-cell>
          <table:table-cell office:value-type="string" calcext:value-type="string">
            <text:p>Studies with seasonal and animal influenza viru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26(0)</text:p>
          </table:table-cell>
          <table:table-cell office:value-type="string" calcext:value-type="string">
            <text:p>Studies with seasonal and animal influenza viru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26(0)</text:p>
          </table:table-cell>
          <table:table-cell office:value-type="string" calcext:value-type="string">
            <text:p>Studies with seasonal and animal influenza viru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26(0)</text:p>
          </table:table-cell>
          <table:table-cell office:value-type="string" calcext:value-type="string">
            <text:p>Studies with seasonal and animal influenza viru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7(1)</text:p>
          </table:table-cell>
          <table:table-cell office:value-type="string" calcext:value-type="string">
            <text:p>E. coli Nissle Gavage Interaction with High Alistipes Abundance Humanized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2(1)</text:p>
          </table:table-cell>
          <table:table-cell office:value-type="string" calcext:value-type="string">
            <text:p>Retroviral Transdu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17(0)</text:p>
          </table:table-cell>
          <table:table-cell office:value-type="string" calcext:value-type="string">
            <text:p>Study of Signaling Mediators Associated with Cell Growth and Differenti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17(0)</text:p>
          </table:table-cell>
          <table:table-cell office:value-type="string" calcext:value-type="string">
            <text:p>Study of Signaling Mediators Associated with Cell Growth and Differenti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17(0)</text:p>
          </table:table-cell>
          <table:table-cell office:value-type="string" calcext:value-type="string">
            <text:p>Study of Signaling Mediators Associated with Cell Growth and Differenti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17(0)</text:p>
          </table:table-cell>
          <table:table-cell office:value-type="string" calcext:value-type="string">
            <text:p>Study of Signaling Mediators Associated with Cell Growth and Differenti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17(0)</text:p>
          </table:table-cell>
          <table:table-cell office:value-type="string" calcext:value-type="string">
            <text:p>Study of Signaling Mediators Associated with Cell Growth and Differenti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17(0)</text:p>
          </table:table-cell>
          <table:table-cell office:value-type="string" calcext:value-type="string">
            <text:p>Study of Signaling Mediators Associated with Cell Growth and Differenti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17(0)</text:p>
          </table:table-cell>
          <table:table-cell office:value-type="string" calcext:value-type="string">
            <text:p>Study of Signaling Mediators Associated with Cell Growth and Differenti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17(0)</text:p>
          </table:table-cell>
          <table:table-cell office:value-type="string" calcext:value-type="string">
            <text:p>Study of Signaling Mediators Associated with Cell Growth and Differenti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1)</text:p>
          </table:table-cell>
          <table:table-cell office:value-type="string" calcext:value-type="string">
            <text:p>Transcriptional regulation of hematopoiesis and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4(0)</text:p>
          </table:table-cell>
          <table:table-cell office:value-type="string" calcext:value-type="string">
            <text:p>Introduction of rDNA into Escherichia coli, Saccharomyces cerevisiae, Pichia pastoris and Cultured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4(0)</text:p>
          </table:table-cell>
          <table:table-cell office:value-type="string" calcext:value-type="string">
            <text:p>Introduction of rDNA into Escherichia coli, Saccharomyces cerevisiae, Pichia pastoris and Cultured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704(0)</text:p>
          </table:table-cell>
          <table:table-cell office:value-type="string" calcext:value-type="string">
            <text:p>Introduction of rDNA into Escherichia coli, Saccharomyces cerevisiae, Pichia pastoris and Cultured Mammalian Cell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NRK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04(0)</text:p>
          </table:table-cell>
          <table:table-cell office:value-type="string" calcext:value-type="string">
            <text:p>Introduction of rDNA into Escherichia coli, Saccharomyces cerevisiae, Pichia pastoris and Cultured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0)</text:p>
          </table:table-cell>
          <table:table-cell office:value-type="string" calcext:value-type="string">
            <text:p>Understanding the Basis for the Abnormal Methylation of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0)</text:p>
          </table:table-cell>
          <table:table-cell office:value-type="string" calcext:value-type="string">
            <text:p>Understanding the Basis for the Abnormal Methylation of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2(1)</text:p>
          </table:table-cell>
          <table:table-cell office:value-type="string" calcext:value-type="string">
            <text:p>Retroviral Transdu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0)</text:p>
          </table:table-cell>
          <table:table-cell office:value-type="string" calcext:value-type="string">
            <text:p>Understanding the Basis for the Abnormal Methylation of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0)</text:p>
          </table:table-cell>
          <table:table-cell office:value-type="string" calcext:value-type="string">
            <text:p>Understanding the Basis for the Abnormal Methylation of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2(1)</text:p>
          </table:table-cell>
          <table:table-cell office:value-type="string" calcext:value-type="string">
            <text:p>Retroviral Transdu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1)</text:p>
          </table:table-cell>
          <table:table-cell office:value-type="string" calcext:value-type="string">
            <text:p>Studying anti-tumor immune responses in melanoma mod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1)</text:p>
          </table:table-cell>
          <table:table-cell office:value-type="string" calcext:value-type="string">
            <text:p>Studying anti-tumor immune responses in melanoma mod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0)</text:p>
          </table:table-cell>
          <table:table-cell office:value-type="string" calcext:value-type="string">
            <text:p>Understanding the Basis for the Abnormal Methylation of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0)</text:p>
          </table:table-cell>
          <table:table-cell office:value-type="string" calcext:value-type="string">
            <text:p>Molecular Analysis of the Deletions of Chromosome 5 in Malignant Myeloi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0)</text:p>
          </table:table-cell>
          <table:table-cell office:value-type="string" calcext:value-type="string">
            <text:p>Molecular Analysis of the Deletions of Chromosome 5 in Malignant Myeloi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0)</text:p>
          </table:table-cell>
          <table:table-cell office:value-type="string" calcext:value-type="string">
            <text:p>Molecular Analysis of the Deletions of Chromosome 5 in Malignant Myeloi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0)</text:p>
          </table:table-cell>
          <table:table-cell office:value-type="string" calcext:value-type="string">
            <text:p>Molecular Analysis of the Deletions of Chromosome 5 in Malignant Myeloi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0)</text:p>
          </table:table-cell>
          <table:table-cell office:value-type="string" calcext:value-type="string">
            <text:p>Molecular Analysis of the Deletions of Chromosome 5 in Malignant Myeloi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0)</text:p>
          </table:table-cell>
          <table:table-cell office:value-type="string" calcext:value-type="string">
            <text:p>Standard Molecular Biological Techniques in the Investigation of Intestinal Ion Transport and Stres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0)</text:p>
          </table:table-cell>
          <table:table-cell office:value-type="string" calcext:value-type="string">
            <text:p>Standard Molecular Biological Techniques in the Investigation of Intestinal Ion Transport and Stres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29(1)</text:p>
          </table:table-cell>
          <table:table-cell office:value-type="string" calcext:value-type="string">
            <text:p>Discovering the epigenetics of RNA modification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MCF7, MDA-MB-231, HEK293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9(1)</text:p>
          </table:table-cell>
          <table:table-cell office:value-type="string" calcext:value-type="string">
            <text:p>Discovering the epigenetics of RNA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0)</text:p>
          </table:table-cell>
          <table:table-cell office:value-type="string" calcext:value-type="string">
            <text:p>Standard Molecular Biological Techniques in the Investigation of Intestinal Ion Transport and Stres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0)</text:p>
          </table:table-cell>
          <table:table-cell office:value-type="string" calcext:value-type="string">
            <text:p>Standard Molecular Biological Techniques in the Investigation of Intestinal Ion Transport and Stres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9(1)</text:p>
          </table:table-cell>
          <table:table-cell office:value-type="string" calcext:value-type="string">
            <text:p>Discovering the epigenetics of RNA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1)</text:p>
          </table:table-cell>
          <table:table-cell office:value-type="string" calcext:value-type="string">
            <text:p>Studying anti-tumor immune responses in melanoma mod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1)</text:p>
          </table:table-cell>
          <table:table-cell office:value-type="string" calcext:value-type="string">
            <text:p>Studying anti-tumor immune responses in melanoma mod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0)</text:p>
          </table:table-cell>
          <table:table-cell office:value-type="string" calcext:value-type="string">
            <text:p>Understanding the Basis for the Abnormal Methylation of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9(1)</text:p>
          </table:table-cell>
          <table:table-cell office:value-type="string" calcext:value-type="string">
            <text:p>Droplet based Single cell genomics and intera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Brain Development an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132(0)</text:p>
          </table:table-cell>
          <table:table-cell office:value-type="string" calcext:value-type="string">
            <text:p>Cytoskeletal Regulation of Lung Endothelial Cell Barrier Func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PAEC, HLMVEC, HEK-T293, A549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32(0)</text:p>
          </table:table-cell>
          <table:table-cell office:value-type="string" calcext:value-type="string">
            <text:p>Cytoskeletal Regulation of Lung Endothelial Cell Barrier Fun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32(0)</text:p>
          </table:table-cell>
          <table:table-cell office:value-type="string" calcext:value-type="string">
            <text:p>Cytoskeletal Regulation of Lung Endothelial Cell Barrier Fun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32(0)</text:p>
          </table:table-cell>
          <table:table-cell office:value-type="string" calcext:value-type="string">
            <text:p>Cytoskeletal Regulation of Lung Endothelial Cell Barrier Fun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8(1)</text:p>
          </table:table-cell>
          <table:table-cell office:value-type="string" calcext:value-type="string">
            <text:p>Tracking alloreactive T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8(1)</text:p>
          </table:table-cell>
          <table:table-cell office:value-type="string" calcext:value-type="string">
            <text:p>Tracking alloreactive T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8(1)</text:p>
          </table:table-cell>
          <table:table-cell office:value-type="string" calcext:value-type="string">
            <text:p>Tracking alloreactive T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8(1)</text:p>
          </table:table-cell>
          <table:table-cell office:value-type="string" calcext:value-type="string">
            <text:p>Tracking alloreactive T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8(1)</text:p>
          </table:table-cell>
          <table:table-cell office:value-type="string" calcext:value-type="string">
            <text:p>Tracking alloreactive T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68(1)</text:p>
          </table:table-cell>
          <table:table-cell office:value-type="string" calcext:value-type="string">
            <text:p>Tracking alloreactive T cell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hoenix-Eco, PlatE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0(1)</text:p>
          </table:table-cell>
          <table:table-cell office:value-type="string" calcext:value-type="string">
            <text:p>A Phase 1 Multicenter Study of KITE-585, an Autologous Anti-BCMA CAR T-Cell Therapy, in Subjects with Relapsed/Refractory Multiple Myeloma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0(1)</text:p>
          </table:table-cell>
          <table:table-cell office:value-type="string" calcext:value-type="string">
            <text:p>A Phase 1 Multicenter Study of KITE-585, an Autologous Anti-BCMA CAR T-Cell Therapy, in Subjects with Relapsed/Refractory Multiple Myeloma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CD4+ and CD8+ 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D4+ and CD8+ 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0(1)</text:p>
          </table:table-cell>
          <table:table-cell office:value-type="string" calcext:value-type="string">
            <text:p>A Phase 1 Multicenter Study of KITE-585, an Autologous Anti-BCMA CAR T-Cell Therapy, in Subjects with Relapsed/Refractory Multiple Myeloma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7(1)</text:p>
          </table:table-cell>
          <table:table-cell office:value-type="string" calcext:value-type="string">
            <text:p>E. coli Nissle Gavage Interaction with High Alistipes Abundance Humanized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7(1)</text:p>
          </table:table-cell>
          <table:table-cell office:value-type="string" calcext:value-type="string">
            <text:p>E. coli Nissle Gavage Interaction with High Alistipes Abundance Humanized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97(0)</text:p>
          </table:table-cell>
          <table:table-cell office:value-type="string" calcext:value-type="string">
            <text:p>Molecular Analysis of the Deletions of Chromosome 5 in Malignant Myeloi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00(0)</text:p>
          </table:table-cell>
          <table:table-cell office:value-type="string" calcext:value-type="string">
            <text:p>Assessing structural changes during gating in voltage-gated ion channels.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15(0)</text:p>
          </table:table-cell>
          <table:table-cell office:value-type="string" calcext:value-type="string">
            <text:p>Structural Dynamics of Potassium Chann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02(0)</text:p>
          </table:table-cell>
          <table:table-cell office:value-type="string" calcext:value-type="string">
            <text:p>Characterization of Rhythmic Cortical Activ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3(1)</text:p>
          </table:table-cell>
          <table:table-cell office:value-type="string" calcext:value-type="string">
            <text:p>CRISPR/Cas9 screening of host factors necessary for viral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00(0)</text:p>
          </table:table-cell>
          <table:table-cell office:value-type="string" calcext:value-type="string">
            <text:p>Assessing structural changes during gating in voltage-gated ion channels.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7(1)</text:p>
          </table:table-cell>
          <table:table-cell office:value-type="string" calcext:value-type="string">
            <text:p>E. coli Nissle Gavage Interaction with High Alistipes Abundance Humanized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Fecal materi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ecal materi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2(1)</text:p>
          </table:table-cell>
          <table:table-cell office:value-type="string" calcext:value-type="string">
            <text:p>The function and underlying mechanism of FTO in acute myeloid leukem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Study Of Mammalian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Study Of Mammalian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Study Of Mammalian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Study Of Mammalian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Study Of Mammalian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Study Of Mammalian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Study Of Mammalian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722(0)</text:p>
          </table:table-cell>
          <table:table-cell office:value-type="string" calcext:value-type="string">
            <text:p>Mouse Models in the Study of Nervous System Function and Dysfunc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integrative immun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integrative immun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1(1)</text:p>
          </table:table-cell>
          <table:table-cell office:value-type="string" calcext:value-type="string">
            <text:p>Understanding and improving the immune response to chemical structur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1(1)</text:p>
          </table:table-cell>
          <table:table-cell office:value-type="string" calcext:value-type="string">
            <text:p>Understanding and improving the immune response to chemical structur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1(1)</text:p>
          </table:table-cell>
          <table:table-cell office:value-type="string" calcext:value-type="string">
            <text:p>Understanding and improving the immune response to chemical structur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1(1)</text:p>
          </table:table-cell>
          <table:table-cell office:value-type="string" calcext:value-type="string">
            <text:p>Understanding and improving the immune response to chemical structur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Study Of Mammalian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9(1)</text:p>
          </table:table-cell>
          <table:table-cell office:value-type="string" calcext:value-type="string">
            <text:p>B Cell Antigen Receptor: Molecular Mechanisms of Development and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Microfluidics cell culture and Systems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integrative immun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1(1)</text:p>
          </table:table-cell>
          <table:table-cell office:value-type="string" calcext:value-type="string">
            <text:p>Understanding and improving the immune response to chemical structur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1(1)</text:p>
          </table:table-cell>
          <table:table-cell office:value-type="string" calcext:value-type="string">
            <text:p>Understanding and improving the immune response to chemical structur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integrative immun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77(1)</text:p>
          </table:table-cell>
          <table:table-cell office:value-type="string" calcext:value-type="string">
            <text:p>Mechanisms of Lung Injury and Pulmonary Fibro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844(0)</text:p>
          </table:table-cell>
          <table:table-cell office:value-type="string" calcext:value-type="string">
            <text:p>Molecular Analysis of Human Canc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BV-immortalized lymphoblastoid cell lines derived from numerous patients,MDA MB157, BT549, HCC1395, MDA-MB-231, T47D, ZR75-1, HCC2185, NCI - ICBP45 kit, MCF7, GM1466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4(0)</text:p>
          </table:table-cell>
          <table:table-cell office:value-type="string" calcext:value-type="string">
            <text:p>Molecular Analysis of Huma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4(0)</text:p>
          </table:table-cell>
          <table:table-cell office:value-type="string" calcext:value-type="string">
            <text:p>Molecular Analysis of Huma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4(0)</text:p>
          </table:table-cell>
          <table:table-cell office:value-type="string" calcext:value-type="string">
            <text:p>Molecular Analysis of Huma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4(0)</text:p>
          </table:table-cell>
          <table:table-cell office:value-type="string" calcext:value-type="string">
            <text:p>Molecular Analysis of Huma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4(0)</text:p>
          </table:table-cell>
          <table:table-cell office:value-type="string" calcext:value-type="string">
            <text:p>Molecular Analysis of Huma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4(0)</text:p>
          </table:table-cell>
          <table:table-cell office:value-type="string" calcext:value-type="string">
            <text:p>Molecular Analysis of Huma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4(0)</text:p>
          </table:table-cell>
          <table:table-cell office:value-type="string" calcext:value-type="string">
            <text:p>Molecular Analysis of Huma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4(0)</text:p>
          </table:table-cell>
          <table:table-cell office:value-type="string" calcext:value-type="string">
            <text:p>Molecular Analysis of Huma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4(0)</text:p>
          </table:table-cell>
          <table:table-cell office:value-type="string" calcext:value-type="string">
            <text:p>Molecular Analysis of Huma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4(0)</text:p>
          </table:table-cell>
          <table:table-cell office:value-type="string" calcext:value-type="string">
            <text:p>Molecular Analysis of Huma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4(0)</text:p>
          </table:table-cell>
          <table:table-cell office:value-type="string" calcext:value-type="string">
            <text:p>Molecular Analysis of Huma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4(0)</text:p>
          </table:table-cell>
          <table:table-cell office:value-type="string" calcext:value-type="string">
            <text:p>Molecular Analysis of Huma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4(0)</text:p>
          </table:table-cell>
          <table:table-cell office:value-type="string" calcext:value-type="string">
            <text:p>Molecular Analysis of Huma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51(1)</text:p>
          </table:table-cell>
          <table:table-cell office:value-type="string" calcext:value-type="string">
            <text:p>Studies of Sequence Variation and Linkage Disequilibrium in the Human Genom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51(1)</text:p>
          </table:table-cell>
          <table:table-cell office:value-type="string" calcext:value-type="string">
            <text:p>Studies of Sequence Variation and Linkage Disequilibrium in the Human Genom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551(1)</text:p>
          </table:table-cell>
          <table:table-cell office:value-type="string" calcext:value-type="string">
            <text:p>Studies of Sequence Variation and Linkage Disequilibrium in the Human Genom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ymphoblastoid cell lines, MCF7, HEPG2, LNCaP, HEK293, HeLa, Caco-2, HL-1, HAEC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51(1)</text:p>
          </table:table-cell>
          <table:table-cell office:value-type="string" calcext:value-type="string">
            <text:p>Studies of Sequence Variation and Linkage Disequilibrium in the Human Genom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51(1)</text:p>
          </table:table-cell>
          <table:table-cell office:value-type="string" calcext:value-type="string">
            <text:p>Studies of Sequence Variation and Linkage Disequilibrium in the Human Genom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genomic DNA from peripheral blood cell, colon biopsy, cell lines, breast tissue biopsy, saliva, buccal swabs, skin biops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enomic DNA from peripheral blood cell, colon biopsy, cell lines, breast tissue biopsy, saliva, buccal swabs, skin biops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7(1)</text:p>
          </table:table-cell>
          <table:table-cell office:value-type="string" calcext:value-type="string">
            <text:p>rDNA manip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7(1)</text:p>
          </table:table-cell>
          <table:table-cell office:value-type="string" calcext:value-type="string">
            <text:p>rDNA manip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51(1)</text:p>
          </table:table-cell>
          <table:table-cell office:value-type="string" calcext:value-type="string">
            <text:p>Studies of Sequence Variation and Linkage Disequilibrium in the Human Genom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4(1)</text:p>
          </table:table-cell>
          <table:table-cell office:value-type="string" calcext:value-type="string">
            <text:p>Pancreatic cancer mouse mode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integrative immun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integrative immun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integrative immun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integrative immun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integrative immun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44(1)</text:p>
          </table:table-cell>
          <table:table-cell office:value-type="string" calcext:value-type="string">
            <text:p>Mechanism of Fibroblast Growth Factor 2-Mediated Alveolar Epithelial Repai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BEAS-2B, A549, NHLF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4(1)</text:p>
          </table:table-cell>
          <table:table-cell office:value-type="string" calcext:value-type="string">
            <text:p>Mechanism of Fibroblast Growth Factor 2-Mediated Alveolar Epithelial Repai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4(1)</text:p>
          </table:table-cell>
          <table:table-cell office:value-type="string" calcext:value-type="string">
            <text:p>Mechanism of Fibroblast Growth Factor 2-Mediated Alveolar Epithelial Repai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44(1)</text:p>
          </table:table-cell>
          <table:table-cell office:value-type="string" calcext:value-type="string">
            <text:p>Mechanism of Fibroblast Growth Factor 2-Mediated Alveolar Epithelial Repai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2(1)</text:p>
          </table:table-cell>
          <table:table-cell office:value-type="string" calcext:value-type="string">
            <text:p>Retroviral Transdu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2(1)</text:p>
          </table:table-cell>
          <table:table-cell office:value-type="string" calcext:value-type="string">
            <text:p>Retroviral Transdu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7(1)</text:p>
          </table:table-cell>
          <table:table-cell office:value-type="string" calcext:value-type="string">
            <text:p>E. coli Nissle Gavage Interaction with High Alistipes Abundance Humanized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2(1)</text:p>
          </table:table-cell>
          <table:table-cell office:value-type="string" calcext:value-type="string">
            <text:p>A Phase 3, Randomized, Open-Label Study Evaluating the Efficacy of Axicabtagene Ciloleucel versus Standard of Care Therapy in Subjects with Relapsed/Refractory Diffuse Large B Cell Lymphoma (ZUMA-7)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2(1)</text:p>
          </table:table-cell>
          <table:table-cell office:value-type="string" calcext:value-type="string">
            <text:p>A Phase 3, Randomized, Open-Label Study Evaluating the Efficacy of Axicabtagene Ciloleucel versus Standard of Care Therapy in Subjects with Relapsed/Refractory Diffuse Large B Cell Lymphoma (ZUMA-7)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2(1)</text:p>
          </table:table-cell>
          <table:table-cell office:value-type="string" calcext:value-type="string">
            <text:p>A Phase 3, Randomized, Open-Label Study Evaluating the Efficacy of Axicabtagene Ciloleucel versus Standard of Care Therapy in Subjects with Relapsed/Refractory Diffuse Large B Cell Lymphoma (ZUMA-7)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CD4+ and CD8+ 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D4+ and CD8+ 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1(1)</text:p>
          </table:table-cell>
          <table:table-cell office:value-type="string" calcext:value-type="string">
            <text:p>?Targeting the cellular stress response in Brucella - Hyde Park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1)</text:p>
          </table:table-cell>
          <table:table-cell office:value-type="string" calcext:value-type="string">
            <text:p>Targeting the cellular stress response in Brucella - HTR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1)</text:p>
          </table:table-cell>
          <table:table-cell office:value-type="string" calcext:value-type="string">
            <text:p>Targeting the cellular stress response in Brucella - HTR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1)</text:p>
          </table:table-cell>
          <table:table-cell office:value-type="string" calcext:value-type="string">
            <text:p>Targeting the cellular stress response in Brucella - HTR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1)</text:p>
          </table:table-cell>
          <table:table-cell office:value-type="string" calcext:value-type="string">
            <text:p>Targeting the cellular stress response in Brucella - HTR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1(1)</text:p>
          </table:table-cell>
          <table:table-cell office:value-type="string" calcext:value-type="string">
            <text:p>?Targeting the cellular stress response in Brucella - Hyde Park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1(1)</text:p>
          </table:table-cell>
          <table:table-cell office:value-type="string" calcext:value-type="string">
            <text:p>?Targeting the cellular stress response in Brucella - Hyde Park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1)</text:p>
          </table:table-cell>
          <table:table-cell office:value-type="string" calcext:value-type="string">
            <text:p>Targeting the cellular stress response in Brucella - HTR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1)</text:p>
          </table:table-cell>
          <table:table-cell office:value-type="string" calcext:value-type="string">
            <text:p>Targeting the cellular stress response in Brucella - HTR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1(1)</text:p>
          </table:table-cell>
          <table:table-cell office:value-type="string" calcext:value-type="string">
            <text:p>?Targeting the cellular stress response in Brucella - Hyde Park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1)</text:p>
          </table:table-cell>
          <table:table-cell office:value-type="string" calcext:value-type="string">
            <text:p>Targeting the cellular stress response in Brucella - HTR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1)</text:p>
          </table:table-cell>
          <table:table-cell office:value-type="string" calcext:value-type="string">
            <text:p>Targeting the cellular stress response in Brucella - HTR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1(1)</text:p>
          </table:table-cell>
          <table:table-cell office:value-type="string" calcext:value-type="string">
            <text:p>?Targeting the cellular stress response in Brucella - Hyde Park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1)</text:p>
          </table:table-cell>
          <table:table-cell office:value-type="string" calcext:value-type="string">
            <text:p>Targeting the cellular stress response in Brucella - HTR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32(1)</text:p>
          </table:table-cell>
          <table:table-cell office:value-type="string" calcext:value-type="string">
            <text:p>Targeting the cellular stress response in Brucella - HTR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THP-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1(1)</text:p>
          </table:table-cell>
          <table:table-cell office:value-type="string" calcext:value-type="string">
            <text:p>?Targeting the cellular stress response in Brucella - Hyde Park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1(1)</text:p>
          </table:table-cell>
          <table:table-cell office:value-type="string" calcext:value-type="string">
            <text:p>?Targeting the cellular stress response in Brucella - Hyde Park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1)</text:p>
          </table:table-cell>
          <table:table-cell office:value-type="string" calcext:value-type="string">
            <text:p>Targeting the cellular stress response in Brucella - HTR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2(1)</text:p>
          </table:table-cell>
          <table:table-cell office:value-type="string" calcext:value-type="string">
            <text:p>Targeting the cellular stress response in Brucella - HTR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83(1)</text:p>
          </table:table-cell>
          <table:table-cell office:value-type="string" calcext:value-type="string">
            <text:p>Invitro experiments with Human fec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26(0)</text:p>
          </table:table-cell>
          <table:table-cell office:value-type="string" calcext:value-type="string">
            <text:p>Studies with seasonal and animal influenza viru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5(0)</text:p>
          </table:table-cell>
          <table:table-cell office:value-type="string" calcext:value-type="string">
            <text:p>Expression of signal pathway targeting molecules in airway epithelial cells using lentiviru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Cloning and transfer of genes associated with tumor radioresistence signature and immuno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37(1)</text:p>
          </table:table-cell>
          <table:table-cell office:value-type="string" calcext:value-type="string">
            <text:p>E. coli Nissle Gavage Interaction with High Alistipes Abundance Humanized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77(1)</text:p>
          </table:table-cell>
          <table:table-cell office:value-type="string" calcext:value-type="string">
            <text:p>integrative immun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934(0)</text:p>
          </table:table-cell>
          <table:table-cell office:value-type="string" calcext:value-type="string">
            <text:p>Genetic Modularity of TBX20 in Development and Disea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GBS, HEPG2, HEK,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4(0)</text:p>
          </table:table-cell>
          <table:table-cell office:value-type="string" calcext:value-type="string">
            <text:p>Genetic Modularity of TBX20 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4(0)</text:p>
          </table:table-cell>
          <table:table-cell office:value-type="string" calcext:value-type="string">
            <text:p>Genetic Modularity of TBX20 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34(0)</text:p>
          </table:table-cell>
          <table:table-cell office:value-type="string" calcext:value-type="string">
            <text:p>Genetic Modularity of TBX20 in Development and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9(0)</text:p>
          </table:table-cell>
          <table:table-cell office:value-type="string" calcext:value-type="string">
            <text:p>Thyroid Hormone and RNA Synthesis in Human Fibroblas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9(0)</text:p>
          </table:table-cell>
          <table:table-cell office:value-type="string" calcext:value-type="string">
            <text:p>Thyroid Hormone and RNA Synthesis in Human Fibroblas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679(0)</text:p>
          </table:table-cell>
          <table:table-cell office:value-type="string" calcext:value-type="string">
            <text:p>Thyroid Hormone and RNA Synthesis in Human Fibroblast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HEK293, Hep G2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679(0)</text:p>
          </table:table-cell>
          <table:table-cell office:value-type="string" calcext:value-type="string">
            <text:p>Thyroid Hormone and RNA Synthesis in Human Fibroblas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22(0)</text:p>
          </table:table-cell>
          <table:table-cell office:value-type="string" calcext:value-type="string">
            <text:p>Mouse Models in the Study of Nervous System Function and Dysfun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235(0)</text:p>
          </table:table-cell>
          <table:table-cell office:value-type="string" calcext:value-type="string">
            <text:p>Targeting of Apoptotic Mechanism and Immunomodulation in Canc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uman B-cell lymphoma lines, HEK293, HEK293T, Jurkat and HeL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0)</text:p>
          </table:table-cell>
          <table:table-cell office:value-type="string" calcext:value-type="string">
            <text:p>Structure and functional studies using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0)</text:p>
          </table:table-cell>
          <table:table-cell office:value-type="string" calcext:value-type="string">
            <text:p>Structure and functional studies using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0)</text:p>
          </table:table-cell>
          <table:table-cell office:value-type="string" calcext:value-type="string">
            <text:p>Structure and functional studies using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0)</text:p>
          </table:table-cell>
          <table:table-cell office:value-type="string" calcext:value-type="string">
            <text:p>Structure and functional studies using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599(0)</text:p>
          </table:table-cell>
          <table:table-cell office:value-type="string" calcext:value-type="string">
            <text:p>Structure and functional studies using protein engineeri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HEK, JURKAT, MCF7, A549, HT, KARPAS, PBMC (purchased commercially)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0)</text:p>
          </table:table-cell>
          <table:table-cell office:value-type="string" calcext:value-type="string">
            <text:p>Structure and functional studies using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0)</text:p>
          </table:table-cell>
          <table:table-cell office:value-type="string" calcext:value-type="string">
            <text:p>Structure and functional studies using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0)</text:p>
          </table:table-cell>
          <table:table-cell office:value-type="string" calcext:value-type="string">
            <text:p>Structure and functional studies using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0)</text:p>
          </table:table-cell>
          <table:table-cell office:value-type="string" calcext:value-type="string">
            <text:p>Structure and functional studies using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0)</text:p>
          </table:table-cell>
          <table:table-cell office:value-type="string" calcext:value-type="string">
            <text:p>Structure and functional studies using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0)</text:p>
          </table:table-cell>
          <table:table-cell office:value-type="string" calcext:value-type="string">
            <text:p>Structure and functional studies using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0)</text:p>
          </table:table-cell>
          <table:table-cell office:value-type="string" calcext:value-type="string">
            <text:p>Structure and functional studies using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0)</text:p>
          </table:table-cell>
          <table:table-cell office:value-type="string" calcext:value-type="string">
            <text:p>Structure and functional studies using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0)</text:p>
          </table:table-cell>
          <table:table-cell office:value-type="string" calcext:value-type="string">
            <text:p>Structure and functional studies using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0)</text:p>
          </table:table-cell>
          <table:table-cell office:value-type="string" calcext:value-type="string">
            <text:p>Structure and functional studies using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0)</text:p>
          </table:table-cell>
          <table:table-cell office:value-type="string" calcext:value-type="string">
            <text:p>Structure and functional studies using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0)</text:p>
          </table:table-cell>
          <table:table-cell office:value-type="string" calcext:value-type="string">
            <text:p>Structure and functional studies using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0)</text:p>
          </table:table-cell>
          <table:table-cell office:value-type="string" calcext:value-type="string">
            <text:p>Structure and functional studies using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Please see supporting documents</text:p>
          </table:table-cell>
          <table:table-cell office:value-type="string" calcext:value-type="string">
            <text:p>PBMC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BMC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0)</text:p>
          </table:table-cell>
          <table:table-cell office:value-type="string" calcext:value-type="string">
            <text:p>Structure and functional studies using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0)</text:p>
          </table:table-cell>
          <table:table-cell office:value-type="string" calcext:value-type="string">
            <text:p>Structure and functional studies using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0)</text:p>
          </table:table-cell>
          <table:table-cell office:value-type="string" calcext:value-type="string">
            <text:p>Structure and functional studies using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0)</text:p>
          </table:table-cell>
          <table:table-cell office:value-type="string" calcext:value-type="string">
            <text:p>Structure and functional studies using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0)</text:p>
          </table:table-cell>
          <table:table-cell office:value-type="string" calcext:value-type="string">
            <text:p>Structure and functional studies using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0)</text:p>
          </table:table-cell>
          <table:table-cell office:value-type="string" calcext:value-type="string">
            <text:p>Structure and functional studies using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0)</text:p>
          </table:table-cell>
          <table:table-cell office:value-type="string" calcext:value-type="string">
            <text:p>Structure and functional studies using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0)</text:p>
          </table:table-cell>
          <table:table-cell office:value-type="string" calcext:value-type="string">
            <text:p>Study of Transcriptional Regulation and Nucleic Acid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0)</text:p>
          </table:table-cell>
          <table:table-cell office:value-type="string" calcext:value-type="string">
            <text:p>Study of Transcriptional Regulation and Nucleic Acid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0)</text:p>
          </table:table-cell>
          <table:table-cell office:value-type="string" calcext:value-type="string">
            <text:p>Study of Transcriptional Regulation and Nucleic Acid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89(1)</text:p>
          </table:table-cell>
          <table:table-cell office:value-type="string" calcext:value-type="string">
            <text:p>Embryonic Patterning and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0)</text:p>
          </table:table-cell>
          <table:table-cell office:value-type="string" calcext:value-type="string">
            <text:p>Study of Transcriptional Regulation and Nucleic Acid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89(1)</text:p>
          </table:table-cell>
          <table:table-cell office:value-type="string" calcext:value-type="string">
            <text:p>Embryonic Patterning and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51(0)</text:p>
          </table:table-cell>
          <table:table-cell office:value-type="string" calcext:value-type="string">
            <text:p>Study of Transcriptional Regulation and Nucleic Acid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1)</text:p>
          </table:table-cell>
          <table:table-cell office:value-type="string" calcext:value-type="string">
            <text:p>Transcriptional regulation of hematopoiesis and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0)</text:p>
          </table:table-cell>
          <table:table-cell office:value-type="string" calcext:value-type="string">
            <text:p>Standard Molecular Biological Techniques in the Investigation of Intestinal Ion Transport and Stres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0)</text:p>
          </table:table-cell>
          <table:table-cell office:value-type="string" calcext:value-type="string">
            <text:p>Standard Molecular Biological Techniques in the Investigation of Intestinal Ion Transport and Stres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0)</text:p>
          </table:table-cell>
          <table:table-cell office:value-type="string" calcext:value-type="string">
            <text:p>Standard Molecular Biological Techniques in the Investigation of Intestinal Ion Transport and Stres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0)</text:p>
          </table:table-cell>
          <table:table-cell office:value-type="string" calcext:value-type="string">
            <text:p>Standard Molecular Biological Techniques in the Investigation of Intestinal Ion Transport and Stres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0)</text:p>
          </table:table-cell>
          <table:table-cell office:value-type="string" calcext:value-type="string">
            <text:p>Standard Molecular Biological Techniques in the Investigation of Intestinal Ion Transport and Stres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0)</text:p>
          </table:table-cell>
          <table:table-cell office:value-type="string" calcext:value-type="string">
            <text:p>Standard Molecular Biological Techniques in the Investigation of Intestinal Ion Transport and Stres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0)</text:p>
          </table:table-cell>
          <table:table-cell office:value-type="string" calcext:value-type="string">
            <text:p>Standard Molecular Biological Techniques in the Investigation of Intestinal Ion Transport and Stres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0)</text:p>
          </table:table-cell>
          <table:table-cell office:value-type="string" calcext:value-type="string">
            <text:p>Standard Molecular Biological Techniques in the Investigation of Intestinal Ion Transport and Stres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0)</text:p>
          </table:table-cell>
          <table:table-cell office:value-type="string" calcext:value-type="string">
            <text:p>Standard Molecular Biological Techniques in the Investigation of Intestinal Ion Transport and Stres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0)</text:p>
          </table:table-cell>
          <table:table-cell office:value-type="string" calcext:value-type="string">
            <text:p>Standard Molecular Biological Techniques in the Investigation of Intestinal Ion Transport and Stres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5(0)</text:p>
          </table:table-cell>
          <table:table-cell office:value-type="string" calcext:value-type="string">
            <text:p>Expression of signal pathway targeting molecules in airway epithelial cells using lentiviru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5(0)</text:p>
          </table:table-cell>
          <table:table-cell office:value-type="string" calcext:value-type="string">
            <text:p>Expression of signal pathway targeting molecules in airway epithelial cells using lentiviru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5(0)</text:p>
          </table:table-cell>
          <table:table-cell office:value-type="string" calcext:value-type="string">
            <text:p>Expression of signal pathway targeting molecules in airway epithelial cells using lentiviru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7(0)</text:p>
          </table:table-cell>
          <table:table-cell office:value-type="string" calcext:value-type="string">
            <text:p>Expression of the Signaling Proteins and Their Mutants in Cultured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Lung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ng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0(1)</text:p>
          </table:table-cell>
          <table:table-cell office:value-type="string" calcext:value-type="string">
            <text:p>Live cell imaging of head and neck cancer stemness and quiescen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Brain Development an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Brain Development an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Brain Development an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Brain Development an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Brain Development an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502(1)</text:p>
          </table:table-cell>
          <table:table-cell office:value-type="string" calcext:value-type="string">
            <text:p>Brain Development and Disorder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T, Hela, iPSCs, SH-SY5Y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Brain Development an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Brain Development an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Brain Development an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5(1)</text:p>
          </table:table-cell>
          <table:table-cell office:value-type="string" calcext:value-type="string">
            <text:p>Investigating Innate Immunity in Leukem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5(1)</text:p>
          </table:table-cell>
          <table:table-cell office:value-type="string" calcext:value-type="string">
            <text:p>Investigating Innate Immunity in Leukem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5(1)</text:p>
          </table:table-cell>
          <table:table-cell office:value-type="string" calcext:value-type="string">
            <text:p>Investigating Innate Immunity in Leukem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5(1)</text:p>
          </table:table-cell>
          <table:table-cell office:value-type="string" calcext:value-type="string">
            <text:p>Investigating Innate Immunity in Leukem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5(1)</text:p>
          </table:table-cell>
          <table:table-cell office:value-type="string" calcext:value-type="string">
            <text:p>Investigating Innate Immunity in Leukem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95(1)</text:p>
          </table:table-cell>
          <table:table-cell office:value-type="string" calcext:value-type="string">
            <text:p>Investigating Innate Immunity in Leukemi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OLM-13, MOLM-14, THP-1, MV411, KG-1, KOCL48, Phoenix Eco cell line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057(0)</text:p>
          </table:table-cell>
          <table:table-cell office:value-type="string" calcext:value-type="string">
            <text:p>Anion Exchanger SLC26A6 and Prevention of Hyperoxaluria and Calcium Oxalate Urolithiasi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T84, Caco2-BBE, COS-7, &amp; HEK293 cells. We will also use organoids (enteroids and colonoids from mice and humans).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7(0)</text:p>
          </table:table-cell>
          <table:table-cell office:value-type="string" calcext:value-type="string">
            <text:p>Anion Exchanger SLC26A6 and Prevention of Hyperoxaluria and Calcium Oxalate Urolithia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Brain Development an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9(1)</text:p>
          </table:table-cell>
          <table:table-cell office:value-type="string" calcext:value-type="string">
            <text:p>Discovering the epigenetics of RNA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0)</text:p>
          </table:table-cell>
          <table:table-cell office:value-type="string" calcext:value-type="string">
            <text:p>Standard Molecular Biological Techniques in the Investigation of Intestinal Ion Transport and Stres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29(1)</text:p>
          </table:table-cell>
          <table:table-cell office:value-type="string" calcext:value-type="string">
            <text:p>Discovering the epigenetics of RNA modification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MCF7, MDA-MB-231, HEK293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9(1)</text:p>
          </table:table-cell>
          <table:table-cell office:value-type="string" calcext:value-type="string">
            <text:p>Discovering the epigenetics of RNA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9(1)</text:p>
          </table:table-cell>
          <table:table-cell office:value-type="string" calcext:value-type="string">
            <text:p>Discovering the epigenetics of RNA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0)</text:p>
          </table:table-cell>
          <table:table-cell office:value-type="string" calcext:value-type="string">
            <text:p>Standard Molecular Biological Techniques in the Investigation of Intestinal Ion Transport and Stres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9(1)</text:p>
          </table:table-cell>
          <table:table-cell office:value-type="string" calcext:value-type="string">
            <text:p>Discovering the epigenetics of RNA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Brain Development an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9(1)</text:p>
          </table:table-cell>
          <table:table-cell office:value-type="string" calcext:value-type="string">
            <text:p>Discovering the epigenetics of RNA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9(1)</text:p>
          </table:table-cell>
          <table:table-cell office:value-type="string" calcext:value-type="string">
            <text:p>Discovering the epigenetics of RNA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0)</text:p>
          </table:table-cell>
          <table:table-cell office:value-type="string" calcext:value-type="string">
            <text:p>Standard Molecular Biological Techniques in the Investigation of Intestinal Ion Transport and Stres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0)</text:p>
          </table:table-cell>
          <table:table-cell office:value-type="string" calcext:value-type="string">
            <text:p>Standard Molecular Biological Techniques in the Investigation of Intestinal Ion Transport and Stres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245(0)</text:p>
          </table:table-cell>
          <table:table-cell office:value-type="string" calcext:value-type="string">
            <text:p>Expression of signal pathway targeting molecules in airway epithelial cells using lentiviru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6HBE14o-, 1HAEo-, BEAS2B, A549, HEK-293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5(0)</text:p>
          </table:table-cell>
          <table:table-cell office:value-type="string" calcext:value-type="string">
            <text:p>Expression of signal pathway targeting molecules in airway epithelial cells using lentiviru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Exempt as tissue obtained from cadaver lungs</text:p>
          </table:table-cell>
          <table:table-cell office:value-type="string" calcext:value-type="string">
            <text:p>airway epithelial cells from cadaver lung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irway epithelial cells from cadaver lung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6(1)</text:p>
          </table:table-cell>
          <table:table-cell office:value-type="string" calcext:value-type="string">
            <text:p>Novel Imaging and Nanotheranostic Approaches to Ovaria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6(1)</text:p>
          </table:table-cell>
          <table:table-cell office:value-type="string" calcext:value-type="string">
            <text:p>Novel Imaging and Nanotheranostic Approaches to Ovaria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6(1)</text:p>
          </table:table-cell>
          <table:table-cell office:value-type="string" calcext:value-type="string">
            <text:p>Novel Imaging and Nanotheranostic Approaches to Ovaria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286(1)</text:p>
          </table:table-cell>
          <table:table-cell office:value-type="string" calcext:value-type="string">
            <text:p>Novel Imaging and Nanotheranostic Approaches to Ovarian Canc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uman Ovarian Cancer Cell Lines: SKOV and CaOV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6(1)</text:p>
          </table:table-cell>
          <table:table-cell office:value-type="string" calcext:value-type="string">
            <text:p>Novel Imaging and Nanotheranostic Approaches to Ovaria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6(1)</text:p>
          </table:table-cell>
          <table:table-cell office:value-type="string" calcext:value-type="string">
            <text:p>Novel Imaging and Nanotheranostic Approaches to Ovaria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euroblastoma fresh or snap frozen tumor tissue, and bone marrow; pancreatic cancer banked snap frozen tumor tiss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uroblastoma fresh or snap frozen tumor tissue, and bone marrow; pancreatic cancer banked snap frozen tumor tissu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98(1)</text:p>
          </table:table-cell>
          <table:table-cell office:value-type="string" calcext:value-type="string">
            <text:p>The Biology of Neuroblastoma and Other Canc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99(0)</text:p>
          </table:table-cell>
          <table:table-cell office:value-type="string" calcext:value-type="string">
            <text:p>Structure and functional studies using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7(0)</text:p>
          </table:table-cell>
          <table:table-cell office:value-type="string" calcext:value-type="string">
            <text:p>Expression of the Signaling Proteins and Their Mutants in Cultured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Brain Development an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9(1)</text:p>
          </table:table-cell>
          <table:table-cell office:value-type="string" calcext:value-type="string">
            <text:p>Discovering the epigenetics of RNA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Brain Development an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0)</text:p>
          </table:table-cell>
          <table:table-cell office:value-type="string" calcext:value-type="string">
            <text:p>Standard Molecular Biological Techniques in the Investigation of Intestinal Ion Transport and Stres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9(1)</text:p>
          </table:table-cell>
          <table:table-cell office:value-type="string" calcext:value-type="string">
            <text:p>Discovering the epigenetics of RNA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69(1)</text:p>
          </table:table-cell>
          <table:table-cell office:value-type="string" calcext:value-type="string">
            <text:p>Droplet based Single cell genomics and interac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, MCF7, GM12878, RAW, J7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0)</text:p>
          </table:table-cell>
          <table:table-cell office:value-type="string" calcext:value-type="string">
            <text:p>Standard Molecular Biological Techniques in the Investigation of Intestinal Ion Transport and Stres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9(1)</text:p>
          </table:table-cell>
          <table:table-cell office:value-type="string" calcext:value-type="string">
            <text:p>Discovering the epigenetics of RNA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9(1)</text:p>
          </table:table-cell>
          <table:table-cell office:value-type="string" calcext:value-type="string">
            <text:p>Discovering the epigenetics of RNA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9(1)</text:p>
          </table:table-cell>
          <table:table-cell office:value-type="string" calcext:value-type="string">
            <text:p>Discovering the epigenetics of RNA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8(0)</text:p>
          </table:table-cell>
          <table:table-cell office:value-type="string" calcext:value-type="string">
            <text:p>Standard Molecular Biological Techniques in the Investigation of Intestinal Ion Transport and Stres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6(1)</text:p>
          </table:table-cell>
          <table:table-cell office:value-type="string" calcext:value-type="string">
            <text:p>Novel Imaging and Nanotheranostic Approaches to Ovaria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89(1)</text:p>
          </table:table-cell>
          <table:table-cell office:value-type="string" calcext:value-type="string">
            <text:p>Embryonic Patterning and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89(1)</text:p>
          </table:table-cell>
          <table:table-cell office:value-type="string" calcext:value-type="string">
            <text:p>Embryonic Patterning and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89(1)</text:p>
          </table:table-cell>
          <table:table-cell office:value-type="string" calcext:value-type="string">
            <text:p>Embryonic Patterning and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uman cell lines: HEK293, HeLa, human SNK SY5Y neuroblastoma cells, human colon cell line HCT116, and human prostate cancer cell lines PC-3, LNCaP, and DU145. <text:s/>African monkey kidney COS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22(0)</text:p>
          </table:table-cell>
          <table:table-cell office:value-type="string" calcext:value-type="string">
            <text:p>Mouse Models in the Study of Nervous System Function and Dysfunc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0(0)</text:p>
          </table:table-cell>
          <table:table-cell office:value-type="string" calcext:value-type="string">
            <text:p>Expression of Genes Related to Alzheimer's Disease in Cultured Cell Lines and in Transgenic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35(0)</text:p>
          </table:table-cell>
          <table:table-cell office:value-type="string" calcext:value-type="string">
            <text:p>Targeting of Apoptotic Mechanism and Immunomodulation in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Study Of Mammalian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Study Of Mammalian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Study Of Mammalian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Study Of Mammalian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98(1)</text:p>
          </table:table-cell>
          <table:table-cell office:value-type="string" calcext:value-type="string">
            <text:p>Study Of Mammalian Developm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RC5 (human fibrobalsts derived from lung tissue), MCF7 (human cell line from mammary gland, breast; derived from metastatic site:, HEK293 cells (human embryonic kidney cells)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Study Of Mammalian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Study Of Mammalian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1)</text:p>
          </table:table-cell>
          <table:table-cell office:value-type="string" calcext:value-type="string">
            <text:p>Study of genes that mediate carcinogenesis and metastasis of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1)</text:p>
          </table:table-cell>
          <table:table-cell office:value-type="string" calcext:value-type="string">
            <text:p>Study of genes that mediate carcinogenesis and metastasis of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4(1)</text:p>
          </table:table-cell>
          <table:table-cell office:value-type="string" calcext:value-type="string">
            <text:p>Protein Engineering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4(1)</text:p>
          </table:table-cell>
          <table:table-cell office:value-type="string" calcext:value-type="string">
            <text:p>Protein Engineering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1)</text:p>
          </table:table-cell>
          <table:table-cell office:value-type="string" calcext:value-type="string">
            <text:p>Study of genes that mediate carcinogenesis and metastasis of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Study Of Mammalian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Study Of Mammalian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Study Of Mammalian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Study Of Mammalian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8(1)</text:p>
          </table:table-cell>
          <table:table-cell office:value-type="string" calcext:value-type="string">
            <text:p>Study Of Mammalian Developmen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9(1)</text:p>
          </table:table-cell>
          <table:table-cell office:value-type="string" calcext:value-type="string">
            <text:p>B Cell Antigen Receptor: Molecular Mechanisms of Development and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Microfluidics cell culture and Systems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Microfluidics cell culture and Systems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29(1)</text:p>
          </table:table-cell>
          <table:table-cell office:value-type="string" calcext:value-type="string">
            <text:p>Microfluidics cell culture and Systems Biolog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; Jurkat T-cells; Adipose-Derived Mesenchymal Stem Cells(ADM-stem cells); HeLa; A549; HFF; WI-38; MRC-5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Microfluidics cell culture and Systems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Microfluidics cell culture and Systems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Microfluidics cell culture and Systems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Microfluidics cell culture and Systems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19(1)</text:p>
          </table:table-cell>
          <table:table-cell office:value-type="string" calcext:value-type="string">
            <text:p>Biosafety protocol Swartz lab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DA MB231, HEK, SW620, SW480, 16HBE, HUVECs (Human Umbilical Vein Endothelial Cells from Lonza), NHLFs (Normal Human Lung Fibroblast Cells, from Lonza), CaCo2, MCF-7, hiLECs (ADAM17 silenced), hiLECs (ADAM10 silenced)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Biosafety protocol Swartz lab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Biosafety protocol Swartz lab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Biosafety protocol Swartz lab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Biosafety protocol Swartz lab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7(0)</text:p>
          </table:table-cell>
          <table:table-cell office:value-type="string" calcext:value-type="string">
            <text:p>Expression of the Signaling Proteins and Their Mutants in Cultured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7(0)</text:p>
          </table:table-cell>
          <table:table-cell office:value-type="string" calcext:value-type="string">
            <text:p>Expression of the Signaling Proteins and Their Mutants in Cultured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Biosafety protocol Swartz lab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1)</text:p>
          </table:table-cell>
          <table:table-cell office:value-type="string" calcext:value-type="string">
            <text:p>Transcriptional regulation of hematopoiesis and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Microfluidics cell culture and Systems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Microfluidics cell culture and Systems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Microfluidics cell culture and Systems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Microfluidics cell culture and Systems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Microfluidics cell culture and Systems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Microfluidics cell culture and Systems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9(1)</text:p>
          </table:table-cell>
          <table:table-cell office:value-type="string" calcext:value-type="string">
            <text:p>B Cell Antigen Receptor: Molecular Mechanisms of Development and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9(1)</text:p>
          </table:table-cell>
          <table:table-cell office:value-type="string" calcext:value-type="string">
            <text:p>B Cell Antigen Receptor: Molecular Mechanisms of Development and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9(1)</text:p>
          </table:table-cell>
          <table:table-cell office:value-type="string" calcext:value-type="string">
            <text:p>B Cell Antigen Receptor: Molecular Mechanisms of Development and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569(1)</text:p>
          </table:table-cell>
          <table:table-cell office:value-type="string" calcext:value-type="string">
            <text:p>B Cell Antigen Receptor: Molecular Mechanisms of Development and Signali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latE, a 293T based cell line.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Microfluidics cell culture and Systems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9(1)</text:p>
          </table:table-cell>
          <table:table-cell office:value-type="string" calcext:value-type="string">
            <text:p>B Cell Antigen Receptor: Molecular Mechanisms of Development and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29(1)</text:p>
          </table:table-cell>
          <table:table-cell office:value-type="string" calcext:value-type="string">
            <text:p>Microfluidics cell culture and Systems Biolog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1)</text:p>
          </table:table-cell>
          <table:table-cell office:value-type="string" calcext:value-type="string">
            <text:p>Transcriptional regulation of hematopoiesis and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1)</text:p>
          </table:table-cell>
          <table:table-cell office:value-type="string" calcext:value-type="string">
            <text:p>Expression of Estrogen receptors Alpha and Beta in Eukaryo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93T, HeLa, HAP1, THP-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3(1)</text:p>
          </table:table-cell>
          <table:table-cell office:value-type="string" calcext:value-type="string">
            <text:p><text:s/>Effect of host stress on bacterial virulence in the gastrointestinal trac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3(1)</text:p>
          </table:table-cell>
          <table:table-cell office:value-type="string" calcext:value-type="string">
            <text:p><text:s/>Effect of host stress on bacterial virulence in the gastrointestinal trac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3(1)</text:p>
          </table:table-cell>
          <table:table-cell office:value-type="string" calcext:value-type="string">
            <text:p><text:s/>Effect of host stress on bacterial virulence in the gastrointestinal trac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3(1)</text:p>
          </table:table-cell>
          <table:table-cell office:value-type="string" calcext:value-type="string">
            <text:p><text:s/>Effect of host stress on bacterial virulence in the gastrointestinal trac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Stool sampl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tool sampl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4(0)</text:p>
          </table:table-cell>
          <table:table-cell office:value-type="string" calcext:value-type="string">
            <text:p>Comparative developmental genetics of insec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4(0)</text:p>
          </table:table-cell>
          <table:table-cell office:value-type="string" calcext:value-type="string">
            <text:p>Comparative developmental genetics of insec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38(1)</text:p>
          </table:table-cell>
          <table:table-cell office:value-type="string" calcext:value-type="string">
            <text:p>Patterns of Input from the Auditory Cortex and Inferior Colliculus to the Mouse Medial Geniculate Bod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03(1)</text:p>
          </table:table-cell>
          <table:table-cell office:value-type="string" calcext:value-type="string">
            <text:p><text:s/>Effect of host stress on bacterial virulence in the gastrointestinal trac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CO2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1)</text:p>
          </table:table-cell>
          <table:table-cell office:value-type="string" calcext:value-type="string">
            <text:p>Expression of Estrogen receptors Alpha and Beta in Eukaryo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I contacted the IRB office and was told that we do not need an IRB unless we will directly obtain any samples from human or any protected health information</text:p>
          </table:table-cell>
          <table:table-cell office:value-type="string" calcext:value-type="string">
            <text:p>human sera from Jabri group and human monocyte-derived macrophages/dendritic cells from Becker gro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man sera from Jabri group and human monocyte-derived macrophages/dendritic cells from Becker grou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4(1)</text:p>
          </table:table-cell>
          <table:table-cell office:value-type="string" calcext:value-type="string">
            <text:p>Role of Autophagy Pathway/Proteins in Cellular Immunity to Intracellular Pathogens and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4(1)</text:p>
          </table:table-cell>
          <table:table-cell office:value-type="string" calcext:value-type="string">
            <text:p>Study of lipid regulatory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4(1)</text:p>
          </table:table-cell>
          <table:table-cell office:value-type="string" calcext:value-type="string">
            <text:p>Study of lipid regulatory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4(1)</text:p>
          </table:table-cell>
          <table:table-cell office:value-type="string" calcext:value-type="string">
            <text:p>Study of lipid regulatory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94(1)</text:p>
          </table:table-cell>
          <table:table-cell office:value-type="string" calcext:value-type="string">
            <text:p>Study of lipid regulatory protein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, HeLa, A549, MCF7, HepG2, PC3, MDA-MB-231, B16-F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4(1)</text:p>
          </table:table-cell>
          <table:table-cell office:value-type="string" calcext:value-type="string">
            <text:p>Study of lipid regulatory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4(1)</text:p>
          </table:table-cell>
          <table:table-cell office:value-type="string" calcext:value-type="string">
            <text:p>Study of lipid regulatory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9(1)</text:p>
          </table:table-cell>
          <table:table-cell office:value-type="string" calcext:value-type="string">
            <text:p>Expression of Growth Factors, Cytokines, and Transcription Factors in Neural Cells and Immune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4(1)</text:p>
          </table:table-cell>
          <table:table-cell office:value-type="string" calcext:value-type="string">
            <text:p>Study of lipid regulatory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4(1)</text:p>
          </table:table-cell>
          <table:table-cell office:value-type="string" calcext:value-type="string">
            <text:p>Study of lipid regulatory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4(1)</text:p>
          </table:table-cell>
          <table:table-cell office:value-type="string" calcext:value-type="string">
            <text:p>Study of lipid regulatory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1(1)</text:p>
          </table:table-cell>
          <table:table-cell office:value-type="string" calcext:value-type="string">
            <text:p>Directed evolution and protein engineering approaches to create novel research tools.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1(1)</text:p>
          </table:table-cell>
          <table:table-cell office:value-type="string" calcext:value-type="string">
            <text:p>Directed evolution and protein engineering approaches to create novel research tools.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4(0)</text:p>
          </table:table-cell>
          <table:table-cell office:value-type="string" calcext:value-type="string">
            <text:p>Comparative developmental genetics of insec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4(0)</text:p>
          </table:table-cell>
          <table:table-cell office:value-type="string" calcext:value-type="string">
            <text:p>Comparative developmental genetics of insec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4(0)</text:p>
          </table:table-cell>
          <table:table-cell office:value-type="string" calcext:value-type="string">
            <text:p>Comparative developmental genetics of insec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4(0)</text:p>
          </table:table-cell>
          <table:table-cell office:value-type="string" calcext:value-type="string">
            <text:p>Comparative developmental genetics of insec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4(0)</text:p>
          </table:table-cell>
          <table:table-cell office:value-type="string" calcext:value-type="string">
            <text:p>Comparative developmental genetics of insec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4(0)</text:p>
          </table:table-cell>
          <table:table-cell office:value-type="string" calcext:value-type="string">
            <text:p>Comparative developmental genetics of insec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4(0)</text:p>
          </table:table-cell>
          <table:table-cell office:value-type="string" calcext:value-type="string">
            <text:p>Comparative developmental genetics of insec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1(1)</text:p>
          </table:table-cell>
          <table:table-cell office:value-type="string" calcext:value-type="string">
            <text:p>Directed evolution and protein engineering approaches to create novel research tools.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1(1)</text:p>
          </table:table-cell>
          <table:table-cell office:value-type="string" calcext:value-type="string">
            <text:p>Directed evolution and protein engineering approaches to create novel research tools.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1(1)</text:p>
          </table:table-cell>
          <table:table-cell office:value-type="string" calcext:value-type="string">
            <text:p>Directed evolution and protein engineering approaches to create novel research tools.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291(1)</text:p>
          </table:table-cell>
          <table:table-cell office:value-type="string" calcext:value-type="string">
            <text:p>Directed evolution and protein engineering approaches to create novel research tools.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HEK293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1(1)</text:p>
          </table:table-cell>
          <table:table-cell office:value-type="string" calcext:value-type="string">
            <text:p>Directed evolution and protein engineering approaches to create novel research tools.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1(1)</text:p>
          </table:table-cell>
          <table:table-cell office:value-type="string" calcext:value-type="string">
            <text:p>Directed evolution and protein engineering approaches to create novel research tools.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1(1)</text:p>
          </table:table-cell>
          <table:table-cell office:value-type="string" calcext:value-type="string">
            <text:p>Directed evolution and protein engineering approaches to create novel research tools.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1(1)</text:p>
          </table:table-cell>
          <table:table-cell office:value-type="string" calcext:value-type="string">
            <text:p>Directed evolution and protein engineering approaches to create novel research tools.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1(1)</text:p>
          </table:table-cell>
          <table:table-cell office:value-type="string" calcext:value-type="string">
            <text:p>Directed evolution and protein engineering approaches to create novel research tools.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154(0)</text:p>
          </table:table-cell>
          <table:table-cell office:value-type="string" calcext:value-type="string">
            <text:p>Improved macrophage antimicrobial activit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T, THP-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Improved macrophage antimicrobial activ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Improved macrophage antimicrobial activ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Improved macrophage antimicrobial activ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52(0)</text:p>
          </table:table-cell>
          <table:table-cell office:value-type="string" calcext:value-type="string">
            <text:p>Modulation of gene expression using retrovirus vec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Improved macrophage antimicrobial activ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in progress</text:p>
          </table:table-cell>
          <table:table-cell office:value-type="string" calcext:value-type="string">
            <text:p>mononuclear cells from 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ononuclear cells from 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52(0)</text:p>
          </table:table-cell>
          <table:table-cell office:value-type="string" calcext:value-type="string">
            <text:p>Modulation of gene expression using retrovirus vec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Improved macrophage antimicrobial activ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Improved macrophage antimicrobial activ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52(0)</text:p>
          </table:table-cell>
          <table:table-cell office:value-type="string" calcext:value-type="string">
            <text:p>Modulation of gene expression using retrovirus vec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Improved macrophage antimicrobial activ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5(0)</text:p>
          </table:table-cell>
          <table:table-cell office:value-type="string" calcext:value-type="string">
            <text:p>Expression of signal pathway targeting molecules in airway epithelial cells using lentiviru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7(1)</text:p>
          </table:table-cell>
          <table:table-cell office:value-type="string" calcext:value-type="string">
            <text:p>Targeted Modalities for Treatments of Brain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187(1)</text:p>
          </table:table-cell>
          <table:table-cell office:value-type="string" calcext:value-type="string">
            <text:p>Targeted Modalities for Treatments of Brain Tumor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, stem (neural and mesenchymal) cells, cancer cell lines (glioma, ovarian, breast cancer)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7(1)</text:p>
          </table:table-cell>
          <table:table-cell office:value-type="string" calcext:value-type="string">
            <text:p>Targeted Modalities for Treatments of Brain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7(1)</text:p>
          </table:table-cell>
          <table:table-cell office:value-type="string" calcext:value-type="string">
            <text:p>Targeted Modalities for Treatments of Brain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7(1)</text:p>
          </table:table-cell>
          <table:table-cell office:value-type="string" calcext:value-type="string">
            <text:p>Targeted Modalities for Treatments of Brain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7(1)</text:p>
          </table:table-cell>
          <table:table-cell office:value-type="string" calcext:value-type="string">
            <text:p>Targeted Modalities for Treatments of Brain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7(1)</text:p>
          </table:table-cell>
          <table:table-cell office:value-type="string" calcext:value-type="string">
            <text:p>Targeted Modalities for Treatments of Brain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7(1)</text:p>
          </table:table-cell>
          <table:table-cell office:value-type="string" calcext:value-type="string">
            <text:p>Targeted Modalities for Treatments of Brain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Brain Development an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1)</text:p>
          </table:table-cell>
          <table:table-cell office:value-type="string" calcext:value-type="string">
            <text:p>Study of Bacillus anthrac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1)</text:p>
          </table:table-cell>
          <table:table-cell office:value-type="string" calcext:value-type="string">
            <text:p>Study of Bacillus anthrac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1)</text:p>
          </table:table-cell>
          <table:table-cell office:value-type="string" calcext:value-type="string">
            <text:p>Study of Bacillus anthrac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1)</text:p>
          </table:table-cell>
          <table:table-cell office:value-type="string" calcext:value-type="string">
            <text:p>Study of Bacillus anthrac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1)</text:p>
          </table:table-cell>
          <table:table-cell office:value-type="string" calcext:value-type="string">
            <text:p>Study of Bacillus anthrac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1)</text:p>
          </table:table-cell>
          <table:table-cell office:value-type="string" calcext:value-type="string">
            <text:p>Study of Bacillus anthrac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1)</text:p>
          </table:table-cell>
          <table:table-cell office:value-type="string" calcext:value-type="string">
            <text:p>Study of Bacillus anthrac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Brain Development an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880(1)</text:p>
          </table:table-cell>
          <table:table-cell office:value-type="string" calcext:value-type="string">
            <text:p>Study of Bacillus anthraci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L60, U937, THP-1, HeLa, CHO, Vero, Caco-2, MDCK, NIH3T3, BJ5, HAP1, A549, HEK293, EA.hy926, HPAEC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1)</text:p>
          </table:table-cell>
          <table:table-cell office:value-type="string" calcext:value-type="string">
            <text:p>Study of Bacillus anthrac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Brain Development an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1)</text:p>
          </table:table-cell>
          <table:table-cell office:value-type="string" calcext:value-type="string">
            <text:p>Study of Bacillus anthrac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1)</text:p>
          </table:table-cell>
          <table:table-cell office:value-type="string" calcext:value-type="string">
            <text:p>Study of Bacillus anthrac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1)</text:p>
          </table:table-cell>
          <table:table-cell office:value-type="string" calcext:value-type="string">
            <text:p>Study of Bacillus anthrac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1)</text:p>
          </table:table-cell>
          <table:table-cell office:value-type="string" calcext:value-type="string">
            <text:p>Study of Bacillus anthrac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1)</text:p>
          </table:table-cell>
          <table:table-cell office:value-type="string" calcext:value-type="string">
            <text:p>Study of Bacillus anthrac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1)</text:p>
          </table:table-cell>
          <table:table-cell office:value-type="string" calcext:value-type="string">
            <text:p>Study of Bacillus anthrac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2(1)</text:p>
          </table:table-cell>
          <table:table-cell office:value-type="string" calcext:value-type="string">
            <text:p>Brain Development and Disorde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0(1)</text:p>
          </table:table-cell>
          <table:table-cell office:value-type="string" calcext:value-type="string">
            <text:p>Study of Bacillus anthrac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4(1)</text:p>
          </table:table-cell>
          <table:table-cell office:value-type="string" calcext:value-type="string">
            <text:p>Lentiviral expression of genes related to Alzheimer's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1)</text:p>
          </table:table-cell>
          <table:table-cell office:value-type="string" calcext:value-type="string">
            <text:p>Transcriptional regulation of hematopoiesis and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1)</text:p>
          </table:table-cell>
          <table:table-cell office:value-type="string" calcext:value-type="string">
            <text:p>Transcriptional regulation of hematopoiesis and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4(1)</text:p>
          </table:table-cell>
          <table:table-cell office:value-type="string" calcext:value-type="string">
            <text:p>Lentiviral expression of genes related to Alzheimer's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1)</text:p>
          </table:table-cell>
          <table:table-cell office:value-type="string" calcext:value-type="string">
            <text:p>Transcriptional regulation of hematopoiesis and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1)</text:p>
          </table:table-cell>
          <table:table-cell office:value-type="string" calcext:value-type="string">
            <text:p>Transcriptional regulation of hematopoiesis and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1)</text:p>
          </table:table-cell>
          <table:table-cell office:value-type="string" calcext:value-type="string">
            <text:p>Transcriptional regulation of hematopoiesis and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Cord blood hematopoietic stem cells, leukemia ce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rd blood hematopoietic stem cells, leukemia ce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4(1)</text:p>
          </table:table-cell>
          <table:table-cell office:value-type="string" calcext:value-type="string">
            <text:p>Lentiviral expression of genes related to Alzheimer's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1)</text:p>
          </table:table-cell>
          <table:table-cell office:value-type="string" calcext:value-type="string">
            <text:p>Transcriptional regulation of hematopoiesis and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1)</text:p>
          </table:table-cell>
          <table:table-cell office:value-type="string" calcext:value-type="string">
            <text:p>Transcriptional regulation of hematopoiesis and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1)</text:p>
          </table:table-cell>
          <table:table-cell office:value-type="string" calcext:value-type="string">
            <text:p>Transcriptional regulation of hematopoiesis and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4(1)</text:p>
          </table:table-cell>
          <table:table-cell office:value-type="string" calcext:value-type="string">
            <text:p>Lentiviral expression of genes related to Alzheimer's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1)</text:p>
          </table:table-cell>
          <table:table-cell office:value-type="string" calcext:value-type="string">
            <text:p>Transcriptional regulation of hematopoiesis and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144(1)</text:p>
          </table:table-cell>
          <table:table-cell office:value-type="string" calcext:value-type="string">
            <text:p>Lentiviral expression of genes related to Alzheimer's disea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uman cell lines: HEK 293, HeLa; African monkey kidney COS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1)</text:p>
          </table:table-cell>
          <table:table-cell office:value-type="string" calcext:value-type="string">
            <text:p>Transcriptional regulation of hematopoiesis and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1)</text:p>
          </table:table-cell>
          <table:table-cell office:value-type="string" calcext:value-type="string">
            <text:p>Transcriptional regulation of hematopoiesis and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1)</text:p>
          </table:table-cell>
          <table:table-cell office:value-type="string" calcext:value-type="string">
            <text:p>Transcriptional regulation of hematopoiesis and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1)</text:p>
          </table:table-cell>
          <table:table-cell office:value-type="string" calcext:value-type="string">
            <text:p>Transcriptional regulation of hematopoiesis and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1)</text:p>
          </table:table-cell>
          <table:table-cell office:value-type="string" calcext:value-type="string">
            <text:p>Transcriptional regulation of hematopoiesis and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1)</text:p>
          </table:table-cell>
          <table:table-cell office:value-type="string" calcext:value-type="string">
            <text:p>Transcriptional regulation of hematopoiesis and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1)</text:p>
          </table:table-cell>
          <table:table-cell office:value-type="string" calcext:value-type="string">
            <text:p>Transcriptional regulation of hematopoiesis and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1)</text:p>
          </table:table-cell>
          <table:table-cell office:value-type="string" calcext:value-type="string">
            <text:p>Transcriptional regulation of hematopoiesis and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4(1)</text:p>
          </table:table-cell>
          <table:table-cell office:value-type="string" calcext:value-type="string">
            <text:p>Lentiviral expression of genes related to Alzheimer's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4(1)</text:p>
          </table:table-cell>
          <table:table-cell office:value-type="string" calcext:value-type="string">
            <text:p>Lentiviral expression of genes related to Alzheimer's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1)</text:p>
          </table:table-cell>
          <table:table-cell office:value-type="string" calcext:value-type="string">
            <text:p>Transcriptional regulation of hematopoiesis and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287(1)</text:p>
          </table:table-cell>
          <table:table-cell office:value-type="string" calcext:value-type="string">
            <text:p>Transcriptional regulation of hematopoiesis and leukemogenesi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562, HeLa, HEK293T, HL60, Kasumi, Mono7, UoCM1, MonoMac, NB4, U937, ML-2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4(1)</text:p>
          </table:table-cell>
          <table:table-cell office:value-type="string" calcext:value-type="string">
            <text:p>Lentiviral expression of genes related to Alzheimer's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4(1)</text:p>
          </table:table-cell>
          <table:table-cell office:value-type="string" calcext:value-type="string">
            <text:p>Lentiviral expression of genes related to Alzheimer's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1)</text:p>
          </table:table-cell>
          <table:table-cell office:value-type="string" calcext:value-type="string">
            <text:p>Transcriptional regulation of hematopoiesis and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1)</text:p>
          </table:table-cell>
          <table:table-cell office:value-type="string" calcext:value-type="string">
            <text:p>Transcriptional regulation of hematopoiesis and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4(1)</text:p>
          </table:table-cell>
          <table:table-cell office:value-type="string" calcext:value-type="string">
            <text:p>Lentiviral expression of genes related to Alzheimer's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5(0)</text:p>
          </table:table-cell>
          <table:table-cell office:value-type="string" calcext:value-type="string">
            <text:p>Expression of signal pathway targeting molecules in airway epithelial cells using lentiviru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5(0)</text:p>
          </table:table-cell>
          <table:table-cell office:value-type="string" calcext:value-type="string">
            <text:p>Expression of signal pathway targeting molecules in airway epithelial cells using lentiviru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45(0)</text:p>
          </table:table-cell>
          <table:table-cell office:value-type="string" calcext:value-type="string">
            <text:p>Expression of signal pathway targeting molecules in airway epithelial cells using lentiviru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1)</text:p>
          </table:table-cell>
          <table:table-cell office:value-type="string" calcext:value-type="string">
            <text:p>Immune Regulation of Intestinal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1)</text:p>
          </table:table-cell>
          <table:table-cell office:value-type="string" calcext:value-type="string">
            <text:p>Immune Regulation of Intestinal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1)</text:p>
          </table:table-cell>
          <table:table-cell office:value-type="string" calcext:value-type="string">
            <text:p>Immune Regulation of Intestinal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1)</text:p>
          </table:table-cell>
          <table:table-cell office:value-type="string" calcext:value-type="string">
            <text:p>Immune Regulation of Intestinal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1)</text:p>
          </table:table-cell>
          <table:table-cell office:value-type="string" calcext:value-type="string">
            <text:p>Immune Regulation of Intestinal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1)</text:p>
          </table:table-cell>
          <table:table-cell office:value-type="string" calcext:value-type="string">
            <text:p>Expression of Estrogen receptors Alpha and Beta in Eukaryo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1)</text:p>
          </table:table-cell>
          <table:table-cell office:value-type="string" calcext:value-type="string">
            <text:p>Expression of Estrogen receptors Alpha and Beta in Eukaryo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731(1)</text:p>
          </table:table-cell>
          <table:table-cell office:value-type="string" calcext:value-type="string">
            <text:p>Expression of Estrogen receptors Alpha and Beta in Eukaryotic cell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HEK293, breast cancer cell line ( MCF7, T47D, SKBr3, MDA-MB231), or prostate cancer cell line (LnCAP, PC3)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1)</text:p>
          </table:table-cell>
          <table:table-cell office:value-type="string" calcext:value-type="string">
            <text:p>Expression of Estrogen receptors Alpha and Beta in Eukaryo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1)</text:p>
          </table:table-cell>
          <table:table-cell office:value-type="string" calcext:value-type="string">
            <text:p>Expression of Estrogen receptors Alpha and Beta in Eukaryo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1)</text:p>
          </table:table-cell>
          <table:table-cell office:value-type="string" calcext:value-type="string">
            <text:p>Expression of Estrogen receptors Alpha and Beta in Eukaryo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1)</text:p>
          </table:table-cell>
          <table:table-cell office:value-type="string" calcext:value-type="string">
            <text:p>Expression of Estrogen receptors Alpha and Beta in Eukaryo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1)</text:p>
          </table:table-cell>
          <table:table-cell office:value-type="string" calcext:value-type="string">
            <text:p>Expression of Estrogen receptors Alpha and Beta in Eukaryo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1)</text:p>
          </table:table-cell>
          <table:table-cell office:value-type="string" calcext:value-type="string">
            <text:p>Expression of Estrogen receptors Alpha and Beta in Eukaryo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1)</text:p>
          </table:table-cell>
          <table:table-cell office:value-type="string" calcext:value-type="string">
            <text:p>Immune Regulation of Intestinal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1)</text:p>
          </table:table-cell>
          <table:table-cell office:value-type="string" calcext:value-type="string">
            <text:p>Immune Regulation of Intestinal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1)</text:p>
          </table:table-cell>
          <table:table-cell office:value-type="string" calcext:value-type="string">
            <text:p>Immune Regulation of Intestinal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750(1)</text:p>
          </table:table-cell>
          <table:table-cell office:value-type="string" calcext:value-type="string">
            <text:p>Immune Regulation of Intestinal Lymphocyt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93 human embryonic kidney cell line, Tall104 human leukemic T-cell line and Caco-1 that is human epithelial cell line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1)</text:p>
          </table:table-cell>
          <table:table-cell office:value-type="string" calcext:value-type="string">
            <text:p>Immune Regulation of Intestinal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1)</text:p>
          </table:table-cell>
          <table:table-cell office:value-type="string" calcext:value-type="string">
            <text:p>Immune Regulation of Intestinal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7(1)</text:p>
          </table:table-cell>
          <table:table-cell office:value-type="string" calcext:value-type="string">
            <text:p>Targeted Modalities for Treatments of Brain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7(1)</text:p>
          </table:table-cell>
          <table:table-cell office:value-type="string" calcext:value-type="string">
            <text:p>Targeted Modalities for Treatments of Brain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7(1)</text:p>
          </table:table-cell>
          <table:table-cell office:value-type="string" calcext:value-type="string">
            <text:p>Targeted Modalities for Treatments of Brain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7(1)</text:p>
          </table:table-cell>
          <table:table-cell office:value-type="string" calcext:value-type="string">
            <text:p>Targeted Modalities for Treatments of Brain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7(1)</text:p>
          </table:table-cell>
          <table:table-cell office:value-type="string" calcext:value-type="string">
            <text:p>Targeted Modalities for Treatments of Brain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7(1)</text:p>
          </table:table-cell>
          <table:table-cell office:value-type="string" calcext:value-type="string">
            <text:p>Targeted Modalities for Treatments of Brain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7(1)</text:p>
          </table:table-cell>
          <table:table-cell office:value-type="string" calcext:value-type="string">
            <text:p>Targeted Modalities for Treatments of Brain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7(1)</text:p>
          </table:table-cell>
          <table:table-cell office:value-type="string" calcext:value-type="string">
            <text:p>Targeted Modalities for Treatments of Brain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87(1)</text:p>
          </table:table-cell>
          <table:table-cell office:value-type="string" calcext:value-type="string">
            <text:p>Targeted Modalities for Treatments of Brain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4(1)</text:p>
          </table:table-cell>
          <table:table-cell office:value-type="string" calcext:value-type="string">
            <text:p>Anastomotic Healing in Mice and the Role of Intestinal Alkaline Phosphat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1)</text:p>
          </table:table-cell>
          <table:table-cell office:value-type="string" calcext:value-type="string">
            <text:p>Expression of Estrogen receptors Alpha and Beta in Eukaryo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1)</text:p>
          </table:table-cell>
          <table:table-cell office:value-type="string" calcext:value-type="string">
            <text:p>Expression of Estrogen receptors Alpha and Beta in Eukaryo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1)</text:p>
          </table:table-cell>
          <table:table-cell office:value-type="string" calcext:value-type="string">
            <text:p>Expression of Estrogen receptors Alpha and Beta in Eukaryo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1)</text:p>
          </table:table-cell>
          <table:table-cell office:value-type="string" calcext:value-type="string">
            <text:p>Expression of Estrogen receptors Alpha and Beta in Eukaryo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1)</text:p>
          </table:table-cell>
          <table:table-cell office:value-type="string" calcext:value-type="string">
            <text:p>Expression of Estrogen receptors Alpha and Beta in Eukaryo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0)</text:p>
          </table:table-cell>
          <table:table-cell office:value-type="string" calcext:value-type="string">
            <text:p>Host -Pathogen Interac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0)</text:p>
          </table:table-cell>
          <table:table-cell office:value-type="string" calcext:value-type="string">
            <text:p>Host -Pathogen Interac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0)</text:p>
          </table:table-cell>
          <table:table-cell office:value-type="string" calcext:value-type="string">
            <text:p>Host -Pathogen Interac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0)</text:p>
          </table:table-cell>
          <table:table-cell office:value-type="string" calcext:value-type="string">
            <text:p>Host -Pathogen Interac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0)</text:p>
          </table:table-cell>
          <table:table-cell office:value-type="string" calcext:value-type="string">
            <text:p>Host -Pathogen Interac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0)</text:p>
          </table:table-cell>
          <table:table-cell office:value-type="string" calcext:value-type="string">
            <text:p>Host -Pathogen Interac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0)</text:p>
          </table:table-cell>
          <table:table-cell office:value-type="string" calcext:value-type="string">
            <text:p>Host -Pathogen Interac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0)</text:p>
          </table:table-cell>
          <table:table-cell office:value-type="string" calcext:value-type="string">
            <text:p>Host -Pathogen Interac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0)</text:p>
          </table:table-cell>
          <table:table-cell office:value-type="string" calcext:value-type="string">
            <text:p>Host -Pathogen Interac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0)</text:p>
          </table:table-cell>
          <table:table-cell office:value-type="string" calcext:value-type="string">
            <text:p>Host -Pathogen Interac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0)</text:p>
          </table:table-cell>
          <table:table-cell office:value-type="string" calcext:value-type="string">
            <text:p>Host -Pathogen Interac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0)</text:p>
          </table:table-cell>
          <table:table-cell office:value-type="string" calcext:value-type="string">
            <text:p>Host -Pathogen Interac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0)</text:p>
          </table:table-cell>
          <table:table-cell office:value-type="string" calcext:value-type="string">
            <text:p>Host -Pathogen Interac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901(0)</text:p>
          </table:table-cell>
          <table:table-cell office:value-type="string" calcext:value-type="string">
            <text:p>Host -Pathogen Interaction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, 293T, Vero cell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0)</text:p>
          </table:table-cell>
          <table:table-cell office:value-type="string" calcext:value-type="string">
            <text:p>Host -Pathogen Interac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0)</text:p>
          </table:table-cell>
          <table:table-cell office:value-type="string" calcext:value-type="string">
            <text:p>Host -Pathogen Interac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0)</text:p>
          </table:table-cell>
          <table:table-cell office:value-type="string" calcext:value-type="string">
            <text:p>Host -Pathogen Interac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4(1)</text:p>
          </table:table-cell>
          <table:table-cell office:value-type="string" calcext:value-type="string">
            <text:p>Anastomotic Healing in Mice and the Role of Intestinal Alkaline Phosphat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4(1)</text:p>
          </table:table-cell>
          <table:table-cell office:value-type="string" calcext:value-type="string">
            <text:p>Anastomotic Healing in Mice and the Role of Intestinal Alkaline Phosphat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4(1)</text:p>
          </table:table-cell>
          <table:table-cell office:value-type="string" calcext:value-type="string">
            <text:p>Anastomotic Healing in Mice and the Role of Intestinal Alkaline Phosphat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4(1)</text:p>
          </table:table-cell>
          <table:table-cell office:value-type="string" calcext:value-type="string">
            <text:p>Anastomotic Healing in Mice and the Role of Intestinal Alkaline Phosphat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3(1)</text:p>
          </table:table-cell>
          <table:table-cell office:value-type="string" calcext:value-type="string">
            <text:p>Self replicating RNA(Replicons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3(1)</text:p>
          </table:table-cell>
          <table:table-cell office:value-type="string" calcext:value-type="string">
            <text:p>Self replicating RNA(Replicons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0)</text:p>
          </table:table-cell>
          <table:table-cell office:value-type="string" calcext:value-type="string">
            <text:p>Host -Pathogen Interac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0)</text:p>
          </table:table-cell>
          <table:table-cell office:value-type="string" calcext:value-type="string">
            <text:p>Host -Pathogen Interac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0)</text:p>
          </table:table-cell>
          <table:table-cell office:value-type="string" calcext:value-type="string">
            <text:p>Host -Pathogen Interac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0)</text:p>
          </table:table-cell>
          <table:table-cell office:value-type="string" calcext:value-type="string">
            <text:p>Host -Pathogen Interac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0)</text:p>
          </table:table-cell>
          <table:table-cell office:value-type="string" calcext:value-type="string">
            <text:p>Host -Pathogen Interac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0)</text:p>
          </table:table-cell>
          <table:table-cell office:value-type="string" calcext:value-type="string">
            <text:p>Host -Pathogen Interac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1(0)</text:p>
          </table:table-cell>
          <table:table-cell office:value-type="string" calcext:value-type="string">
            <text:p>Host -Pathogen Interac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99(1)</text:p>
          </table:table-cell>
          <table:table-cell office:value-type="string" calcext:value-type="string">
            <text:p>Roles of ErbB signals in colonic carcinogenesis 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umAN COLON CANCER CELL LINES (HCT116)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45(1)</text:p>
          </table:table-cell>
          <table:table-cell office:value-type="string" calcext:value-type="string">
            <text:p>Biochemical analysis of lysine modifications in human glioblastom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HEK293T, U87, U87vIII, Jurkat, PC3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5(1)</text:p>
          </table:table-cell>
          <table:table-cell office:value-type="string" calcext:value-type="string">
            <text:p>Biochemical analysis of lysine modifications in human glioblastom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5(1)</text:p>
          </table:table-cell>
          <table:table-cell office:value-type="string" calcext:value-type="string">
            <text:p>Biochemical analysis of lysine modifications in human glioblastom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5(1)</text:p>
          </table:table-cell>
          <table:table-cell office:value-type="string" calcext:value-type="string">
            <text:p>Biochemical analysis of lysine modifications in human glioblastom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9(1)</text:p>
          </table:table-cell>
          <table:table-cell office:value-type="string" calcext:value-type="string">
            <text:p>Roles of ErbB signals in colonic carcinogenesis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5(1)</text:p>
          </table:table-cell>
          <table:table-cell office:value-type="string" calcext:value-type="string">
            <text:p>Biochemical analysis of lysine modifications in human glioblastom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4(1)</text:p>
          </table:table-cell>
          <table:table-cell office:value-type="string" calcext:value-type="string">
            <text:p>Immune homeostasis of the digestive system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4(1)</text:p>
          </table:table-cell>
          <table:table-cell office:value-type="string" calcext:value-type="string">
            <text:p>Immune homeostasis of the digestive system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Cloning and transfer of genes associated with tumor radioresistence signature and immuno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2(0)</text:p>
          </table:table-cell>
          <table:table-cell office:value-type="string" calcext:value-type="string">
            <text:p>Recombinant DNA for the study of protein evolution using steroid hormone receptor DNA-binding doma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Cloning and transfer of genes associated with tumor radioresistence signature and immuno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4(1)</text:p>
          </table:table-cell>
          <table:table-cell office:value-type="string" calcext:value-type="string">
            <text:p>Lentiviral expression of genes related to Alzheimer's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1)</text:p>
          </table:table-cell>
          <table:table-cell office:value-type="string" calcext:value-type="string">
            <text:p>Transcriptional regulation of hematopoiesis and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4(1)</text:p>
          </table:table-cell>
          <table:table-cell office:value-type="string" calcext:value-type="string">
            <text:p>Lentiviral expression of genes related to Alzheimer's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1)</text:p>
          </table:table-cell>
          <table:table-cell office:value-type="string" calcext:value-type="string">
            <text:p>Transcriptional regulation of hematopoiesis and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1)</text:p>
          </table:table-cell>
          <table:table-cell office:value-type="string" calcext:value-type="string">
            <text:p>Transcriptional regulation of hematopoiesis and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1)</text:p>
          </table:table-cell>
          <table:table-cell office:value-type="string" calcext:value-type="string">
            <text:p>Transcriptional regulation of hematopoiesis and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4(1)</text:p>
          </table:table-cell>
          <table:table-cell office:value-type="string" calcext:value-type="string">
            <text:p>Lentiviral expression of genes related to Alzheimer's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1)</text:p>
          </table:table-cell>
          <table:table-cell office:value-type="string" calcext:value-type="string">
            <text:p>Transcriptional regulation of hematopoiesis and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1)</text:p>
          </table:table-cell>
          <table:table-cell office:value-type="string" calcext:value-type="string">
            <text:p>Transcriptional regulation of hematopoiesis and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4(1)</text:p>
          </table:table-cell>
          <table:table-cell office:value-type="string" calcext:value-type="string">
            <text:p>Lentiviral expression of genes related to Alzheimer's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1)</text:p>
          </table:table-cell>
          <table:table-cell office:value-type="string" calcext:value-type="string">
            <text:p>Transcriptional regulation of hematopoiesis and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87(1)</text:p>
          </table:table-cell>
          <table:table-cell office:value-type="string" calcext:value-type="string">
            <text:p>Transcriptional regulation of hematopoiesis and leukemogenesi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4(1)</text:p>
          </table:table-cell>
          <table:table-cell office:value-type="string" calcext:value-type="string">
            <text:p>Lentiviral expression of genes related to Alzheimer's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1(1)</text:p>
          </table:table-cell>
          <table:table-cell office:value-type="string" calcext:value-type="string">
            <text:p>NK Cell Protoco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2(0)</text:p>
          </table:table-cell>
          <table:table-cell office:value-type="string" calcext:value-type="string">
            <text:p>Recombinant DNA for the study of protein evolution using steroid hormone receptor DNA-binding doma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1)</text:p>
          </table:table-cell>
          <table:table-cell office:value-type="string" calcext:value-type="string">
            <text:p>Studies of Hepatitis C Virus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1)</text:p>
          </table:table-cell>
          <table:table-cell office:value-type="string" calcext:value-type="string">
            <text:p>Studies of Hepatitis C Virus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1)</text:p>
          </table:table-cell>
          <table:table-cell office:value-type="string" calcext:value-type="string">
            <text:p>Studies of Hepatitis C Virus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1)</text:p>
          </table:table-cell>
          <table:table-cell office:value-type="string" calcext:value-type="string">
            <text:p>Studies of Hepatitis C Virus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1)</text:p>
          </table:table-cell>
          <table:table-cell office:value-type="string" calcext:value-type="string">
            <text:p>Studies of Hepatitis C Virus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1)</text:p>
          </table:table-cell>
          <table:table-cell office:value-type="string" calcext:value-type="string">
            <text:p>Studies of Hepatitis C Virus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2(1)</text:p>
          </table:table-cell>
          <table:table-cell office:value-type="string" calcext:value-type="string">
            <text:p>Sequence-Structure-Function Relationships in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1)</text:p>
          </table:table-cell>
          <table:table-cell office:value-type="string" calcext:value-type="string">
            <text:p>Studies of Hepatitis C Virus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1)</text:p>
          </table:table-cell>
          <table:table-cell office:value-type="string" calcext:value-type="string">
            <text:p>Studies of Hepatitis C Virus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1)</text:p>
          </table:table-cell>
          <table:table-cell office:value-type="string" calcext:value-type="string">
            <text:p>Studies of Hepatitis C Virus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1)</text:p>
          </table:table-cell>
          <table:table-cell office:value-type="string" calcext:value-type="string">
            <text:p>Studies of Hepatitis C Virus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35(0)</text:p>
          </table:table-cell>
          <table:table-cell office:value-type="string" calcext:value-type="string">
            <text:p>The Role of Oncogenes and Tumor Supressor Genes in Apoptosis and Cell Cycle Progression of Mammary Epithelial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35(0)</text:p>
          </table:table-cell>
          <table:table-cell office:value-type="string" calcext:value-type="string">
            <text:p>The Role of Oncogenes and Tumor Supressor Genes in Apoptosis and Cell Cycle Progression of Mammary Epithelial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35(0)</text:p>
          </table:table-cell>
          <table:table-cell office:value-type="string" calcext:value-type="string">
            <text:p>The Role of Oncogenes and Tumor Supressor Genes in Apoptosis and Cell Cycle Progression of Mammary Epithelial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35(0)</text:p>
          </table:table-cell>
          <table:table-cell office:value-type="string" calcext:value-type="string">
            <text:p>The Role of Oncogenes and Tumor Supressor Genes in Apoptosis and Cell Cycle Progression of Mammary Epithelial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35(0)</text:p>
          </table:table-cell>
          <table:table-cell office:value-type="string" calcext:value-type="string">
            <text:p>The Role of Oncogenes and Tumor Supressor Genes in Apoptosis and Cell Cycle Progression of Mammary Epithelial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835(0)</text:p>
          </table:table-cell>
          <table:table-cell office:value-type="string" calcext:value-type="string">
            <text:p>The Role of Oncogenes and Tumor Supressor Genes in Apoptosis and Cell Cycle Progression of Mammary Epithelial Cell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DA-MB-231, HEYA8, MCF7, T47D, SUM159PT , MDA 468, 22RV1, HEK293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35(0)</text:p>
          </table:table-cell>
          <table:table-cell office:value-type="string" calcext:value-type="string">
            <text:p>The Role of Oncogenes and Tumor Supressor Genes in Apoptosis and Cell Cycle Progression of Mammary Epithelial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4(0)</text:p>
          </table:table-cell>
          <table:table-cell office:value-type="string" calcext:value-type="string">
            <text:p>Comparative developmental genetics of insec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4(0)</text:p>
          </table:table-cell>
          <table:table-cell office:value-type="string" calcext:value-type="string">
            <text:p>Comparative developmental genetics of insec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4(0)</text:p>
          </table:table-cell>
          <table:table-cell office:value-type="string" calcext:value-type="string">
            <text:p>Comparative developmental genetics of insec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4(0)</text:p>
          </table:table-cell>
          <table:table-cell office:value-type="string" calcext:value-type="string">
            <text:p>Comparative developmental genetics of insec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4(0)</text:p>
          </table:table-cell>
          <table:table-cell office:value-type="string" calcext:value-type="string">
            <text:p>Comparative developmental genetics of insec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4(0)</text:p>
          </table:table-cell>
          <table:table-cell office:value-type="string" calcext:value-type="string">
            <text:p>Comparative developmental genetics of insec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4(0)</text:p>
          </table:table-cell>
          <table:table-cell office:value-type="string" calcext:value-type="string">
            <text:p>Comparative developmental genetics of insec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1)</text:p>
          </table:table-cell>
          <table:table-cell office:value-type="string" calcext:value-type="string">
            <text:p>Studies of Hepatitis C Virus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1)</text:p>
          </table:table-cell>
          <table:table-cell office:value-type="string" calcext:value-type="string">
            <text:p>Studies of Hepatitis C Virus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1)</text:p>
          </table:table-cell>
          <table:table-cell office:value-type="string" calcext:value-type="string">
            <text:p>Studies of Hepatitis C Virus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1)</text:p>
          </table:table-cell>
          <table:table-cell office:value-type="string" calcext:value-type="string">
            <text:p>Studies of Hepatitis C Virus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1)</text:p>
          </table:table-cell>
          <table:table-cell office:value-type="string" calcext:value-type="string">
            <text:p>Studies of Hepatitis C Virus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1)</text:p>
          </table:table-cell>
          <table:table-cell office:value-type="string" calcext:value-type="string">
            <text:p>Studies of Hepatitis C Virus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6(1)</text:p>
          </table:table-cell>
          <table:table-cell office:value-type="string" calcext:value-type="string">
            <text:p>An Open-Label Phase 1/2 Study of JCARH125, BCMA targeted Chimeric Antigen Receptor (CAR) T Cells, in Subjects with Relapsed or Refractory Multiple Myelom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6(1)</text:p>
          </table:table-cell>
          <table:table-cell office:value-type="string" calcext:value-type="string">
            <text:p>An Open-Label Phase 1/2 Study of JCARH125, BCMA targeted Chimeric Antigen Receptor (CAR) T Cells, in Subjects with Relapsed or Refractory Multiple Myelom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6(1)</text:p>
          </table:table-cell>
          <table:table-cell office:value-type="string" calcext:value-type="string">
            <text:p>An Open-Label Phase 1/2 Study of JCARH125, BCMA targeted Chimeric Antigen Receptor (CAR) T Cells, in Subjects with Relapsed or Refractory Multiple Myelom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CD4 and CD8 T ce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D4 and CD8 T ce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1)</text:p>
          </table:table-cell>
          <table:table-cell office:value-type="string" calcext:value-type="string">
            <text:p>Studies of Hepatitis C Virus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4(1)</text:p>
          </table:table-cell>
          <table:table-cell office:value-type="string" calcext:value-type="string">
            <text:p>Anastomotic Healing in Mice and the Role of Intestinal Alkaline Phosphat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5(1)</text:p>
          </table:table-cell>
          <table:table-cell office:value-type="string" calcext:value-type="string">
            <text:p>Diet, oxidative stress and susceptibility to intermittent hypo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5(1)</text:p>
          </table:table-cell>
          <table:table-cell office:value-type="string" calcext:value-type="string">
            <text:p>Diet, oxidative stress and susceptibility to intermittent hypo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Human plas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man plasm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5(1)</text:p>
          </table:table-cell>
          <table:table-cell office:value-type="string" calcext:value-type="string">
            <text:p>Diet, oxidative stress and susceptibility to intermittent hypo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65(1)</text:p>
          </table:table-cell>
          <table:table-cell office:value-type="string" calcext:value-type="string">
            <text:p>Diet, oxidative stress and susceptibility to intermittent hypo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1)</text:p>
          </table:table-cell>
          <table:table-cell office:value-type="string" calcext:value-type="string">
            <text:p>Studies of Hepatitis C Virus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94(1)</text:p>
          </table:table-cell>
          <table:table-cell office:value-type="string" calcext:value-type="string">
            <text:p>Studies of Hepatitis C Virus Replic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894(1)</text:p>
          </table:table-cell>
          <table:table-cell office:value-type="string" calcext:value-type="string">
            <text:p>Studies of Hepatitis C Virus Replica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ukofilters from the hospital blood bank are provided to our lab. There is no patient idetifier</text:p>
          </table:table-cell>
          <table:table-cell office:value-type="string" calcext:value-type="string">
            <text:p>fliters containing leuk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liters containing leuk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894(1)</text:p>
          </table:table-cell>
          <table:table-cell office:value-type="string" calcext:value-type="string">
            <text:p>Studies of Hepatitis C Virus Replica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pG2, Huh7, Huh-7.5, HEK293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24(1)</text:p>
          </table:table-cell>
          <table:table-cell office:value-type="string" calcext:value-type="string">
            <text:p>Anastomotic Healing in Mice and the Role of Intestinal Alkaline Phosphata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CO2, HT29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Improved macrophage antimicrobial activ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4(0)</text:p>
          </table:table-cell>
          <table:table-cell office:value-type="string" calcext:value-type="string">
            <text:p>Improved macrophage antimicrobial activ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4(1)</text:p>
          </table:table-cell>
          <table:table-cell office:value-type="string" calcext:value-type="string">
            <text:p>Immune homeostasis of the digestive system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4(1)</text:p>
          </table:table-cell>
          <table:table-cell office:value-type="string" calcext:value-type="string">
            <text:p>Immune homeostasis of the digestive system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2(0)</text:p>
          </table:table-cell>
          <table:table-cell office:value-type="string" calcext:value-type="string">
            <text:p>Recombinant DNA for the study of protein evolution using steroid hormone receptor DNA-binding doma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1)</text:p>
          </table:table-cell>
          <table:table-cell office:value-type="string" calcext:value-type="string">
            <text:p>Study of genes that mediate carcinogenesis and metastasis of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4(1)</text:p>
          </table:table-cell>
          <table:table-cell office:value-type="string" calcext:value-type="string">
            <text:p>Protein Engineering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4(1)</text:p>
          </table:table-cell>
          <table:table-cell office:value-type="string" calcext:value-type="string">
            <text:p>Protein Engineering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1)</text:p>
          </table:table-cell>
          <table:table-cell office:value-type="string" calcext:value-type="string">
            <text:p>Study of genes that mediate carcinogenesis and metastasis of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1)</text:p>
          </table:table-cell>
          <table:table-cell office:value-type="string" calcext:value-type="string">
            <text:p>Study of genes that mediate carcinogenesis and metastasis of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1)</text:p>
          </table:table-cell>
          <table:table-cell office:value-type="string" calcext:value-type="string">
            <text:p>Study of genes that mediate carcinogenesis and metastasis of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1)</text:p>
          </table:table-cell>
          <table:table-cell office:value-type="string" calcext:value-type="string">
            <text:p>Study of genes that mediate carcinogenesis and metastasis of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1)</text:p>
          </table:table-cell>
          <table:table-cell office:value-type="string" calcext:value-type="string">
            <text:p>Study of genes that mediate carcinogenesis and metastasis of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1)</text:p>
          </table:table-cell>
          <table:table-cell office:value-type="string" calcext:value-type="string">
            <text:p>Study of genes that mediate carcinogenesis and metastasis of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1)</text:p>
          </table:table-cell>
          <table:table-cell office:value-type="string" calcext:value-type="string">
            <text:p>Study of genes that mediate carcinogenesis and metastasis of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1)</text:p>
          </table:table-cell>
          <table:table-cell office:value-type="string" calcext:value-type="string">
            <text:p>Study of genes that mediate carcinogenesis and metastasis of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1)</text:p>
          </table:table-cell>
          <table:table-cell office:value-type="string" calcext:value-type="string">
            <text:p>Study of genes that mediate carcinogenesis and metastasis of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1)</text:p>
          </table:table-cell>
          <table:table-cell office:value-type="string" calcext:value-type="string">
            <text:p>Study of genes that mediate carcinogenesis and metastasis of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1)</text:p>
          </table:table-cell>
          <table:table-cell office:value-type="string" calcext:value-type="string">
            <text:p>Study of genes that mediate carcinogenesis and metastasis of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1)</text:p>
          </table:table-cell>
          <table:table-cell office:value-type="string" calcext:value-type="string">
            <text:p>Study of genes that mediate carcinogenesis and metastasis of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1)</text:p>
          </table:table-cell>
          <table:table-cell office:value-type="string" calcext:value-type="string">
            <text:p>Study of genes that mediate carcinogenesis and metastasis of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1)</text:p>
          </table:table-cell>
          <table:table-cell office:value-type="string" calcext:value-type="string">
            <text:p>Study of genes that mediate carcinogenesis and metastasis of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1)</text:p>
          </table:table-cell>
          <table:table-cell office:value-type="string" calcext:value-type="string">
            <text:p>Study of genes that mediate carcinogenesis and metastasis of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1)</text:p>
          </table:table-cell>
          <table:table-cell office:value-type="string" calcext:value-type="string">
            <text:p>Study of genes that mediate carcinogenesis and metastasis of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1)</text:p>
          </table:table-cell>
          <table:table-cell office:value-type="string" calcext:value-type="string">
            <text:p>Study of genes that mediate carcinogenesis and metastasis of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1)</text:p>
          </table:table-cell>
          <table:table-cell office:value-type="string" calcext:value-type="string">
            <text:p>Study of genes that mediate carcinogenesis and metastasis of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1)</text:p>
          </table:table-cell>
          <table:table-cell office:value-type="string" calcext:value-type="string">
            <text:p>Study of genes that mediate carcinogenesis and metastasis of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1)</text:p>
          </table:table-cell>
          <table:table-cell office:value-type="string" calcext:value-type="string">
            <text:p>Study of genes that mediate carcinogenesis and metastasis of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145(1)</text:p>
          </table:table-cell>
          <table:table-cell office:value-type="string" calcext:value-type="string">
            <text:p>Study of genes that mediate carcinogenesis and metastasis of canc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ibrosarcomas, squamous cell carcinomas, keratinocyes, fibroblasts, adenocarcinomas, HEK/Phoenix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1)</text:p>
          </table:table-cell>
          <table:table-cell office:value-type="string" calcext:value-type="string">
            <text:p>Study of genes that mediate carcinogenesis and metastasis of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4(1)</text:p>
          </table:table-cell>
          <table:table-cell office:value-type="string" calcext:value-type="string">
            <text:p>Protein Engineering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1)</text:p>
          </table:table-cell>
          <table:table-cell office:value-type="string" calcext:value-type="string">
            <text:p>Study of genes that mediate carcinogenesis and metastasis of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4(1)</text:p>
          </table:table-cell>
          <table:table-cell office:value-type="string" calcext:value-type="string">
            <text:p>Protein Engineering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35(0)</text:p>
          </table:table-cell>
          <table:table-cell office:value-type="string" calcext:value-type="string">
            <text:p>The Role of Oncogenes and Tumor Supressor Genes in Apoptosis and Cell Cycle Progression of Mammary Epithelial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9(1)</text:p>
          </table:table-cell>
          <table:table-cell office:value-type="string" calcext:value-type="string">
            <text:p>Expression of Growth Factors, Cytokines, and Transcription Factors in Neural Cells and Immune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7(0)</text:p>
          </table:table-cell>
          <table:table-cell office:value-type="string" calcext:value-type="string">
            <text:p>Effect of Probiotics and Breast Milk Factors on the Development of Necrotizing Enterocolitis in Rats and Intestinal Development in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7(0)</text:p>
          </table:table-cell>
          <table:table-cell office:value-type="string" calcext:value-type="string">
            <text:p>Effect of Probiotics and Breast Milk Factors on the Development of Necrotizing Enterocolitis in Rats and Intestinal Development in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7(0)</text:p>
          </table:table-cell>
          <table:table-cell office:value-type="string" calcext:value-type="string">
            <text:p>Effect of Probiotics and Breast Milk Factors on the Development of Necrotizing Enterocolitis in Rats and Intestinal Development in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7(0)</text:p>
          </table:table-cell>
          <table:table-cell office:value-type="string" calcext:value-type="string">
            <text:p>Effect of Probiotics and Breast Milk Factors on the Development of Necrotizing Enterocolitis in Rats and Intestinal Development in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7(0)</text:p>
          </table:table-cell>
          <table:table-cell office:value-type="string" calcext:value-type="string">
            <text:p>Effect of Probiotics and Breast Milk Factors on the Development of Necrotizing Enterocolitis in Rats and Intestinal Development in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7(0)</text:p>
          </table:table-cell>
          <table:table-cell office:value-type="string" calcext:value-type="string">
            <text:p>Effect of Probiotics and Breast Milk Factors on the Development of Necrotizing Enterocolitis in Rats and Intestinal Development in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7(0)</text:p>
          </table:table-cell>
          <table:table-cell office:value-type="string" calcext:value-type="string">
            <text:p>Effect of Probiotics and Breast Milk Factors on the Development of Necrotizing Enterocolitis in Rats and Intestinal Development in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infant fec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nfant feca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7(0)</text:p>
          </table:table-cell>
          <table:table-cell office:value-type="string" calcext:value-type="string">
            <text:p>Effect of Probiotics and Breast Milk Factors on the Development of Necrotizing Enterocolitis in Rats and Intestinal Development in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749(1)</text:p>
          </table:table-cell>
          <table:table-cell office:value-type="string" calcext:value-type="string">
            <text:p>Expression of Growth Factors, Cytokines, and Transcription Factors in Neural Cells and Immune Cell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mmortalized Schwann cells (iSCs), and possibly HEK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49(1)</text:p>
          </table:table-cell>
          <table:table-cell office:value-type="string" calcext:value-type="string">
            <text:p>Expression of Growth Factors, Cytokines, and Transcription Factors in Neural Cells and Immune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4(1)</text:p>
          </table:table-cell>
          <table:table-cell office:value-type="string" calcext:value-type="string">
            <text:p>Study of lipid regulatory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4(1)</text:p>
          </table:table-cell>
          <table:table-cell office:value-type="string" calcext:value-type="string">
            <text:p>Study of lipid regulatory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94(1)</text:p>
          </table:table-cell>
          <table:table-cell office:value-type="string" calcext:value-type="string">
            <text:p>Study of lipid regulatory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Biosafety protocol Swartz lab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Biosafety protocol Swartz lab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7(0)</text:p>
          </table:table-cell>
          <table:table-cell office:value-type="string" calcext:value-type="string">
            <text:p>Expression of the Signaling Proteins and Their Mutants in Cultured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7(0)</text:p>
          </table:table-cell>
          <table:table-cell office:value-type="string" calcext:value-type="string">
            <text:p>Expression of the Signaling Proteins and Their Mutants in Cultured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7(0)</text:p>
          </table:table-cell>
          <table:table-cell office:value-type="string" calcext:value-type="string">
            <text:p>Expression of the Signaling Proteins and Their Mutants in Cultured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7(0)</text:p>
          </table:table-cell>
          <table:table-cell office:value-type="string" calcext:value-type="string">
            <text:p>Expression of the Signaling Proteins and Their Mutants in Cultured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7(0)</text:p>
          </table:table-cell>
          <table:table-cell office:value-type="string" calcext:value-type="string">
            <text:p>Expression of the Signaling Proteins and Their Mutants in Cultured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Biosafety protocol Swartz lab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Biosafety protocol Swartz lab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97(0)</text:p>
          </table:table-cell>
          <table:table-cell office:value-type="string" calcext:value-type="string">
            <text:p>Expression of the Signaling Proteins and Their Mutants in Cultured Mammalian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7(0)</text:p>
          </table:table-cell>
          <table:table-cell office:value-type="string" calcext:value-type="string">
            <text:p>Effect of Probiotics and Breast Milk Factors on the Development of Necrotizing Enterocolitis in Rats and Intestinal Development in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7(0)</text:p>
          </table:table-cell>
          <table:table-cell office:value-type="string" calcext:value-type="string">
            <text:p>Effect of Probiotics and Breast Milk Factors on the Development of Necrotizing Enterocolitis in Rats and Intestinal Development in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7(0)</text:p>
          </table:table-cell>
          <table:table-cell office:value-type="string" calcext:value-type="string">
            <text:p>Effect of Probiotics and Breast Milk Factors on the Development of Necrotizing Enterocolitis in Rats and Intestinal Development in Mic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1)</text:p>
          </table:table-cell>
          <table:table-cell office:value-type="string" calcext:value-type="string">
            <text:p>Study of genes that mediate carcinogenesis and metastasis of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1)</text:p>
          </table:table-cell>
          <table:table-cell office:value-type="string" calcext:value-type="string">
            <text:p>Study of genes that mediate carcinogenesis and metastasis of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IRB #13378B, Carol Ober's protocol which doesn't populate on Dr. Cunningham's list above</text:p>
          </table:table-cell>
          <table:table-cell office:value-type="string" calcext:value-type="string">
            <text:p>cord 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rd 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52(0)</text:p>
          </table:table-cell>
          <table:table-cell office:value-type="string" calcext:value-type="string">
            <text:p>Lentivirus mediated gene transfer to human leukemic and hematopoietic stem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1)</text:p>
          </table:table-cell>
          <table:table-cell office:value-type="string" calcext:value-type="string">
            <text:p>Studying anti-tumor immune responses in melanoma mod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1)</text:p>
          </table:table-cell>
          <table:table-cell office:value-type="string" calcext:value-type="string">
            <text:p>Studying anti-tumor immune responses in melanoma mod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0)</text:p>
          </table:table-cell>
          <table:table-cell office:value-type="string" calcext:value-type="string">
            <text:p>Understanding the Basis for the Abnormal Methylation of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0)</text:p>
          </table:table-cell>
          <table:table-cell office:value-type="string" calcext:value-type="string">
            <text:p>Understanding the Basis for the Abnormal Methylation of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0)</text:p>
          </table:table-cell>
          <table:table-cell office:value-type="string" calcext:value-type="string">
            <text:p>Understanding the Basis for the Abnormal Methylation of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1)</text:p>
          </table:table-cell>
          <table:table-cell office:value-type="string" calcext:value-type="string">
            <text:p>Studying anti-tumor immune responses in melanoma mod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1)</text:p>
          </table:table-cell>
          <table:table-cell office:value-type="string" calcext:value-type="string">
            <text:p>Studying anti-tumor immune responses in melanoma mod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1)</text:p>
          </table:table-cell>
          <table:table-cell office:value-type="string" calcext:value-type="string">
            <text:p>Studying anti-tumor immune responses in melanoma mod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0)</text:p>
          </table:table-cell>
          <table:table-cell office:value-type="string" calcext:value-type="string">
            <text:p>Understanding the Basis for the Abnormal Methylation of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1(1)</text:p>
          </table:table-cell>
          <table:table-cell office:value-type="string" calcext:value-type="string">
            <text:p>Lentiviral Transduction for Analysis of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3(1)</text:p>
          </table:table-cell>
          <table:table-cell office:value-type="string" calcext:value-type="string">
            <text:p>Nanoparticle delivery to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Development and Regulation of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1(1)</text:p>
          </table:table-cell>
          <table:table-cell office:value-type="string" calcext:value-type="string">
            <text:p>Lentiviral Transduction for Analysis of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1(1)</text:p>
          </table:table-cell>
          <table:table-cell office:value-type="string" calcext:value-type="string">
            <text:p>Lentiviral Transduction for Analysis of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4(1)</text:p>
          </table:table-cell>
          <table:table-cell office:value-type="string" calcext:value-type="string">
            <text:p>Immune homeostasis of the digestive system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1(1)</text:p>
          </table:table-cell>
          <table:table-cell office:value-type="string" calcext:value-type="string">
            <text:p>Lentiviral Transduction for Analysis of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3(1)</text:p>
          </table:table-cell>
          <table:table-cell office:value-type="string" calcext:value-type="string">
            <text:p>Nanoparticle delivery to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1(1)</text:p>
          </table:table-cell>
          <table:table-cell office:value-type="string" calcext:value-type="string">
            <text:p>Lentiviral Transduction for Analysis of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273(1)</text:p>
          </table:table-cell>
          <table:table-cell office:value-type="string" calcext:value-type="string">
            <text:p>Nanoparticle delivery to tumor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CF-7, TUBO, 4T1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121(1)</text:p>
          </table:table-cell>
          <table:table-cell office:value-type="string" calcext:value-type="string">
            <text:p>Lentiviral Transduction for Analysis of Cell Signali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; human tumor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1(1)</text:p>
          </table:table-cell>
          <table:table-cell office:value-type="string" calcext:value-type="string">
            <text:p>Lentiviral Transduction for Analysis of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Development and Regulation of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1(1)</text:p>
          </table:table-cell>
          <table:table-cell office:value-type="string" calcext:value-type="string">
            <text:p>Lentiviral Transduction for Analysis of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1(1)</text:p>
          </table:table-cell>
          <table:table-cell office:value-type="string" calcext:value-type="string">
            <text:p>Lentiviral Transduction for Analysis of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3(1)</text:p>
          </table:table-cell>
          <table:table-cell office:value-type="string" calcext:value-type="string">
            <text:p>Nanoparticle delivery to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Development and Regulation of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Development and Regulation of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Development and Regulation of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Development and Regulation of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Development and Regulation of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1)</text:p>
          </table:table-cell>
          <table:table-cell office:value-type="string" calcext:value-type="string">
            <text:p>Targeted Treatment of Ovarian Cancer in a Murine Mode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Development and Regulation of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Development and Regulation of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1)</text:p>
          </table:table-cell>
          <table:table-cell office:value-type="string" calcext:value-type="string">
            <text:p>Studying anti-tumor immune responses in melanoma mod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Development and Regulation of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Development and Regulation of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Development and Regulation of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1)</text:p>
          </table:table-cell>
          <table:table-cell office:value-type="string" calcext:value-type="string">
            <text:p>Targeted Treatment of Ovarian Cancer in a Murine Mode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0)</text:p>
          </table:table-cell>
          <table:table-cell office:value-type="string" calcext:value-type="string">
            <text:p>Understanding the Basis for the Abnormal Methylation of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0)</text:p>
          </table:table-cell>
          <table:table-cell office:value-type="string" calcext:value-type="string">
            <text:p>Understanding the Basis for the Abnormal Methylation of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822(0)</text:p>
          </table:table-cell>
          <table:table-cell office:value-type="string" calcext:value-type="string">
            <text:p>Understanding the Basis for the Abnormal Methylation of Cancer Cell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293 HEK, HeLa, KCNR/SHEP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0)</text:p>
          </table:table-cell>
          <table:table-cell office:value-type="string" calcext:value-type="string">
            <text:p>Understanding the Basis for the Abnormal Methylation of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1)</text:p>
          </table:table-cell>
          <table:table-cell office:value-type="string" calcext:value-type="string">
            <text:p>Studying anti-tumor immune responses in melanoma mod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1)</text:p>
          </table:table-cell>
          <table:table-cell office:value-type="string" calcext:value-type="string">
            <text:p>Studying anti-tumor immune responses in melanoma mod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0)</text:p>
          </table:table-cell>
          <table:table-cell office:value-type="string" calcext:value-type="string">
            <text:p>Understanding the Basis for the Abnormal Methylation of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0)</text:p>
          </table:table-cell>
          <table:table-cell office:value-type="string" calcext:value-type="string">
            <text:p>Understanding the Basis for the Abnormal Methylation of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1)</text:p>
          </table:table-cell>
          <table:table-cell office:value-type="string" calcext:value-type="string">
            <text:p>Studying anti-tumor immune responses in melanoma mod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1)</text:p>
          </table:table-cell>
          <table:table-cell office:value-type="string" calcext:value-type="string">
            <text:p>Studying anti-tumor immune responses in melanoma mod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0)</text:p>
          </table:table-cell>
          <table:table-cell office:value-type="string" calcext:value-type="string">
            <text:p>Understanding the Basis for the Abnormal Methylation of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0)</text:p>
          </table:table-cell>
          <table:table-cell office:value-type="string" calcext:value-type="string">
            <text:p>Understanding the Basis for the Abnormal Methylation of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Development and Regulation of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Development and Regulation of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Development and Regulation of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Development and Regulation of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1)</text:p>
          </table:table-cell>
          <table:table-cell office:value-type="string" calcext:value-type="string">
            <text:p>Studying anti-tumor immune responses in melanoma mod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56(1)</text:p>
          </table:table-cell>
          <table:table-cell office:value-type="string" calcext:value-type="string">
            <text:p>Development and Regulation of Lymphocyte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lat-E and HEK293T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Development and Regulation of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Development and Regulation of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Development and Regulation of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Development and Regulation of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Development and Regulation of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Development and Regulation of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1)</text:p>
          </table:table-cell>
          <table:table-cell office:value-type="string" calcext:value-type="string">
            <text:p>Studying anti-tumor immune responses in melanoma mod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1)</text:p>
          </table:table-cell>
          <table:table-cell office:value-type="string" calcext:value-type="string">
            <text:p>Studying anti-tumor immune responses in melanoma mod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0)</text:p>
          </table:table-cell>
          <table:table-cell office:value-type="string" calcext:value-type="string">
            <text:p>Understanding the Basis for the Abnormal Methylation of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0)</text:p>
          </table:table-cell>
          <table:table-cell office:value-type="string" calcext:value-type="string">
            <text:p>Understanding the Basis for the Abnormal Methylation of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1)</text:p>
          </table:table-cell>
          <table:table-cell office:value-type="string" calcext:value-type="string">
            <text:p>Studying anti-tumor immune responses in melanoma mod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525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Vero, HUVEC, eHAP1, EA.hy92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1)</text:p>
          </table:table-cell>
          <table:table-cell office:value-type="string" calcext:value-type="string">
            <text:p>Studying anti-tumor immune responses in melanoma mod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1)</text:p>
          </table:table-cell>
          <table:table-cell office:value-type="string" calcext:value-type="string">
            <text:p>Studying anti-tumor immune responses in melanoma mod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0)</text:p>
          </table:table-cell>
          <table:table-cell office:value-type="string" calcext:value-type="string">
            <text:p>Understanding the Basis for the Abnormal Methylation of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1)</text:p>
          </table:table-cell>
          <table:table-cell office:value-type="string" calcext:value-type="string">
            <text:p>Studying anti-tumor immune responses in melanoma mod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0)</text:p>
          </table:table-cell>
          <table:table-cell office:value-type="string" calcext:value-type="string">
            <text:p>Understanding the Basis for the Abnormal Methylation of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1)</text:p>
          </table:table-cell>
          <table:table-cell office:value-type="string" calcext:value-type="string">
            <text:p>Immune Regulation of Intestinal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1)</text:p>
          </table:table-cell>
          <table:table-cell office:value-type="string" calcext:value-type="string">
            <text:p>Immune Regulation of Intestinal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1)</text:p>
          </table:table-cell>
          <table:table-cell office:value-type="string" calcext:value-type="string">
            <text:p>Immune Regulation of Intestinal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50(1)</text:p>
          </table:table-cell>
          <table:table-cell office:value-type="string" calcext:value-type="string">
            <text:p>Immune Regulation of Intestinal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0)</text:p>
          </table:table-cell>
          <table:table-cell office:value-type="string" calcext:value-type="string">
            <text:p>Understanding the Basis for the Abnormal Methylation of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0)</text:p>
          </table:table-cell>
          <table:table-cell office:value-type="string" calcext:value-type="string">
            <text:p>Understanding the Basis for the Abnormal Methylation of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0)</text:p>
          </table:table-cell>
          <table:table-cell office:value-type="string" calcext:value-type="string">
            <text:p>Understanding the Basis for the Abnormal Methylation of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0)</text:p>
          </table:table-cell>
          <table:table-cell office:value-type="string" calcext:value-type="string">
            <text:p>Understanding the Basis for the Abnormal Methylation of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0)</text:p>
          </table:table-cell>
          <table:table-cell office:value-type="string" calcext:value-type="string">
            <text:p>Understanding the Basis for the Abnormal Methylation of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09(1)</text:p>
          </table:table-cell>
          <table:table-cell office:value-type="string" calcext:value-type="string">
            <text:p>Studying anti-tumor immune responses in melanoma model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el888, mel537,mel1106.mel624. sk28, platE, HEK293, Phoenix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0)</text:p>
          </table:table-cell>
          <table:table-cell office:value-type="string" calcext:value-type="string">
            <text:p>Understanding the Basis for the Abnormal Methylation of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0(0)</text:p>
          </table:table-cell>
          <table:table-cell office:value-type="string" calcext:value-type="string">
            <text:p>Molecular factors influencing chromatin structur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0(0)</text:p>
          </table:table-cell>
          <table:table-cell office:value-type="string" calcext:value-type="string">
            <text:p>Molecular factors influencing chromatin structur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0(0)</text:p>
          </table:table-cell>
          <table:table-cell office:value-type="string" calcext:value-type="string">
            <text:p>Molecular factors influencing chromatin structur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0(0)</text:p>
          </table:table-cell>
          <table:table-cell office:value-type="string" calcext:value-type="string">
            <text:p>Molecular factors influencing chromatin structur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0(0)</text:p>
          </table:table-cell>
          <table:table-cell office:value-type="string" calcext:value-type="string">
            <text:p>Molecular factors influencing chromatin structur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0(0)</text:p>
          </table:table-cell>
          <table:table-cell office:value-type="string" calcext:value-type="string">
            <text:p>Molecular factors influencing chromatin structur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0(0)</text:p>
          </table:table-cell>
          <table:table-cell office:value-type="string" calcext:value-type="string">
            <text:p>Molecular factors influencing chromatin structur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0(0)</text:p>
          </table:table-cell>
          <table:table-cell office:value-type="string" calcext:value-type="string">
            <text:p>Molecular factors influencing chromatin structur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0(0)</text:p>
          </table:table-cell>
          <table:table-cell office:value-type="string" calcext:value-type="string">
            <text:p>Molecular factors influencing chromatin structur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0(0)</text:p>
          </table:table-cell>
          <table:table-cell office:value-type="string" calcext:value-type="string">
            <text:p>Molecular factors influencing chromatin structur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160(0)</text:p>
          </table:table-cell>
          <table:table-cell office:value-type="string" calcext:value-type="string">
            <text:p>Molecular factors influencing chromatin structur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HEK293, E14 mESC, K562, MOLM-13, MV4:11, HL60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0(0)</text:p>
          </table:table-cell>
          <table:table-cell office:value-type="string" calcext:value-type="string">
            <text:p>Molecular factors influencing chromatin structur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0(0)</text:p>
          </table:table-cell>
          <table:table-cell office:value-type="string" calcext:value-type="string">
            <text:p>Molecular factors influencing chromatin structur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0(0)</text:p>
          </table:table-cell>
          <table:table-cell office:value-type="string" calcext:value-type="string">
            <text:p>Molecular factors influencing chromatin structur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60(0)</text:p>
          </table:table-cell>
          <table:table-cell office:value-type="string" calcext:value-type="string">
            <text:p>Molecular factors influencing chromatin structur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8(1)</text:p>
          </table:table-cell>
          <table:table-cell office:value-type="string" calcext:value-type="string">
            <text:p>Stem Cell Gene Function in Prostate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8(1)</text:p>
          </table:table-cell>
          <table:table-cell office:value-type="string" calcext:value-type="string">
            <text:p>Stem Cell Gene Function in Prostate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1(1)</text:p>
          </table:table-cell>
          <table:table-cell office:value-type="string" calcext:value-type="string">
            <text:p>Study of Risk Group 2 Yersinia species at the HTR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1(1)</text:p>
          </table:table-cell>
          <table:table-cell office:value-type="string" calcext:value-type="string">
            <text:p>Study of Risk Group 2 Yersinia species at the HTR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5(1)</text:p>
          </table:table-cell>
          <table:table-cell office:value-type="string" calcext:value-type="string">
            <text:p>Study of Bacillus cereu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1(1)</text:p>
          </table:table-cell>
          <table:table-cell office:value-type="string" calcext:value-type="string">
            <text:p>Study of Risk Group 2 Yersinia species at the HTR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5(1)</text:p>
          </table:table-cell>
          <table:table-cell office:value-type="string" calcext:value-type="string">
            <text:p>Study of Bacillus cereu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3(1)</text:p>
          </table:table-cell>
          <table:table-cell office:value-type="string" calcext:value-type="string">
            <text:p>Tumor-associated T Cell Responses in Mouse Models of Spontaneous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055(1)</text:p>
          </table:table-cell>
          <table:table-cell office:value-type="string" calcext:value-type="string">
            <text:p>Study of Bacillus cereu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5(1)</text:p>
          </table:table-cell>
          <table:table-cell office:value-type="string" calcext:value-type="string">
            <text:p>Study of Bacillus cereu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055(1)</text:p>
          </table:table-cell>
          <table:table-cell office:value-type="string" calcext:value-type="string">
            <text:p>Study of Bacillus cereu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L60, THP-1, HeLa, Vero, Caco-2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3(1)</text:p>
          </table:table-cell>
          <table:table-cell office:value-type="string" calcext:value-type="string">
            <text:p>Tumor-associated T Cell Responses in Mouse Models of Spontaneous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1(1)</text:p>
          </table:table-cell>
          <table:table-cell office:value-type="string" calcext:value-type="string">
            <text:p>NK Cell Protoco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3(1)</text:p>
          </table:table-cell>
          <table:table-cell office:value-type="string" calcext:value-type="string">
            <text:p>Tumor-associated T Cell Responses in Mouse Models of Spontaneous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522(1)</text:p>
          </table:table-cell>
          <table:table-cell office:value-type="string" calcext:value-type="string">
            <text:p>Retroviral Transduc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y10, HBL-1, Phoenix-Eco, Phoenix-Ampho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1(1)</text:p>
          </table:table-cell>
          <table:table-cell office:value-type="string" calcext:value-type="string">
            <text:p>Study of Risk Group 2 Yersinia species at the HTR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1(1)</text:p>
          </table:table-cell>
          <table:table-cell office:value-type="string" calcext:value-type="string">
            <text:p>Study of Risk Group 2 Yersinia species at the HTR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5(1)</text:p>
          </table:table-cell>
          <table:table-cell office:value-type="string" calcext:value-type="string">
            <text:p>Study of Bacillus cereu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3(1)</text:p>
          </table:table-cell>
          <table:table-cell office:value-type="string" calcext:value-type="string">
            <text:p>Tumor-associated T Cell Responses in Mouse Models of Spontaneous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3(1)</text:p>
          </table:table-cell>
          <table:table-cell office:value-type="string" calcext:value-type="string">
            <text:p>Tumor-associated T Cell Responses in Mouse Models of Spontaneous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3(1)</text:p>
          </table:table-cell>
          <table:table-cell office:value-type="string" calcext:value-type="string">
            <text:p>Tumor-associated T Cell Responses in Mouse Models of Spontaneous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113(1)</text:p>
          </table:table-cell>
          <table:table-cell office:value-type="string" calcext:value-type="string">
            <text:p>Tumor-associated T Cell Responses in Mouse Models of Spontaneous Canc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hoenix-Eco, Plat-E packaging cell line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3(1)</text:p>
          </table:table-cell>
          <table:table-cell office:value-type="string" calcext:value-type="string">
            <text:p>Tumor-associated T Cell Responses in Mouse Models of Spontaneous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5(1)</text:p>
          </table:table-cell>
          <table:table-cell office:value-type="string" calcext:value-type="string">
            <text:p>Study of Bacillus cereu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113(1)</text:p>
          </table:table-cell>
          <table:table-cell office:value-type="string" calcext:value-type="string">
            <text:p>Tumor-associated T Cell Responses in Mouse Models of Spontaneous Cancer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hoenix-Eco, Plat-E packaging cell line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3(1)</text:p>
          </table:table-cell>
          <table:table-cell office:value-type="string" calcext:value-type="string">
            <text:p>Tumor-associated T Cell Responses in Mouse Models of Spontaneous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1(1)</text:p>
          </table:table-cell>
          <table:table-cell office:value-type="string" calcext:value-type="string">
            <text:p>Study of Risk Group 2 Yersinia species at the HTR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3(1)</text:p>
          </table:table-cell>
          <table:table-cell office:value-type="string" calcext:value-type="string">
            <text:p>Tumor-associated T Cell Responses in Mouse Models of Spontaneous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1(1)</text:p>
          </table:table-cell>
          <table:table-cell office:value-type="string" calcext:value-type="string">
            <text:p>Study of Risk Group 2 Yersinia species at the HTR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3(1)</text:p>
          </table:table-cell>
          <table:table-cell office:value-type="string" calcext:value-type="string">
            <text:p>Tumor-associated T Cell Responses in Mouse Models of Spontaneous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1(1)</text:p>
          </table:table-cell>
          <table:table-cell office:value-type="string" calcext:value-type="string">
            <text:p>Study of Risk Group 2 Yersinia species at the HTR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5(1)</text:p>
          </table:table-cell>
          <table:table-cell office:value-type="string" calcext:value-type="string">
            <text:p>Study of Bacillus cereu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5(1)</text:p>
          </table:table-cell>
          <table:table-cell office:value-type="string" calcext:value-type="string">
            <text:p>Study of Bacillus cereu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6(0)</text:p>
          </table:table-cell>
          <table:table-cell office:value-type="string" calcext:value-type="string">
            <text:p>HIF-2 in Cardio-Respiratory Responses to Chronic Intermittent Hypo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2(1)</text:p>
          </table:table-cell>
          <table:table-cell office:value-type="string" calcext:value-type="string">
            <text:p>Generation of recombinant DNA for lymphoma and leukemia research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2(1)</text:p>
          </table:table-cell>
          <table:table-cell office:value-type="string" calcext:value-type="string">
            <text:p>Generation of recombinant DNA for lymphoma and leukemia research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1)</text:p>
          </table:table-cell>
          <table:table-cell office:value-type="string" calcext:value-type="string">
            <text:p>Expression of Estrogen receptors Alpha and Beta in Eukaryo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1)</text:p>
          </table:table-cell>
          <table:table-cell office:value-type="string" calcext:value-type="string">
            <text:p>Expression of Estrogen receptors Alpha and Beta in Eukaryo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IRB at Northewestern university</text:p>
          </table:table-cell>
          <table:table-cell office:value-type="string" calcext:value-type="string">
            <text:p>Tumors biopsi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umors biopsi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02(1)</text:p>
          </table:table-cell>
          <table:table-cell office:value-type="string" calcext:value-type="string">
            <text:p>Generation of recombinant DNA for lymphoma and leukemia research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ymphoma cell lines, TMD8, HBL1, NKTer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2(1)</text:p>
          </table:table-cell>
          <table:table-cell office:value-type="string" calcext:value-type="string">
            <text:p>Generation of recombinant DNA for lymphoma and leukemia research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1)</text:p>
          </table:table-cell>
          <table:table-cell office:value-type="string" calcext:value-type="string">
            <text:p>Expression of Estrogen receptors Alpha and Beta in Eukaryo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1)</text:p>
          </table:table-cell>
          <table:table-cell office:value-type="string" calcext:value-type="string">
            <text:p>Expression of Estrogen receptors Alpha and Beta in Eukaryo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2(1)</text:p>
          </table:table-cell>
          <table:table-cell office:value-type="string" calcext:value-type="string">
            <text:p>Generation of recombinant DNA for lymphoma and leukemia research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3(1)</text:p>
          </table:table-cell>
          <table:table-cell office:value-type="string" calcext:value-type="string">
            <text:p>Phase Ib study of tisagenlecleucel in combination with pembrolizumab in relapsed/refractory (r/r) Diffuse Large Bcell Lymphoma (DLBCL) patien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3(1)</text:p>
          </table:table-cell>
          <table:table-cell office:value-type="string" calcext:value-type="string">
            <text:p>Phase Ib study of tisagenlecleucel in combination with pembrolizumab in relapsed/refractory (r/r) Diffuse Large Bcell Lymphoma (DLBCL) patien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3(1)</text:p>
          </table:table-cell>
          <table:table-cell office:value-type="string" calcext:value-type="string">
            <text:p>Phase Ib study of tisagenlecleucel in combination with pembrolizumab in relapsed/refractory (r/r) Diffuse Large Bcell Lymphoma (DLBCL) patient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5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9(0)</text:p>
          </table:table-cell>
          <table:table-cell office:value-type="string" calcext:value-type="string">
            <text:p>Fas in Host Defense and Autoimmune Disea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9(0)</text:p>
          </table:table-cell>
          <table:table-cell office:value-type="string" calcext:value-type="string">
            <text:p>Fas in Host Defense and Autoimmune Disea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9(0)</text:p>
          </table:table-cell>
          <table:table-cell office:value-type="string" calcext:value-type="string">
            <text:p>Fas in Host Defense and Autoimmune Disea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69(0)</text:p>
          </table:table-cell>
          <table:table-cell office:value-type="string" calcext:value-type="string">
            <text:p>Fas in Host Defense and Autoimmune Diseas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1(1)</text:p>
          </table:table-cell>
          <table:table-cell office:value-type="string" calcext:value-type="string">
            <text:p>Lentiviral Transduction for Analysis of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1(1)</text:p>
          </table:table-cell>
          <table:table-cell office:value-type="string" calcext:value-type="string">
            <text:p>Lentiviral Transduction for Analysis of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1(1)</text:p>
          </table:table-cell>
          <table:table-cell office:value-type="string" calcext:value-type="string">
            <text:p>Lentiviral Transduction for Analysis of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21(1)</text:p>
          </table:table-cell>
          <table:table-cell office:value-type="string" calcext:value-type="string">
            <text:p>Lentiviral Transduction for Analysis of Cell Signal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6(0)</text:p>
          </table:table-cell>
          <table:table-cell office:value-type="string" calcext:value-type="string">
            <text:p>HIF-2 in Cardio-Respiratory Responses to Chronic Intermittent Hypo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6(0)</text:p>
          </table:table-cell>
          <table:table-cell office:value-type="string" calcext:value-type="string">
            <text:p>HIF-2 in Cardio-Respiratory Responses to Chronic Intermittent Hypo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3(1)</text:p>
          </table:table-cell>
          <table:table-cell office:value-type="string" calcext:value-type="string">
            <text:p>Tumor-associated T Cell Responses in Mouse Models of Spontaneous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3(1)</text:p>
          </table:table-cell>
          <table:table-cell office:value-type="string" calcext:value-type="string">
            <text:p>Tumor-associated T Cell Responses in Mouse Models of Spontaneous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3(1)</text:p>
          </table:table-cell>
          <table:table-cell office:value-type="string" calcext:value-type="string">
            <text:p>Tumor-associated T Cell Responses in Mouse Models of Spontaneous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191(1)</text:p>
          </table:table-cell>
          <table:table-cell office:value-type="string" calcext:value-type="string">
            <text:p>Study of Risk Group 2 Yersinia species at the HTR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4(1)</text:p>
          </table:table-cell>
          <table:table-cell office:value-type="string" calcext:value-type="string">
            <text:p>Immune homeostasis of the digestive system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4(1)</text:p>
          </table:table-cell>
          <table:table-cell office:value-type="string" calcext:value-type="string">
            <text:p>Immune homeostasis of the digestive system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262(0)</text:p>
          </table:table-cell>
          <table:table-cell office:value-type="string" calcext:value-type="string">
            <text:p>Recombinant DNA for the study of protein evolution using steroid hormone receptor DNA-binding domain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 293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2(0)</text:p>
          </table:table-cell>
          <table:table-cell office:value-type="string" calcext:value-type="string">
            <text:p>Recombinant DNA for the study of protein evolution using steroid hormone receptor DNA-binding doma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4(1)</text:p>
          </table:table-cell>
          <table:table-cell office:value-type="string" calcext:value-type="string">
            <text:p>Immune homeostasis of the digestive system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2(0)</text:p>
          </table:table-cell>
          <table:table-cell office:value-type="string" calcext:value-type="string">
            <text:p>Recombinant DNA for the study of protein evolution using steroid hormone receptor DNA-binding doma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4(1)</text:p>
          </table:table-cell>
          <table:table-cell office:value-type="string" calcext:value-type="string">
            <text:p>Immune homeostasis of the digestive system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118(1)</text:p>
          </table:table-cell>
          <table:table-cell office:value-type="string" calcext:value-type="string">
            <text:p>Stem Cell Gene Function in Prostate Cancer Cell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NCaP, PC3, Du145, CWR, VCAP, LAPC4, HEK293T, PrEC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8(1)</text:p>
          </table:table-cell>
          <table:table-cell office:value-type="string" calcext:value-type="string">
            <text:p>Stem Cell Gene Function in Prostate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8(1)</text:p>
          </table:table-cell>
          <table:table-cell office:value-type="string" calcext:value-type="string">
            <text:p>Stem Cell Gene Function in Prostate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8(1)</text:p>
          </table:table-cell>
          <table:table-cell office:value-type="string" calcext:value-type="string">
            <text:p>Stem Cell Gene Function in Prostate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8(1)</text:p>
          </table:table-cell>
          <table:table-cell office:value-type="string" calcext:value-type="string">
            <text:p>Stem Cell Gene Function in Prostate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8(1)</text:p>
          </table:table-cell>
          <table:table-cell office:value-type="string" calcext:value-type="string">
            <text:p>Stem Cell Gene Function in Prostate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2(0)</text:p>
          </table:table-cell>
          <table:table-cell office:value-type="string" calcext:value-type="string">
            <text:p>Recombinant DNA for the study of protein evolution using steroid hormone receptor DNA-binding doma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37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Vero, HUVEC, eHAP1, EA.hy92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4(1)</text:p>
          </table:table-cell>
          <table:table-cell office:value-type="string" calcext:value-type="string">
            <text:p>Immune homeostasis of the digestive system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4(1)</text:p>
          </table:table-cell>
          <table:table-cell office:value-type="string" calcext:value-type="string">
            <text:p>Immune homeostasis of the digestive system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2(0)</text:p>
          </table:table-cell>
          <table:table-cell office:value-type="string" calcext:value-type="string">
            <text:p>Recombinant DNA for the study of protein evolution using steroid hormone receptor DNA-binding doma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62(0)</text:p>
          </table:table-cell>
          <table:table-cell office:value-type="string" calcext:value-type="string">
            <text:p>Recombinant DNA for the study of protein evolution using steroid hormone receptor DNA-binding doma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4(1)</text:p>
          </table:table-cell>
          <table:table-cell office:value-type="string" calcext:value-type="string">
            <text:p>Immune homeostasis of the digestive system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37(1)</text:p>
          </table:table-cell>
          <table:table-cell office:value-type="string" calcext:value-type="string">
            <text:p>Study of Ricketts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4(0)</text:p>
          </table:table-cell>
          <table:table-cell office:value-type="string" calcext:value-type="string">
            <text:p>Prevention of Bacterial Pathogenesis by Small Molecular Weight Heat Shock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2(1)</text:p>
          </table:table-cell>
          <table:table-cell office:value-type="string" calcext:value-type="string">
            <text:p>Sequence-Structure-Function Relationships in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2(1)</text:p>
          </table:table-cell>
          <table:table-cell office:value-type="string" calcext:value-type="string">
            <text:p>Sequence-Structure-Function Relationships in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902(1)</text:p>
          </table:table-cell>
          <table:table-cell office:value-type="string" calcext:value-type="string">
            <text:p>Sequence-Structure-Function Relationships in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902(1)</text:p>
          </table:table-cell>
          <table:table-cell office:value-type="string" calcext:value-type="string">
            <text:p>Sequence-Structure-Function Relationships in Protein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 S3, HEK293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517(1)</text:p>
          </table:table-cell>
          <table:table-cell office:value-type="string" calcext:value-type="string">
            <text:p>Cloning and transfer of genes associated with tumor radioresistence signature and immunotherap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, HCT116, COLO320DM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Cloning and transfer of genes associated with tumor radioresistence signature and immuno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8(1)</text:p>
          </table:table-cell>
          <table:table-cell office:value-type="string" calcext:value-type="string">
            <text:p>Stem Cell Gene Function in Prostate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8(1)</text:p>
          </table:table-cell>
          <table:table-cell office:value-type="string" calcext:value-type="string">
            <text:p>Stem Cell Gene Function in Prostate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8(1)</text:p>
          </table:table-cell>
          <table:table-cell office:value-type="string" calcext:value-type="string">
            <text:p>Stem Cell Gene Function in Prostate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fresh primary epithelial cell cultures grown from fresh tissu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resh primary epithelial cell cultures grown from fresh tissu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4(0)</text:p>
          </table:table-cell>
          <table:table-cell office:value-type="string" calcext:value-type="string">
            <text:p>Prevention of Bacterial Pathogenesis by Small Molecular Weight Heat Shock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824(0)</text:p>
          </table:table-cell>
          <table:table-cell office:value-type="string" calcext:value-type="string">
            <text:p>Prevention of Bacterial Pathogenesis by Small Molecular Weight Heat Shock Protein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aCo2, HT29, HCT116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4(0)</text:p>
          </table:table-cell>
          <table:table-cell office:value-type="string" calcext:value-type="string">
            <text:p>Prevention of Bacterial Pathogenesis by Small Molecular Weight Heat Shock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Cloning and transfer of genes associated with tumor radioresistence signature and immuno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4(0)</text:p>
          </table:table-cell>
          <table:table-cell office:value-type="string" calcext:value-type="string">
            <text:p>Prevention of Bacterial Pathogenesis by Small Molecular Weight Heat Shock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Cloning and transfer of genes associated with tumor radioresistence signature and immuno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4(0)</text:p>
          </table:table-cell>
          <table:table-cell office:value-type="string" calcext:value-type="string">
            <text:p>Prevention of Bacterial Pathogenesis by Small Molecular Weight Heat Shock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4(0)</text:p>
          </table:table-cell>
          <table:table-cell office:value-type="string" calcext:value-type="string">
            <text:p>Prevention of Bacterial Pathogenesis by Small Molecular Weight Heat Shock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Cloning and transfer of genes associated with tumor radioresistence signature and immuno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Cloning and transfer of genes associated with tumor radioresistence signature and immuno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Cloning and transfer of genes associated with tumor radioresistence signature and immuno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4(0)</text:p>
          </table:table-cell>
          <table:table-cell office:value-type="string" calcext:value-type="string">
            <text:p>Prevention of Bacterial Pathogenesis by Small Molecular Weight Heat Shock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4(0)</text:p>
          </table:table-cell>
          <table:table-cell office:value-type="string" calcext:value-type="string">
            <text:p>Prevention of Bacterial Pathogenesis by Small Molecular Weight Heat Shock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4(0)</text:p>
          </table:table-cell>
          <table:table-cell office:value-type="string" calcext:value-type="string">
            <text:p>Prevention of Bacterial Pathogenesis by Small Molecular Weight Heat Shock Prote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Cloning and transfer of genes associated with tumor radioresistence signature and immuno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Cloning and transfer of genes associated with tumor radioresistence signature and immuno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Cloning and transfer of genes associated with tumor radioresistence signature and immuno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Biosafety protocol Swartz lab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8(1)</text:p>
          </table:table-cell>
          <table:table-cell office:value-type="string" calcext:value-type="string">
            <text:p>Stem Cell Gene Function in Prostate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T, HeLa, 293, Caco, A549, SLK, Hep2, SVGA, THP-1, Vero, Huh 7, HCT116, NHLF, HFF, human astrocytes (commercial), AKBM, MutuI, Jijoye, JY, Daudi, P3HR1, Raji, C666-1, SNU-719, LCLs, HaCaT, HPV16 WT:3, HPV18c, RECA-CIN-680, AWCA, PEL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62(1)</text:p>
          </table:table-cell>
          <table:table-cell office:value-type="string" calcext:value-type="string">
            <text:p>Regulation of Host Antiviral Innate Immunit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6(0)</text:p>
          </table:table-cell>
          <table:table-cell office:value-type="string" calcext:value-type="string">
            <text:p>HIF-2 in Cardio-Respiratory Responses to Chronic Intermittent Hypo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Biosafety protocol Swartz lab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Biosafety protocol Swartz lab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Biosafety protocol Swartz lab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Biosafety protocol Swartz lab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Biosafety protocol Swartz lab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Biosafety protocol Swartz lab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Biosafety protocol Swartz lab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Biosafety protocol Swartz lab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Biosafety protocol Swartz lab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Biosafety protocol Swartz lab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Cloning and transfer of genes associated with tumor radioresistence signature and immuno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1)</text:p>
          </table:table-cell>
          <table:table-cell office:value-type="string" calcext:value-type="string">
            <text:p>Mechanics of Unconventional Myos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1)</text:p>
          </table:table-cell>
          <table:table-cell office:value-type="string" calcext:value-type="string">
            <text:p>Mechanics of Unconventional Myos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1)</text:p>
          </table:table-cell>
          <table:table-cell office:value-type="string" calcext:value-type="string">
            <text:p>Mechanics of Unconventional Myos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1)</text:p>
          </table:table-cell>
          <table:table-cell office:value-type="string" calcext:value-type="string">
            <text:p>Mechanics of Unconventional Myos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1)</text:p>
          </table:table-cell>
          <table:table-cell office:value-type="string" calcext:value-type="string">
            <text:p>Mechanics of Unconventional Myos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1)</text:p>
          </table:table-cell>
          <table:table-cell office:value-type="string" calcext:value-type="string">
            <text:p>Mechanics of Unconventional Myos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9(1)</text:p>
          </table:table-cell>
          <table:table-cell office:value-type="string" calcext:value-type="string">
            <text:p>Discovering the epigenetics of RNA modificatio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6(0)</text:p>
          </table:table-cell>
          <table:table-cell office:value-type="string" calcext:value-type="string">
            <text:p>HIF-2 in Cardio-Respiratory Responses to Chronic Intermittent Hypo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6(0)</text:p>
          </table:table-cell>
          <table:table-cell office:value-type="string" calcext:value-type="string">
            <text:p>HIF-2 in Cardio-Respiratory Responses to Chronic Intermittent Hypo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1)</text:p>
          </table:table-cell>
          <table:table-cell office:value-type="string" calcext:value-type="string">
            <text:p>Mechanics of Unconventional Myos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1)</text:p>
          </table:table-cell>
          <table:table-cell office:value-type="string" calcext:value-type="string">
            <text:p>Mechanics of Unconventional Myos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1)</text:p>
          </table:table-cell>
          <table:table-cell office:value-type="string" calcext:value-type="string">
            <text:p>Mechanics of Unconventional Myos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1)</text:p>
          </table:table-cell>
          <table:table-cell office:value-type="string" calcext:value-type="string">
            <text:p>Mechanics of Unconventional Myos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1)</text:p>
          </table:table-cell>
          <table:table-cell office:value-type="string" calcext:value-type="string">
            <text:p>Mechanics of Unconventional Myos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1)</text:p>
          </table:table-cell>
          <table:table-cell office:value-type="string" calcext:value-type="string">
            <text:p>Mechanics of Unconventional Myos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1)</text:p>
          </table:table-cell>
          <table:table-cell office:value-type="string" calcext:value-type="string">
            <text:p>Mechanics of Unconventional Myos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1)</text:p>
          </table:table-cell>
          <table:table-cell office:value-type="string" calcext:value-type="string">
            <text:p>Mechanics of Unconventional Myos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1)</text:p>
          </table:table-cell>
          <table:table-cell office:value-type="string" calcext:value-type="string">
            <text:p>Mechanics of Unconventional Myos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1)</text:p>
          </table:table-cell>
          <table:table-cell office:value-type="string" calcext:value-type="string">
            <text:p>Mechanics of Unconventional Myos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1)</text:p>
          </table:table-cell>
          <table:table-cell office:value-type="string" calcext:value-type="string">
            <text:p>Mechanics of Unconventional Myos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1)</text:p>
          </table:table-cell>
          <table:table-cell office:value-type="string" calcext:value-type="string">
            <text:p>Mechanics of Unconventional Myos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1)</text:p>
          </table:table-cell>
          <table:table-cell office:value-type="string" calcext:value-type="string">
            <text:p>Mechanics of Unconventional Myos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1)</text:p>
          </table:table-cell>
          <table:table-cell office:value-type="string" calcext:value-type="string">
            <text:p>Mechanics of Unconventional Myos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1)</text:p>
          </table:table-cell>
          <table:table-cell office:value-type="string" calcext:value-type="string">
            <text:p>Mechanics of Unconventional Myos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1)</text:p>
          </table:table-cell>
          <table:table-cell office:value-type="string" calcext:value-type="string">
            <text:p>Mechanics of Unconventional Myos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1)</text:p>
          </table:table-cell>
          <table:table-cell office:value-type="string" calcext:value-type="string">
            <text:p>Mechanics of Unconventional Myos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1)</text:p>
          </table:table-cell>
          <table:table-cell office:value-type="string" calcext:value-type="string">
            <text:p>Mechanics of Unconventional Myos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864(1)</text:p>
          </table:table-cell>
          <table:table-cell office:value-type="string" calcext:value-type="string">
            <text:p>Mechanics of Unconventional Myosin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HEK293, Cos-7, 3T3, U2OS, S2, MDA-MB-231, MCF-7, Jurka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64(1)</text:p>
          </table:table-cell>
          <table:table-cell office:value-type="string" calcext:value-type="string">
            <text:p>Mechanics of Unconventional Myosin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Biosafety protocol Swartz lab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Biosafety protocol Swartz lab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8(1)</text:p>
          </table:table-cell>
          <table:table-cell office:value-type="string" calcext:value-type="string">
            <text:p>Recombinant DN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848(1)</text:p>
          </table:table-cell>
          <table:table-cell office:value-type="string" calcext:value-type="string">
            <text:p>Recombinant DN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K562, HEK293T, HuVEC, THP-1, A549, Jurkat, HBE,H292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8(1)</text:p>
          </table:table-cell>
          <table:table-cell office:value-type="string" calcext:value-type="string">
            <text:p>Recombinant DN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6(0)</text:p>
          </table:table-cell>
          <table:table-cell office:value-type="string" calcext:value-type="string">
            <text:p>HIF-2 in Cardio-Respiratory Responses to Chronic Intermittent Hypo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839(0)</text:p>
          </table:table-cell>
          <table:table-cell office:value-type="string" calcext:value-type="string">
            <text:p>Chemoprevention with Aminothiol Drug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CT116, HCT116 TP53-/-, RKO, RKO TP53-/-, MCF7, MDA-MB-231, A549, NCI-H1975, Hs766T, Panc-1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Cloning and transfer of genes associated with tumor radioresistence signature and immuno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6(0)</text:p>
          </table:table-cell>
          <table:table-cell office:value-type="string" calcext:value-type="string">
            <text:p>HIF-2 in Cardio-Respiratory Responses to Chronic Intermittent Hypo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8(1)</text:p>
          </table:table-cell>
          <table:table-cell office:value-type="string" calcext:value-type="string">
            <text:p>Recombinant DN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8(1)</text:p>
          </table:table-cell>
          <table:table-cell office:value-type="string" calcext:value-type="string">
            <text:p>Recombinant DN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8(1)</text:p>
          </table:table-cell>
          <table:table-cell office:value-type="string" calcext:value-type="string">
            <text:p>Recombinant DN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8(1)</text:p>
          </table:table-cell>
          <table:table-cell office:value-type="string" calcext:value-type="string">
            <text:p>Recombinant DN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8(1)</text:p>
          </table:table-cell>
          <table:table-cell office:value-type="string" calcext:value-type="string">
            <text:p>Recombinant DN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8(1)</text:p>
          </table:table-cell>
          <table:table-cell office:value-type="string" calcext:value-type="string">
            <text:p>Recombinant DN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8(1)</text:p>
          </table:table-cell>
          <table:table-cell office:value-type="string" calcext:value-type="string">
            <text:p>Recombinant DN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8(1)</text:p>
          </table:table-cell>
          <table:table-cell office:value-type="string" calcext:value-type="string">
            <text:p>Recombinant DN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Peripheral blood ce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ripheral blood cell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48(1)</text:p>
          </table:table-cell>
          <table:table-cell office:value-type="string" calcext:value-type="string">
            <text:p>Recombinant DN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52(0)</text:p>
          </table:table-cell>
          <table:table-cell office:value-type="string" calcext:value-type="string">
            <text:p>Modulation of gene expression using retrovirus vec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52(0)</text:p>
          </table:table-cell>
          <table:table-cell office:value-type="string" calcext:value-type="string">
            <text:p>Modulation of gene expression using retrovirus vec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1)</text:p>
          </table:table-cell>
          <table:table-cell office:value-type="string" calcext:value-type="string">
            <text:p>Expression of Estrogen receptors Alpha and Beta in Eukaryo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1)</text:p>
          </table:table-cell>
          <table:table-cell office:value-type="string" calcext:value-type="string">
            <text:p>Expression of Estrogen receptors Alpha and Beta in Eukaryo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Biosafety protocol Swartz lab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Biosafety protocol Swartz lab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Biosafety protocol Swartz lab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Biosafety protocol Swartz lab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046(0)</text:p>
          </table:table-cell>
          <table:table-cell office:value-type="string" calcext:value-type="string">
            <text:p>HIF-2 in Cardio-Respiratory Responses to Chronic Intermittent Hypoxi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T, SH-SY5Y, PC12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17(1)</text:p>
          </table:table-cell>
          <table:table-cell office:value-type="string" calcext:value-type="string">
            <text:p>Cloning and transfer of genes associated with tumor radioresistence signature and immunotherap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Biosafety protocol Swartz lab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Biosafety protocol Swartz lab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Biosafety protocol Swartz lab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19(1)</text:p>
          </table:table-cell>
          <table:table-cell office:value-type="string" calcext:value-type="string">
            <text:p>Biosafety protocol Swartz lab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1)</text:p>
          </table:table-cell>
          <table:table-cell office:value-type="string" calcext:value-type="string">
            <text:p>Expression of Estrogen receptors Alpha and Beta in Eukaryo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1)</text:p>
          </table:table-cell>
          <table:table-cell office:value-type="string" calcext:value-type="string">
            <text:p>Expression of Estrogen receptors Alpha and Beta in Eukaryo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731(1)</text:p>
          </table:table-cell>
          <table:table-cell office:value-type="string" calcext:value-type="string">
            <text:p>Expression of Estrogen receptors Alpha and Beta in Eukaryotic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9(1)</text:p>
          </table:table-cell>
          <table:table-cell office:value-type="string" calcext:value-type="string">
            <text:p>Roles of ErbB signals in colonic carcinogenesis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9(1)</text:p>
          </table:table-cell>
          <table:table-cell office:value-type="string" calcext:value-type="string">
            <text:p>Roles of ErbB signals in colonic carcinogenesis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9(1)</text:p>
          </table:table-cell>
          <table:table-cell office:value-type="string" calcext:value-type="string">
            <text:p>Roles of ErbB signals in colonic carcinogenesis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6(0)</text:p>
          </table:table-cell>
          <table:table-cell office:value-type="string" calcext:value-type="string">
            <text:p>HIF-2 in Cardio-Respiratory Responses to Chronic Intermittent Hypo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9(1)</text:p>
          </table:table-cell>
          <table:table-cell office:value-type="string" calcext:value-type="string">
            <text:p>Roles of ErbB signals in colonic carcinogenesis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9(1)</text:p>
          </table:table-cell>
          <table:table-cell office:value-type="string" calcext:value-type="string">
            <text:p>Roles of ErbB signals in colonic carcinogenesis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9(1)</text:p>
          </table:table-cell>
          <table:table-cell office:value-type="string" calcext:value-type="string">
            <text:p>Roles of ErbB signals in colonic carcinogenesis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colon specim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lon specimen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9(1)</text:p>
          </table:table-cell>
          <table:table-cell office:value-type="string" calcext:value-type="string">
            <text:p>Roles of ErbB signals in colonic carcinogenesis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9(1)</text:p>
          </table:table-cell>
          <table:table-cell office:value-type="string" calcext:value-type="string">
            <text:p>Roles of ErbB signals in colonic carcinogenesis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9(1)</text:p>
          </table:table-cell>
          <table:table-cell office:value-type="string" calcext:value-type="string">
            <text:p>Roles of ErbB signals in colonic carcinogenesis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9(1)</text:p>
          </table:table-cell>
          <table:table-cell office:value-type="string" calcext:value-type="string">
            <text:p>Roles of ErbB signals in colonic carcinogenesis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9(1)</text:p>
          </table:table-cell>
          <table:table-cell office:value-type="string" calcext:value-type="string">
            <text:p>Roles of ErbB signals in colonic carcinogenesis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9(1)</text:p>
          </table:table-cell>
          <table:table-cell office:value-type="string" calcext:value-type="string">
            <text:p>Roles of ErbB signals in colonic carcinogenesis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9(1)</text:p>
          </table:table-cell>
          <table:table-cell office:value-type="string" calcext:value-type="string">
            <text:p>Roles of ErbB signals in colonic carcinogenesis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99(1)</text:p>
          </table:table-cell>
          <table:table-cell office:value-type="string" calcext:value-type="string">
            <text:p>Roles of ErbB signals in colonic carcinogenesis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6(0)</text:p>
          </table:table-cell>
          <table:table-cell office:value-type="string" calcext:value-type="string">
            <text:p>HIF-2 in Cardio-Respiratory Responses to Chronic Intermittent Hypo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39(0)</text:p>
          </table:table-cell>
          <table:table-cell office:value-type="string" calcext:value-type="string">
            <text:p>Chemoprevention with Aminothiol Drug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1)</text:p>
          </table:table-cell>
          <table:table-cell office:value-type="string" calcext:value-type="string">
            <text:p>Targeted Treatment of Ovarian Cancer in a Murine Mode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1)</text:p>
          </table:table-cell>
          <table:table-cell office:value-type="string" calcext:value-type="string">
            <text:p>Targeted Treatment of Ovarian Cancer in a Murine Mode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1)</text:p>
          </table:table-cell>
          <table:table-cell office:value-type="string" calcext:value-type="string">
            <text:p>Targeted Treatment of Ovarian Cancer in a Murine Mode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1)</text:p>
          </table:table-cell>
          <table:table-cell office:value-type="string" calcext:value-type="string">
            <text:p>Targeted Treatment of Ovarian Cancer in a Murine Mode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1)</text:p>
          </table:table-cell>
          <table:table-cell office:value-type="string" calcext:value-type="string">
            <text:p>Targeted Treatment of Ovarian Cancer in a Murine Mode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1)</text:p>
          </table:table-cell>
          <table:table-cell office:value-type="string" calcext:value-type="string">
            <text:p>Targeted Treatment of Ovarian Cancer in a Murine Mode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73(1)</text:p>
          </table:table-cell>
          <table:table-cell office:value-type="string" calcext:value-type="string">
            <text:p>Nanoparticle delivery to tum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886(1)</text:p>
          </table:table-cell>
          <table:table-cell office:value-type="string" calcext:value-type="string">
            <text:p>Targeted Treatment of Ovarian Cancer in a Murine Mode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uman fibroblasts, HEK, 293T, immortalized cancer cell lines, and human immortalized fallopian tube cells (FT33-Tag), Phoenix-gp cells.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1)</text:p>
          </table:table-cell>
          <table:table-cell office:value-type="string" calcext:value-type="string">
            <text:p>Targeted Treatment of Ovarian Cancer in a Murine Mode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1)</text:p>
          </table:table-cell>
          <table:table-cell office:value-type="string" calcext:value-type="string">
            <text:p>Targeted Treatment of Ovarian Cancer in a Murine Mode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1)</text:p>
          </table:table-cell>
          <table:table-cell office:value-type="string" calcext:value-type="string">
            <text:p>Targeted Treatment of Ovarian Cancer in a Murine Mode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1)</text:p>
          </table:table-cell>
          <table:table-cell office:value-type="string" calcext:value-type="string">
            <text:p>Targeted Treatment of Ovarian Cancer in a Murine Mode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1)</text:p>
          </table:table-cell>
          <table:table-cell office:value-type="string" calcext:value-type="string">
            <text:p>Targeted Treatment of Ovarian Cancer in a Murine Mode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1)</text:p>
          </table:table-cell>
          <table:table-cell office:value-type="string" calcext:value-type="string">
            <text:p>Targeted Treatment of Ovarian Cancer in a Murine Mode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1)</text:p>
          </table:table-cell>
          <table:table-cell office:value-type="string" calcext:value-type="string">
            <text:p>Targeted Treatment of Ovarian Cancer in a Murine Mode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1)</text:p>
          </table:table-cell>
          <table:table-cell office:value-type="string" calcext:value-type="string">
            <text:p>Targeted Treatment of Ovarian Cancer in a Murine Mode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1)</text:p>
          </table:table-cell>
          <table:table-cell office:value-type="string" calcext:value-type="string">
            <text:p>Targeted Treatment of Ovarian Cancer in a Murine Mode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1)</text:p>
          </table:table-cell>
          <table:table-cell office:value-type="string" calcext:value-type="string">
            <text:p>Targeted Treatment of Ovarian Cancer in a Murine Mode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1)</text:p>
          </table:table-cell>
          <table:table-cell office:value-type="string" calcext:value-type="string">
            <text:p>Targeted Treatment of Ovarian Cancer in a Murine Mode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1)</text:p>
          </table:table-cell>
          <table:table-cell office:value-type="string" calcext:value-type="string">
            <text:p>Targeted Treatment of Ovarian Cancer in a Murine Mode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5(1)</text:p>
          </table:table-cell>
          <table:table-cell office:value-type="string" calcext:value-type="string">
            <text:p>The Role of an Ets Factor in Cardiac Muscle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5(1)</text:p>
          </table:table-cell>
          <table:table-cell office:value-type="string" calcext:value-type="string">
            <text:p>The Role of an Ets Factor in Cardiac Muscle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5(1)</text:p>
          </table:table-cell>
          <table:table-cell office:value-type="string" calcext:value-type="string">
            <text:p>The Role of an Ets Factor in Cardiac Muscle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5(1)</text:p>
          </table:table-cell>
          <table:table-cell office:value-type="string" calcext:value-type="string">
            <text:p>The Role of an Ets Factor in Cardiac Muscle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5(1)</text:p>
          </table:table-cell>
          <table:table-cell office:value-type="string" calcext:value-type="string">
            <text:p>The Role of an Ets Factor in Cardiac Muscle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5(1)</text:p>
          </table:table-cell>
          <table:table-cell office:value-type="string" calcext:value-type="string">
            <text:p>The Role of an Ets Factor in Cardiac Muscle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5(1)</text:p>
          </table:table-cell>
          <table:table-cell office:value-type="string" calcext:value-type="string">
            <text:p>The Role of an Ets Factor in Cardiac Muscle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5(1)</text:p>
          </table:table-cell>
          <table:table-cell office:value-type="string" calcext:value-type="string">
            <text:p>The Role of an Ets Factor in Cardiac Muscle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5(1)</text:p>
          </table:table-cell>
          <table:table-cell office:value-type="string" calcext:value-type="string">
            <text:p>The Role of an Ets Factor in Cardiac Muscle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5(1)</text:p>
          </table:table-cell>
          <table:table-cell office:value-type="string" calcext:value-type="string">
            <text:p>The Role of an Ets Factor in Cardiac Muscle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5(1)</text:p>
          </table:table-cell>
          <table:table-cell office:value-type="string" calcext:value-type="string">
            <text:p>The Role of an Ets Factor in Cardiac Muscle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5(1)</text:p>
          </table:table-cell>
          <table:table-cell office:value-type="string" calcext:value-type="string">
            <text:p>The Role of an Ets Factor in Cardiac Muscle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575(1)</text:p>
          </table:table-cell>
          <table:table-cell office:value-type="string" calcext:value-type="string">
            <text:p>The Role of an Ets Factor in Cardiac Muscle Gene regulat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PC3, MCF7, 293T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5(1)</text:p>
          </table:table-cell>
          <table:table-cell office:value-type="string" calcext:value-type="string">
            <text:p>The Role of an Ets Factor in Cardiac Muscle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75(1)</text:p>
          </table:table-cell>
          <table:table-cell office:value-type="string" calcext:value-type="string">
            <text:p>The Role of an Ets Factor in Cardiac Muscle Gene regulation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1)</text:p>
          </table:table-cell>
          <table:table-cell office:value-type="string" calcext:value-type="string">
            <text:p>Studying anti-tumor immune responses in melanoma mod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0)</text:p>
          </table:table-cell>
          <table:table-cell office:value-type="string" calcext:value-type="string">
            <text:p>Understanding the Basis for the Abnormal Methylation of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22(0)</text:p>
          </table:table-cell>
          <table:table-cell office:value-type="string" calcext:value-type="string">
            <text:p>Understanding the Basis for the Abnormal Methylation of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1)</text:p>
          </table:table-cell>
          <table:table-cell office:value-type="string" calcext:value-type="string">
            <text:p>Studying anti-tumor immune responses in melanoma mod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1)</text:p>
          </table:table-cell>
          <table:table-cell office:value-type="string" calcext:value-type="string">
            <text:p>Targeted Treatment of Ovarian Cancer in a Murine Mode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fibroblasts, mesothelial cells, and adipocytes from omentum, peritoneum, and tumo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ibroblasts, mesothelial cells, and adipocytes from omentum, peritoneum, and tumo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1)</text:p>
          </table:table-cell>
          <table:table-cell office:value-type="string" calcext:value-type="string">
            <text:p>Targeted Treatment of Ovarian Cancer in a Murine Mode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886(1)</text:p>
          </table:table-cell>
          <table:table-cell office:value-type="string" calcext:value-type="string">
            <text:p>Targeted Treatment of Ovarian Cancer in a Murine Model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6(0)</text:p>
          </table:table-cell>
          <table:table-cell office:value-type="string" calcext:value-type="string">
            <text:p>HIF-2 in Cardio-Respiratory Responses to Chronic Intermittent Hypo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6(0)</text:p>
          </table:table-cell>
          <table:table-cell office:value-type="string" calcext:value-type="string">
            <text:p>HIF-2 in Cardio-Respiratory Responses to Chronic Intermittent Hypo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6(0)</text:p>
          </table:table-cell>
          <table:table-cell office:value-type="string" calcext:value-type="string">
            <text:p>HIF-2 in Cardio-Respiratory Responses to Chronic Intermittent Hypo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6(0)</text:p>
          </table:table-cell>
          <table:table-cell office:value-type="string" calcext:value-type="string">
            <text:p>HIF-2 in Cardio-Respiratory Responses to Chronic Intermittent Hypo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46(0)</text:p>
          </table:table-cell>
          <table:table-cell office:value-type="string" calcext:value-type="string">
            <text:p>HIF-2 in Cardio-Respiratory Responses to Chronic Intermittent Hypoxi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Development and Regulation of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Development and Regulation of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1)</text:p>
          </table:table-cell>
          <table:table-cell office:value-type="string" calcext:value-type="string">
            <text:p>Studying anti-tumor immune responses in melanoma mod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Development and Regulation of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Development and Regulation of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56(1)</text:p>
          </table:table-cell>
          <table:table-cell office:value-type="string" calcext:value-type="string">
            <text:p>Development and Regulation of Lymphocyte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5(0)</text:p>
          </table:table-cell>
          <table:table-cell office:value-type="string" calcext:value-type="string">
            <text:p>Adeno-assoicated virus mediated expression and downregulation of genes in neonatal mouse brain to study Alzheimer's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5(0)</text:p>
          </table:table-cell>
          <table:table-cell office:value-type="string" calcext:value-type="string">
            <text:p>Adeno-assoicated virus mediated expression and downregulation of genes in neonatal mouse brain to study Alzheimer's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5(0)</text:p>
          </table:table-cell>
          <table:table-cell office:value-type="string" calcext:value-type="string">
            <text:p>Adeno-assoicated virus mediated expression and downregulation of genes in neonatal mouse brain to study Alzheimer's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5(0)</text:p>
          </table:table-cell>
          <table:table-cell office:value-type="string" calcext:value-type="string">
            <text:p>Adeno-assoicated virus mediated expression and downregulation of genes in neonatal mouse brain to study Alzheimer's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5(0)</text:p>
          </table:table-cell>
          <table:table-cell office:value-type="string" calcext:value-type="string">
            <text:p>Adeno-assoicated virus mediated expression and downregulation of genes in neonatal mouse brain to study Alzheimer's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5(0)</text:p>
          </table:table-cell>
          <table:table-cell office:value-type="string" calcext:value-type="string">
            <text:p>Adeno-assoicated virus mediated expression and downregulation of genes in neonatal mouse brain to study Alzheimer's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5(0)</text:p>
          </table:table-cell>
          <table:table-cell office:value-type="string" calcext:value-type="string">
            <text:p>Adeno-assoicated virus mediated expression and downregulation of genes in neonatal mouse brain to study Alzheimer's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95(0)</text:p>
          </table:table-cell>
          <table:table-cell office:value-type="string" calcext:value-type="string">
            <text:p>Adeno-assoicated virus mediated expression and downregulation of genes in neonatal mouse brain to study Alzheimer's diseas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195(0)</text:p>
          </table:table-cell>
          <table:table-cell office:value-type="string" calcext:value-type="string">
            <text:p>Adeno-assoicated virus mediated expression and downregulation of genes in neonatal mouse brain to study Alzheimer's disea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293 human embryonic kidney cells and HeLa cell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7(1)</text:p>
          </table:table-cell>
          <table:table-cell office:value-type="string" calcext:value-type="string">
            <text:p>Cloning and Expression of Ion Chann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7(1)</text:p>
          </table:table-cell>
          <table:table-cell office:value-type="string" calcext:value-type="string">
            <text:p>Cloning and Expression of Ion Chann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7(1)</text:p>
          </table:table-cell>
          <table:table-cell office:value-type="string" calcext:value-type="string">
            <text:p>Cloning and Expression of Ion Chann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7(1)</text:p>
          </table:table-cell>
          <table:table-cell office:value-type="string" calcext:value-type="string">
            <text:p>Cloning and Expression of Ion Chann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Lung alveolar macrophages from bronchoalveolar lava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ung alveolar macrophages from bronchoalveolar lavage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7(1)</text:p>
          </table:table-cell>
          <table:table-cell office:value-type="string" calcext:value-type="string">
            <text:p>Cloning and Expression of Ion Chann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7(1)</text:p>
          </table:table-cell>
          <table:table-cell office:value-type="string" calcext:value-type="string">
            <text:p>Cloning and Expression of Ion Chann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7(1)</text:p>
          </table:table-cell>
          <table:table-cell office:value-type="string" calcext:value-type="string">
            <text:p>Cloning and Expression of Ion Chann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7(1)</text:p>
          </table:table-cell>
          <table:table-cell office:value-type="string" calcext:value-type="string">
            <text:p>Cloning and Expression of Ion Chann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57(1)</text:p>
          </table:table-cell>
          <table:table-cell office:value-type="string" calcext:value-type="string">
            <text:p>Cloning and Expression of Ion Channel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45(1)</text:p>
          </table:table-cell>
          <table:table-cell office:value-type="string" calcext:value-type="string">
            <text:p>Biochemical analysis of lysine modifications in human glioblastoma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This research has been designated as 'non-human subjects research' by the university of Chicago IRB.</text:p>
          </table:table-cell>
          <table:table-cell office:value-type="string" calcext:value-type="string">
            <text:p>Primary tissue samples from human glioblastoma tumors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rimary tissue samples from human glioblastoma tumors.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18(1)</text:p>
          </table:table-cell>
          <table:table-cell office:value-type="string" calcext:value-type="string">
            <text:p>Stem Cell Gene Function in Prostate Cancer Cel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0)</text:p>
          </table:table-cell>
          <table:table-cell office:value-type="string" calcext:value-type="string">
            <text:p>Study of Plagu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0)</text:p>
          </table:table-cell>
          <table:table-cell office:value-type="string" calcext:value-type="string">
            <text:p>Study of Plagu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0)</text:p>
          </table:table-cell>
          <table:table-cell office:value-type="string" calcext:value-type="string">
            <text:p>Study of Plagu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7(1)</text:p>
          </table:table-cell>
          <table:table-cell office:value-type="string" calcext:value-type="string">
            <text:p>Cloning and Expression of Ion Chann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57(1)</text:p>
          </table:table-cell>
          <table:table-cell office:value-type="string" calcext:value-type="string">
            <text:p>Cloning and Expression of Ion Chann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3(1)</text:p>
          </table:table-cell>
          <table:table-cell office:value-type="string" calcext:value-type="string">
            <text:p>Studies of Attenuated Spore Vaccines (ASVs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3(1)</text:p>
          </table:table-cell>
          <table:table-cell office:value-type="string" calcext:value-type="string">
            <text:p>Studies of Attenuated Spore Vaccines (ASVs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3(1)</text:p>
          </table:table-cell>
          <table:table-cell office:value-type="string" calcext:value-type="string">
            <text:p>Studies of Attenuated Spore Vaccines (ASVs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413(1)</text:p>
          </table:table-cell>
          <table:table-cell office:value-type="string" calcext:value-type="string">
            <text:p>Studies of Attenuated Spore Vaccines (ASVs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ero cells (African Green Monkey kidney cells); murine tumor cell lines MC38 and MC38-Luc1; murine tissue with 8101 tumor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3(1)</text:p>
          </table:table-cell>
          <table:table-cell office:value-type="string" calcext:value-type="string">
            <text:p>Studies of Attenuated Spore Vaccines (ASVs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3(1)</text:p>
          </table:table-cell>
          <table:table-cell office:value-type="string" calcext:value-type="string">
            <text:p>Studies of Attenuated Spore Vaccines (ASVs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3(1)</text:p>
          </table:table-cell>
          <table:table-cell office:value-type="string" calcext:value-type="string">
            <text:p>Studies of Attenuated Spore Vaccines (ASVs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3(1)</text:p>
          </table:table-cell>
          <table:table-cell office:value-type="string" calcext:value-type="string">
            <text:p>Studies of Attenuated Spore Vaccines (ASVs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3(1)</text:p>
          </table:table-cell>
          <table:table-cell office:value-type="string" calcext:value-type="string">
            <text:p>Studies of Attenuated Spore Vaccines (ASVs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3(1)</text:p>
          </table:table-cell>
          <table:table-cell office:value-type="string" calcext:value-type="string">
            <text:p>Studies of Attenuated Spore Vaccines (ASVs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13(1)</text:p>
          </table:table-cell>
          <table:table-cell office:value-type="string" calcext:value-type="string">
            <text:p>Studies of Attenuated Spore Vaccines (ASVs)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45(1)</text:p>
          </table:table-cell>
          <table:table-cell office:value-type="string" calcext:value-type="string">
            <text:p>Study of genes that mediate carcinogenesis and metastasis of cancer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0)</text:p>
          </table:table-cell>
          <table:table-cell office:value-type="string" calcext:value-type="string">
            <text:p>Study of Plagu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0)</text:p>
          </table:table-cell>
          <table:table-cell office:value-type="string" calcext:value-type="string">
            <text:p>Study of Plagu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0)</text:p>
          </table:table-cell>
          <table:table-cell office:value-type="string" calcext:value-type="string">
            <text:p>Study of Plagu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0)</text:p>
          </table:table-cell>
          <table:table-cell office:value-type="string" calcext:value-type="string">
            <text:p>Study of Plagu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051(0)</text:p>
          </table:table-cell>
          <table:table-cell office:value-type="string" calcext:value-type="string">
            <text:p>Study of Plag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supernatant of hybridoma cell lines containing anti-F1 and anti-LcrV antibodi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upernatant of hybridoma cell lines containing anti-F1 and anti-LcrV antibodi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0)</text:p>
          </table:table-cell>
          <table:table-cell office:value-type="string" calcext:value-type="string">
            <text:p>Study of Plagu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0)</text:p>
          </table:table-cell>
          <table:table-cell office:value-type="string" calcext:value-type="string">
            <text:p>Study of Plagu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0)</text:p>
          </table:table-cell>
          <table:table-cell office:value-type="string" calcext:value-type="string">
            <text:p>Study of Plagu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0)</text:p>
          </table:table-cell>
          <table:table-cell office:value-type="string" calcext:value-type="string">
            <text:p>Study of Plagu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0)</text:p>
          </table:table-cell>
          <table:table-cell office:value-type="string" calcext:value-type="string">
            <text:p>Study of Plagu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0)</text:p>
          </table:table-cell>
          <table:table-cell office:value-type="string" calcext:value-type="string">
            <text:p>Study of Plagu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09(1)</text:p>
          </table:table-cell>
          <table:table-cell office:value-type="string" calcext:value-type="string">
            <text:p>Studying anti-tumor immune responses in melanoma model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3(1)</text:p>
          </table:table-cell>
          <table:table-cell office:value-type="string" calcext:value-type="string">
            <text:p><text:s/>Effect of host stress on bacterial virulence in the gastrointestinal trac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38(1)</text:p>
          </table:table-cell>
          <table:table-cell office:value-type="string" calcext:value-type="string">
            <text:p>Patterns of Input from the Auditory Cortex and Inferior Colliculus to the Mouse Medial Geniculate Bod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3(1)</text:p>
          </table:table-cell>
          <table:table-cell office:value-type="string" calcext:value-type="string">
            <text:p><text:s/>Effect of host stress on bacterial virulence in the gastrointestinal trac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3(1)</text:p>
          </table:table-cell>
          <table:table-cell office:value-type="string" calcext:value-type="string">
            <text:p><text:s/>Effect of host stress on bacterial virulence in the gastrointestinal trac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3(1)</text:p>
          </table:table-cell>
          <table:table-cell office:value-type="string" calcext:value-type="string">
            <text:p><text:s/>Effect of host stress on bacterial virulence in the gastrointestinal trac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3(1)</text:p>
          </table:table-cell>
          <table:table-cell office:value-type="string" calcext:value-type="string">
            <text:p><text:s/>Effect of host stress on bacterial virulence in the gastrointestinal trac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38(1)</text:p>
          </table:table-cell>
          <table:table-cell office:value-type="string" calcext:value-type="string">
            <text:p>Patterns of Input from the Auditory Cortex and Inferior Colliculus to the Mouse Medial Geniculate Bod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138(1)</text:p>
          </table:table-cell>
          <table:table-cell office:value-type="string" calcext:value-type="string">
            <text:p>Patterns of Input from the Auditory Cortex and Inferior Colliculus to the Mouse Medial Geniculate Body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3(1)</text:p>
          </table:table-cell>
          <table:table-cell office:value-type="string" calcext:value-type="string">
            <text:p><text:s/>Effect of host stress on bacterial virulence in the gastrointestinal trac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403(1)</text:p>
          </table:table-cell>
          <table:table-cell office:value-type="string" calcext:value-type="string">
            <text:p><text:s/>Effect of host stress on bacterial virulence in the gastrointestinal tract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0)</text:p>
          </table:table-cell>
          <table:table-cell office:value-type="string" calcext:value-type="string">
            <text:p>Study of Plagu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0)</text:p>
          </table:table-cell>
          <table:table-cell office:value-type="string" calcext:value-type="string">
            <text:p>Study of Plagu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0)</text:p>
          </table:table-cell>
          <table:table-cell office:value-type="string" calcext:value-type="string">
            <text:p>Study of Plagu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051(0)</text:p>
          </table:table-cell>
          <table:table-cell office:value-type="string" calcext:value-type="string">
            <text:p>Study of Plag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La, HL60, HEK293, U937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051(0)</text:p>
          </table:table-cell>
          <table:table-cell office:value-type="string" calcext:value-type="string">
            <text:p>Study of Plague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8(1)</text:p>
          </table:table-cell>
          <table:table-cell office:value-type="string" calcext:value-type="string">
            <text:p>Compassionate use of Kymriah (CTL019) In Adult Patients With Relapsed Or Refractory Diffuse Large B-Cell Lymphoma (DLBCL)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8(1)</text:p>
          </table:table-cell>
          <table:table-cell office:value-type="string" calcext:value-type="string">
            <text:p>Compassionate use of Kymriah (CTL019) In Adult Patients With Relapsed Or Refractory Diffuse Large B-Cell Lymphoma (DLBCL)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 lymphocyt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28(1)</text:p>
          </table:table-cell>
          <table:table-cell office:value-type="string" calcext:value-type="string">
            <text:p>Compassionate use of Kymriah (CTL019) In Adult Patients With Relapsed Or Refractory Diffuse Large B-Cell Lymphoma (DLBCL) 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Modulating Immunity with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Modulating Immunity with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Modulating Immunity with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8(0)</text:p>
          </table:table-cell>
          <table:table-cell office:value-type="string" calcext:value-type="string">
            <text:p>Molecular Oncology of Human Cancers and Sarcoma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human cancer cell li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human cancer cell line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Modulating Immunity with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8(0)</text:p>
          </table:table-cell>
          <table:table-cell office:value-type="string" calcext:value-type="string">
            <text:p>Molecular Oncology of Human Cancers and Sarcoma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8(0)</text:p>
          </table:table-cell>
          <table:table-cell office:value-type="string" calcext:value-type="string">
            <text:p>Molecular Oncology of Human Cancers and Sarcoma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Modulating Immunity with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Modulating Immunity with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Modulating Immunity with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8(0)</text:p>
          </table:table-cell>
          <table:table-cell office:value-type="string" calcext:value-type="string">
            <text:p>Molecular Oncology of Human Cancers and Sarcoma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Modulating Immunity with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Modulating Immunity with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Modulating Immunity with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Modulating Immunity with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Modulating Immunity with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Modulating Immunity with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Modulating Immunity with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8(0)</text:p>
          </table:table-cell>
          <table:table-cell office:value-type="string" calcext:value-type="string">
            <text:p>Molecular Oncology of Human Cancers and Sarcoma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Modulating Immunity with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0568(0)</text:p>
          </table:table-cell>
          <table:table-cell office:value-type="string" calcext:value-type="string">
            <text:p>Molecular Oncology of Human Cancers and Sarcoma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K-293 cells and human cancer cell lines, such as 143B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Modulating Immunity with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Modulating Immunity with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8(0)</text:p>
          </table:table-cell>
          <table:table-cell office:value-type="string" calcext:value-type="string">
            <text:p>Molecular Oncology of Human Cancers and Sarcoma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Modulating Immunity with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8(0)</text:p>
          </table:table-cell>
          <table:table-cell office:value-type="string" calcext:value-type="string">
            <text:p>Molecular Oncology of Human Cancers and Sarcoma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Modulating Immunity with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Modulating Immunity with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Modulating Immunity with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8(0)</text:p>
          </table:table-cell>
          <table:table-cell office:value-type="string" calcext:value-type="string">
            <text:p>Molecular Oncology of Human Cancers and Sarcoma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Modulating Immunity with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8(0)</text:p>
          </table:table-cell>
          <table:table-cell office:value-type="string" calcext:value-type="string">
            <text:p>Molecular Oncology of Human Cancers and Sarcoma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8(0)</text:p>
          </table:table-cell>
          <table:table-cell office:value-type="string" calcext:value-type="string">
            <text:p>Molecular Oncology of Human Cancers and Sarcoma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8(0)</text:p>
          </table:table-cell>
          <table:table-cell office:value-type="string" calcext:value-type="string">
            <text:p>Molecular Oncology of Human Cancers and Sarcoma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Modulating Immunity with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Modulating Immunity with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Modulating Immunity with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320(1)</text:p>
          </table:table-cell>
          <table:table-cell office:value-type="string" calcext:value-type="string">
            <text:p>Modulating Immunity with Protein Engineerin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epG2, HEK-293, THP1-Blue™ NF-kB Cells, HEK-Blue™ hTLR2, HEK-Blue™ hTLR4, HEK-Blue™ hTLR7, HEK-Blue™ hTLR8, HEK-Blue™ hTLR9, human immortalized Lymphatic Endothelial Cells (hiLEC).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Modulating Immunity with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PBMC purified from the blood leukocyte-depletion filte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BMC purified from the blood leukocyte-depletion filter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Modulating Immunity with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0568(0)</text:p>
          </table:table-cell>
          <table:table-cell office:value-type="string" calcext:value-type="string">
            <text:p>Molecular Oncology of Human Cancers and Sarcoma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320(1)</text:p>
          </table:table-cell>
          <table:table-cell office:value-type="string" calcext:value-type="string">
            <text:p>Modulating Immunity with Protein Engineering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3(1)</text:p>
          </table:table-cell>
          <table:table-cell office:value-type="string" calcext:value-type="string">
            <text:p>DNA cloning and viral vec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7(0)</text:p>
          </table:table-cell>
          <table:table-cell office:value-type="string" calcext:value-type="string">
            <text:p>Leukemia immunity 2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7(0)</text:p>
          </table:table-cell>
          <table:table-cell office:value-type="string" calcext:value-type="string">
            <text:p>Leukemia immunity 2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3(1)</text:p>
          </table:table-cell>
          <table:table-cell office:value-type="string" calcext:value-type="string">
            <text:p>DNA cloning and viral vec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7(0)</text:p>
          </table:table-cell>
          <table:table-cell office:value-type="string" calcext:value-type="string">
            <text:p>Leukemia immunity 2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7(0)</text:p>
          </table:table-cell>
          <table:table-cell office:value-type="string" calcext:value-type="string">
            <text:p>Leukemia immunity 2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7(0)</text:p>
          </table:table-cell>
          <table:table-cell office:value-type="string" calcext:value-type="string">
            <text:p>Leukemia immunity 2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7(0)</text:p>
          </table:table-cell>
          <table:table-cell office:value-type="string" calcext:value-type="string">
            <text:p>Leukemia immunity 2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7(0)</text:p>
          </table:table-cell>
          <table:table-cell office:value-type="string" calcext:value-type="string">
            <text:p>Leukemia immunity 2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3(1)</text:p>
          </table:table-cell>
          <table:table-cell office:value-type="string" calcext:value-type="string">
            <text:p>DNA cloning and viral vec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503(1)</text:p>
          </table:table-cell>
          <table:table-cell office:value-type="string" calcext:value-type="string">
            <text:p>DNA cloning and viral vector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Human cancer cell lines, HEK-293 cells and its derivatives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7(0)</text:p>
          </table:table-cell>
          <table:table-cell office:value-type="string" calcext:value-type="string">
            <text:p>Leukemia immunity 2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7(0)</text:p>
          </table:table-cell>
          <table:table-cell office:value-type="string" calcext:value-type="string">
            <text:p>Leukemia immunity 2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3(1)</text:p>
          </table:table-cell>
          <table:table-cell office:value-type="string" calcext:value-type="string">
            <text:p>DNA cloning and viral vec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7(0)</text:p>
          </table:table-cell>
          <table:table-cell office:value-type="string" calcext:value-type="string">
            <text:p>Leukemia immunity 2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3(1)</text:p>
          </table:table-cell>
          <table:table-cell office:value-type="string" calcext:value-type="string">
            <text:p>DNA cloning and viral vec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297(0)</text:p>
          </table:table-cell>
          <table:table-cell office:value-type="string" calcext:value-type="string">
            <text:p>Leukemia immunity 2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 table:visibility="filter">
          <table:table-cell office:value-type="string" calcext:value-type="string">
            <text:p>IBC1503(1)</text:p>
          </table:table-cell>
          <table:table-cell office:value-type="string" calcext:value-type="string">
            <text:p>DNA cloning and viral vectors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No Data</text:p>
          </table:table-cell>
          <table:table-cell table:number-columns-repeated="8" office:value-type="string" calcext:value-type="string">
            <text:p>No Data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IBC1297(0)</text:p>
          </table:table-cell>
          <table:table-cell office:value-type="string" calcext:value-type="string">
            <text:p>Leukemia immunity 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 Dat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hoenix</text:p>
          </table:table-cell>
          <table:table-cell table:number-columns-repeated="1012"/>
        </table:table-row>
        <table:table-row table:style-name="ro2" table:number-rows-repeated="104589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CBTO_Testing.A1:CBTO_Testing.L2677" table:display-filter-buttons="true">
          <table:filter>
            <table:filter-and>
              <table:filter-condition table:field-number="3" table:value="N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1T10:56:42.836656115</dc:date>
    <meta:editing-duration>PT5M41S</meta:editing-duration>
    <meta:editing-cycles>3</meta:editing-cycles>
    <meta:generator>LibreOffice/6.0.3.2$Linux_X86_64 LibreOffice_project/00m0$Build-2</meta:generator>
    <meta:document-statistic meta:table-count="1" meta:cell-count="32124" meta:object-count="0"/>
  </office:meta>
</office:document-meta>
</file>